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ns0:document-content xmlns:ns0="urn:oasis:names:tc:opendocument:xmlns:office:1.0" xmlns:ns1="urn:oasis:names:tc:opendocument:xmlns:style:1.0" xmlns:ns2="urn:oasis:names:tc:opendocument:xmlns:svg-compatible:1.0" xmlns:ns3="urn:oasis:names:tc:opendocument:xmlns:xsl-fo-compatible:1.0" xmlns:ns4="urn:oasis:names:tc:opendocument:xmlns:table:1.0" xmlns:ns5="urn:oasis:names:tc:opendocument:xmlns:text:1.0" ns0:version="1.4">
  <ns0:font-face-decls>
    <ns1:font-face ns1:name="Aptos" ns2:font-family="Aptos" ns1:font-family-generic="swiss" ns1:font-pitch="variable"/>
    <ns1:font-face ns1:name="Arial Unicode MS" ns2:font-family="Arial Unicode MS" ns1:font-family-generic="roman" ns1:font-pitch="variable" ns2:panose-1="2 11 6 4 2 2 2 2 2 4"/>
    <ns1:font-face ns1:name="Times New Roman" ns2:font-family="Times New Roman" ns1:font-family-generic="roman" ns1:font-pitch="variable" ns2:panose-1="2 2 6 3 5 4 5 2 3 4"/>
    <ns1:font-face ns1:name="Interstate" ns2:font-family="Interstate" ns1:font-family-generic="modern" ns1:font-pitch="variable"/>
    <ns1:font-face ns1:name="Aptos Display" ns2:font-family="Aptos Display" ns1:font-family-generic="swiss" ns1:font-pitch="variable"/>
    <ns1:font-face ns1:name="EC Square Sans Pro" ns2:font-family="EC Square Sans Pro" ns1:font-family-generic="swiss" ns1:font-pitch="variable"/>
    <ns1:font-face ns1:name="Source Sans Pro" ns2:font-family="Source Sans Pro" ns1:font-family-generic="swiss" ns1:font-pitch="variable" ns2:panose-1="2 11 5 3 3 4 3 2 2 4"/>
    <ns1:font-face ns1:name="Calibri" ns2:font-family="Calibri" ns1:font-family-generic="swiss" ns1:font-pitch="variable" ns2:panose-1="2 15 5 2 2 2 4 3 2 4"/>
    <ns1:font-face ns1:name="Consolas" ns2:font-family="Consolas" ns1:font-family-generic="modern" ns1:font-pitch="fixed" ns2:panose-1="2 11 6 9 2 2 4 3 2 4"/>
    <ns1:font-face ns1:name="Segoe UI" ns2:font-family="Segoe UI" ns1:font-family-generic="swiss" ns1:font-pitch="variable" ns2:panose-1="2 11 5 2 4 2 4 2 2 3"/>
  </ns0:font-face-decls>
  <ns0:automatic-styles>
    <ns1:style ns1:name="P1" ns1:parent-style-name="Standaard" ns1:master-page-name="MP0" ns1:family="paragraph">
      <ns1:paragraph-properties ns3:break-before="page"/>
    </ns1:style>
    <ns1:style ns1:name="T2" ns1:parent-style-name="Standaardalinea-lettertype" ns1:family="text">
      <ns1:text-properties ns3:font-weight="bold" ns1:font-weight-asian="bold" ns3:font-size="10pt" ns1:font-size-asian="10pt"/>
    </ns1:style>
    <ns1:style ns1:name="T3" ns1:parent-style-name="Standaardalinea-lettertype" ns1:family="text">
      <ns1:text-properties ns3:font-weight="bold" ns1:font-weight-asian="bold" ns3:letter-spacing="0.0034in" ns3:font-size="10pt" ns1:font-size-asian="10pt"/>
    </ns1:style>
    <ns1:style ns1:name="T4" ns1:parent-style-name="Standaardalinea-lettertype" ns1:family="text">
      <ns1:text-properties ns3:font-weight="bold" ns1:font-weight-asian="bold" ns3:font-size="10pt" ns1:font-size-asian="10pt"/>
    </ns1:style>
    <ns1:style ns1:name="T5" ns1:parent-style-name="Standaardalinea-lettertype" ns1:family="text">
      <ns1:text-properties ns3:font-weight="bold" ns1:font-weight-asian="bold" ns3:letter-spacing="0.0041in" ns3:font-size="10pt" ns1:font-size-asian="10pt"/>
    </ns1:style>
    <ns1:style ns1:name="T6" ns1:parent-style-name="Standaardalinea-lettertype" ns1:family="text">
      <ns1:text-properties ns3:font-size="10pt" ns1:font-size-asian="10pt"/>
    </ns1:style>
    <ns1:style ns1:name="T7" ns1:parent-style-name="Standaardalinea-lettertype" ns1:family="text">
      <ns1:text-properties ns3:letter-spacing="0.0048in" ns3:font-size="10pt" ns1:font-size-asian="10pt"/>
    </ns1:style>
    <ns1:style ns1:name="T8" ns1:parent-style-name="Standaardalinea-lettertype" ns1:family="text">
      <ns1:text-properties ns3:font-size="10pt" ns1:font-size-asian="10pt"/>
    </ns1:style>
    <ns1:style ns1:name="T9" ns1:parent-style-name="Standaardalinea-lettertype" ns1:family="text">
      <ns1:text-properties ns3:letter-spacing="0.0048in" ns3:font-size="10pt" ns1:font-size-asian="10pt"/>
    </ns1:style>
    <ns1:style ns1:name="T10" ns1:parent-style-name="Standaardalinea-lettertype" ns1:family="text">
      <ns1:text-properties ns3:font-size="10pt" ns1:font-size-asian="10pt"/>
    </ns1:style>
    <ns1:style ns1:name="T11" ns1:parent-style-name="Standaardalinea-lettertype" ns1:family="text">
      <ns1:text-properties ns3:letter-spacing="0.0048in" ns3:font-size="10pt" ns1:font-size-asian="10pt"/>
    </ns1:style>
    <ns1:style ns1:name="T12" ns1:parent-style-name="Standaardalinea-lettertype" ns1:family="text">
      <ns1:text-properties ns3:font-size="10pt" ns1:font-size-asian="10pt"/>
    </ns1:style>
    <ns1:style ns1:name="T13" ns1:parent-style-name="Standaardalinea-lettertype" ns1:family="text">
      <ns1:text-properties ns3:letter-spacing="0.0041in" ns3:font-size="10pt" ns1:font-size-asian="10pt"/>
    </ns1:style>
    <ns1:style ns1:name="T14" ns1:parent-style-name="Standaardalinea-lettertype" ns1:family="text">
      <ns1:text-properties ns3:font-size="10pt" ns1:font-size-asian="10pt"/>
    </ns1:style>
    <ns1:style ns1:name="T15" ns1:parent-style-name="Standaardalinea-lettertype" ns1:family="text">
      <ns1:text-properties ns3:letter-spacing="0.0048in" ns3:font-size="10pt" ns1:font-size-asian="10pt"/>
    </ns1:style>
    <ns1:style ns1:name="T16" ns1:parent-style-name="Standaardalinea-lettertype" ns1:family="text">
      <ns1:text-properties ns3:font-size="10pt" ns1:font-size-asian="10pt"/>
    </ns1:style>
    <ns1:style ns1:name="T17" ns1:parent-style-name="Standaardalinea-lettertype" ns1:family="text">
      <ns1:text-properties ns3:letter-spacing="0.0048in" ns3:font-size="10pt" ns1:font-size-asian="10pt"/>
    </ns1:style>
    <ns1:style ns1:name="T18" ns1:parent-style-name="Standaardalinea-lettertype" ns1:family="text">
      <ns1:text-properties ns3:font-size="10pt" ns1:font-size-asian="10pt"/>
    </ns1:style>
    <ns1:style ns1:name="T19" ns1:parent-style-name="Standaardalinea-lettertype" ns1:family="text">
      <ns1:text-properties ns3:letter-spacing="0.0048in" ns3:font-size="10pt" ns1:font-size-asian="10pt"/>
    </ns1:style>
    <ns1:style ns1:name="T20" ns1:parent-style-name="Standaardalinea-lettertype" ns1:family="text">
      <ns1:text-properties ns3:font-size="10pt" ns1:font-size-asian="10pt"/>
    </ns1:style>
    <ns1:style ns1:name="T21" ns1:parent-style-name="Standaardalinea-lettertype" ns1:family="text">
      <ns1:text-properties ns3:letter-spacing="0.0048in" ns3:font-size="10pt" ns1:font-size-asian="10pt"/>
    </ns1:style>
    <ns1:style ns1:name="T22" ns1:parent-style-name="Standaardalinea-lettertype" ns1:family="text">
      <ns1:text-properties ns3:letter-spacing="-0.0013in" ns3:font-size="10pt" ns1:font-size-asian="10pt"/>
    </ns1:style>
    <ns1:style ns1:name="TableColumn24" ns1:family="table-column">
      <ns1:table-column-properties ns1:column-width="0.0263in"/>
    </ns1:style>
    <ns1:style ns1:name="TableColumn25" ns1:family="table-column">
      <ns1:table-column-properties ns1:column-width="0.0125in"/>
    </ns1:style>
    <ns1:style ns1:name="TableColumn26" ns1:family="table-column">
      <ns1:table-column-properties ns1:column-width="1.4986in"/>
    </ns1:style>
    <ns1:style ns1:name="TableColumn27" ns1:family="table-column">
      <ns1:table-column-properties ns1:column-width="0.1965in"/>
    </ns1:style>
    <ns1:style ns1:name="TableColumn28" ns1:family="table-column">
      <ns1:table-column-properties ns1:column-width="1.1736in"/>
    </ns1:style>
    <ns1:style ns1:name="TableColumn29" ns1:family="table-column">
      <ns1:table-column-properties ns1:column-width="0.0986in"/>
    </ns1:style>
    <ns1:style ns1:name="TableColumn30" ns1:family="table-column">
      <ns1:table-column-properties ns1:column-width="3.7618in"/>
    </ns1:style>
    <ns1:style ns1:name="Table23" ns1:family="table">
      <ns1:table-properties ns1:width="6.768in" ns1:rel-width="100%" ns3:margin-left="0in" ns4:align="left"/>
    </ns1:style>
    <ns1:style ns1:name="TableRow31" ns1:family="table-row">
      <ns1:table-row-properties ns3:keep-together="always"/>
    </ns1:style>
    <ns1:style ns1:name="TableCell32" ns1:family="table-cell">
      <ns1:table-cell-properties ns3:border-top="none" ns3:border-left="none" ns3:border-bottom="0.0069in solid #25295B" ns3:border-right="none" ns1:writing-mode="lr-tb" ns3:padding-top="0in" ns3:padding-left="0in" ns3:padding-bottom="0in" ns3:padding-right="0in"/>
    </ns1:style>
    <ns1:style ns1:name="T33" ns1:parent-style-name="Standaardalinea-lettertype" ns1:family="text">
      <ns1:text-properties ns3:letter-spacing="-0.009in"/>
    </ns1:style>
    <ns1:style ns1:name="T34" ns1:parent-style-name="Standaardalinea-lettertype" ns1:family="text">
      <ns1:text-properties ns3:letter-spacing="-0.009in"/>
    </ns1:style>
    <ns1:style ns1:name="T35" ns1:parent-style-name="Standaardalinea-lettertype" ns1:family="text">
      <ns1:text-properties ns3:letter-spacing="-0.009in"/>
    </ns1:style>
    <ns1:style ns1:name="T36" ns1:parent-style-name="Standaardalinea-lettertype" ns1:family="text">
      <ns1:text-properties ns3:letter-spacing="-0.0013in"/>
    </ns1:style>
    <ns1:style ns1:name="TableCell37" ns1:family="table-cell">
      <ns1:table-cell-properties ns3:border-top="none" ns3:border-left="none" ns3:border-bottom="0.0069in solid #25295B" ns3:border-right="none" ns1:writing-mode="lr-tb" ns3:padding-top="0in" ns3:padding-left="0in" ns3:padding-bottom="0in" ns3:padding-right="0in"/>
    </ns1:style>
    <ns1:style ns1:name="T38" ns1:parent-style-name="Standaardalinea-lettertype" ns1:family="text">
      <ns1:text-properties ns3:letter-spacing="-0.0013in"/>
    </ns1:style>
    <ns1:style ns1:name="TableCell39" ns1:family="table-cell">
      <ns1:table-cell-properties ns3:border-top="none" ns3:border-left="none" ns3:border-bottom="0.0069in solid #25295B" ns3:border-right="none" ns1:writing-mode="lr-tb" ns3:padding-top="0in" ns3:padding-left="0in" ns3:padding-bottom="0in" ns3:padding-right="0in"/>
    </ns1:style>
    <ns1:style ns1:name="T40" ns1:parent-style-name="Standaardalinea-lettertype" ns1:family="text">
      <ns1:text-properties ns3:letter-spacing="-0.0013in"/>
    </ns1:style>
    <ns1:style ns1:name="TableRow41" ns1:family="table-row">
      <ns1:table-row-properties ns3:keep-together="always"/>
    </ns1:style>
    <ns1:style ns1:name="TableCell42" ns1:family="table-cell">
      <ns1:table-cell-properties ns3:border-top="0.0069in solid #25295B" ns3:border-left="none" ns3:border-bottom="0.0069in solid #25295B" ns3:border-right="none" ns1:writing-mode="lr-tb" ns3:padding-top="0in" ns3:padding-left="0in" ns3:padding-bottom="0in" ns3:padding-right="0in"/>
    </ns1:style>
    <ns1:style ns1:name="T43" ns1:parent-style-name="Standaardalinea-lettertype" ns1:family="text">
      <ns1:text-properties ns3:letter-spacing="-0.0097in"/>
    </ns1:style>
    <ns1:style ns1:name="T44" ns1:parent-style-name="Standaardalinea-lettertype" ns1:family="text">
      <ns1:text-properties ns3:letter-spacing="-0.009in"/>
    </ns1:style>
    <ns1:style ns1:name="T45" ns1:parent-style-name="Standaardalinea-lettertype" ns1:family="text">
      <ns1:text-properties ns3:letter-spacing="-0.0097in"/>
    </ns1:style>
    <ns1:style ns1:name="P46" ns1:parent-style-name="Standaard" ns1:family="paragraph">
      <ns1:text-properties ns3:font-size="5.5pt" ns1:font-size-asian="5.5pt"/>
    </ns1:style>
    <ns1:style ns1:name="T47" ns1:parent-style-name="Standaardalinea-lettertype" ns1:family="text">
      <ns1:text-properties ns3:letter-spacing="-0.0048in"/>
    </ns1:style>
    <ns1:style ns1:name="T48" ns1:parent-style-name="Standaardalinea-lettertype" ns1:family="text">
      <ns1:text-properties ns3:letter-spacing="-0.0048in"/>
    </ns1:style>
    <ns1:style ns1:name="T49" ns1:parent-style-name="Standaardalinea-lettertype" ns1:family="text">
      <ns1:text-properties ns3:letter-spacing="-0.0048in"/>
    </ns1:style>
    <ns1:style ns1:name="T50" ns1:parent-style-name="Standaardalinea-lettertype" ns1:family="text">
      <ns1:text-properties ns3:letter-spacing="-0.0048in"/>
    </ns1:style>
    <ns1:style ns1:name="T51" ns1:parent-style-name="Standaardalinea-lettertype" ns1:family="text">
      <ns1:text-properties ns3:letter-spacing="-0.0048in"/>
    </ns1:style>
    <ns1:style ns1:name="T52" ns1:parent-style-name="Standaardalinea-lettertype" ns1:family="text">
      <ns1:text-properties ns3:letter-spacing="-0.0048in"/>
    </ns1:style>
    <ns1:style ns1:name="T53" ns1:parent-style-name="Standaardalinea-lettertype" ns1:family="text">
      <ns1:text-properties ns3:letter-spacing="-0.0048in"/>
    </ns1:style>
    <ns1:style ns1:name="T54" ns1:parent-style-name="Standaardalinea-lettertype" ns1:family="text">
      <ns1:text-properties ns3:letter-spacing="-0.0048in"/>
    </ns1:style>
    <ns1:style ns1:name="T55" ns1:parent-style-name="Standaardalinea-lettertype" ns1:family="text">
      <ns1:text-properties ns3:letter-spacing="-0.0048in"/>
    </ns1:style>
    <ns1:style ns1:name="T56" ns1:parent-style-name="Standaardalinea-lettertype" ns1:family="text">
      <ns1:text-properties ns3:letter-spacing="-0.0048in"/>
    </ns1:style>
    <ns1:style ns1:name="T57" ns1:parent-style-name="Standaardalinea-lettertype" ns1:family="text">
      <ns1:text-properties ns3:letter-spacing="-0.0048in"/>
    </ns1:style>
    <ns1:style ns1:name="TableCell58" ns1:family="table-cell">
      <ns1:table-cell-properties ns3:border-top="0.0069in solid #25295B" ns3:border-left="none" ns3:border-bottom="0.0069in dotted #FFCA38" ns3:border-right="none" ns1:writing-mode="lr-tb" ns3:padding-top="0in" ns3:padding-left="0in" ns3:padding-bottom="0in" ns3:padding-right="0in"/>
    </ns1:style>
    <ns1:style ns1:name="T59" ns1:parent-style-name="Standaardalinea-lettertype" ns1:family="text">
      <ns1:text-properties ns3:font-weight="bold" ns1:font-weight-asian="bold"/>
    </ns1:style>
    <ns1:style ns1:name="T60" ns1:parent-style-name="Standaardalinea-lettertype" ns1:family="text">
      <ns1:text-properties ns3:font-weight="bold" ns1:font-weight-asian="bold" ns3:letter-spacing="-0.0013in"/>
    </ns1:style>
    <ns1:style ns1:name="T61" ns1:parent-style-name="Standaardalinea-lettertype" ns1:family="text">
      <ns1:text-properties ns3:font-weight="bold" ns1:font-weight-asian="bold" ns3:letter-spacing="-0.0083in"/>
    </ns1:style>
    <ns1:style ns1:name="T62" ns1:parent-style-name="Standaardalinea-lettertype" ns1:family="text">
      <ns1:text-properties ns3:font-weight="bold" ns1:font-weight-asian="bold" ns3:letter-spacing="-0.0013in"/>
    </ns1:style>
    <ns1:style ns1:name="T63" ns1:parent-style-name="Standaardalinea-lettertype" ns1:family="text">
      <ns1:text-properties ns3:font-weight="bold" ns1:font-weight-asian="bold" ns3:letter-spacing="-0.0083in"/>
    </ns1:style>
    <ns1:style ns1:name="T64" ns1:parent-style-name="Standaardalinea-lettertype" ns1:family="text">
      <ns1:text-properties ns3:font-weight="bold" ns1:font-weight-asian="bold" ns3:letter-spacing="-0.0013in"/>
    </ns1:style>
    <ns1:style ns1:name="TableCell65" ns1:family="table-cell">
      <ns1:table-cell-properties ns3:border-top="0.0069in solid #25295B" ns3:border-left="none" ns3:border-bottom="0.0069in dotted #FFCA38" ns3:border-right="none" ns1:writing-mode="lr-tb" ns3:padding-top="0in" ns3:padding-left="0in" ns3:padding-bottom="0in" ns3:padding-right="0in"/>
    </ns1:style>
    <ns1:style ns1:name="T66" ns1:parent-style-name="Standaardalinea-lettertype" ns1:family="text">
      <ns1:text-properties ns3:letter-spacing="-0.0041in"/>
    </ns1:style>
    <ns1:style ns1:name="T67" ns1:parent-style-name="Standaardalinea-lettertype" ns1:family="text">
      <ns1:text-properties ns3:letter-spacing="-0.0041in"/>
    </ns1:style>
    <ns1:style ns1:name="T68" ns1:parent-style-name="Standaardalinea-lettertype" ns1:family="text">
      <ns1:text-properties ns3:letter-spacing="-0.0041in"/>
    </ns1:style>
    <ns1:style ns1:name="T69" ns1:parent-style-name="Standaardalinea-lettertype" ns1:family="text">
      <ns1:text-properties ns3:letter-spacing="-0.0041in"/>
    </ns1:style>
    <ns1:style ns1:name="T70" ns1:parent-style-name="Standaardalinea-lettertype" ns1:family="text">
      <ns1:text-properties ns3:letter-spacing="-0.0041in"/>
    </ns1:style>
    <ns1:style ns1:name="T71" ns1:parent-style-name="Standaardalinea-lettertype" ns1:family="text">
      <ns1:text-properties ns3:letter-spacing="-0.0041in"/>
    </ns1:style>
    <ns1:style ns1:name="T72" ns1:parent-style-name="Standaardalinea-lettertype" ns1:family="text">
      <ns1:text-properties ns3:letter-spacing="-0.0041in"/>
    </ns1:style>
    <ns1:style ns1:name="T73" ns1:parent-style-name="Standaardalinea-lettertype" ns1:family="text">
      <ns1:text-properties ns3:letter-spacing="-0.0041in"/>
    </ns1:style>
    <ns1:style ns1:name="T74" ns1:parent-style-name="Standaardalinea-lettertype" ns1:family="text">
      <ns1:text-properties ns3:letter-spacing="-0.0041in"/>
    </ns1:style>
    <ns1:style ns1:name="T75" ns1:parent-style-name="Standaardalinea-lettertype" ns1:family="text">
      <ns1:text-properties ns3:letter-spacing="-0.0041in"/>
    </ns1:style>
    <ns1:style ns1:name="T76" ns1:parent-style-name="Standaardalinea-lettertype" ns1:family="text">
      <ns1:text-properties ns3:letter-spacing="-0.0041in"/>
    </ns1:style>
    <ns1:style ns1:name="T77" ns1:parent-style-name="Standaardalinea-lettertype" ns1:family="text">
      <ns1:text-properties ns3:letter-spacing="-0.0041in"/>
    </ns1:style>
    <ns1:style ns1:name="T78" ns1:parent-style-name="Standaardalinea-lettertype" ns1:family="text">
      <ns1:text-properties ns3:letter-spacing="-0.0041in"/>
    </ns1:style>
    <ns1:style ns1:name="T79" ns1:parent-style-name="Standaardalinea-lettertype" ns1:family="text">
      <ns1:text-properties ns3:letter-spacing="-0.0041in"/>
    </ns1:style>
    <ns1:style ns1:name="TableRow80" ns1:family="table-row">
      <ns1:table-row-properties ns3:keep-together="always"/>
    </ns1:style>
    <ns1:style ns1:name="P81" ns1:parent-style-name="Standaard" ns1:family="paragraph">
      <ns1:text-properties ns3:font-size="1pt" ns1:font-size-asian="1pt" ns1:font-size-complex="1pt"/>
    </ns1:style>
    <ns1:style ns1:name="TableCell82" ns1:family="table-cell">
      <ns1:table-cell-properties ns3:border-top="0.0069in dotted #FFCA38" ns3:border-left="none" ns3:border-bottom="0.0069in dotted #FFCA38" ns3:border-right="none" ns1:writing-mode="lr-tb" ns3:padding-top="0in" ns3:padding-left="0in" ns3:padding-bottom="0in" ns3:padding-right="0in"/>
    </ns1:style>
    <ns1:style ns1:name="T83" ns1:parent-style-name="Standaardalinea-lettertype" ns1:family="text">
      <ns1:text-properties ns3:font-weight="bold" ns1:font-weight-asian="bold"/>
    </ns1:style>
    <ns1:style ns1:name="T84" ns1:parent-style-name="Standaardalinea-lettertype" ns1:family="text">
      <ns1:text-properties ns3:font-weight="bold" ns1:font-weight-asian="bold" ns3:letter-spacing="-0.0104in"/>
    </ns1:style>
    <ns1:style ns1:name="T85" ns1:parent-style-name="Standaardalinea-lettertype" ns1:family="text">
      <ns1:text-properties ns3:font-weight="bold" ns1:font-weight-asian="bold"/>
    </ns1:style>
    <ns1:style ns1:name="T86" ns1:parent-style-name="Standaardalinea-lettertype" ns1:family="text">
      <ns1:text-properties ns3:font-weight="bold" ns1:font-weight-asian="bold" ns3:letter-spacing="-0.0013in"/>
    </ns1:style>
    <ns1:style ns1:name="TableCell87" ns1:family="table-cell">
      <ns1:table-cell-properties ns3:border-top="0.0069in dotted #FFCA38" ns3:border-left="none" ns3:border-bottom="0.0069in dotted #FFCA38" ns3:border-right="none" ns1:writing-mode="lr-tb" ns3:padding-top="0in" ns3:padding-left="0in" ns3:padding-bottom="0in" ns3:padding-right="0in"/>
    </ns1:style>
    <ns1:style ns1:name="T88" ns1:parent-style-name="Standaardalinea-lettertype" ns1:family="text">
      <ns1:text-properties ns3:letter-spacing="-0.0034in"/>
    </ns1:style>
    <ns1:style ns1:name="T89" ns1:parent-style-name="Standaardalinea-lettertype" ns1:family="text">
      <ns1:text-properties ns3:letter-spacing="-0.0034in"/>
    </ns1:style>
    <ns1:style ns1:name="T90" ns1:parent-style-name="Standaardalinea-lettertype" ns1:family="text">
      <ns1:text-properties ns3:letter-spacing="-0.0034in"/>
    </ns1:style>
    <ns1:style ns1:name="T91" ns1:parent-style-name="Standaardalinea-lettertype" ns1:family="text">
      <ns1:text-properties ns3:letter-spacing="-0.0034in"/>
    </ns1:style>
    <ns1:style ns1:name="T92" ns1:parent-style-name="Standaardalinea-lettertype" ns1:family="text">
      <ns1:text-properties ns3:letter-spacing="-0.0034in"/>
    </ns1:style>
    <ns1:style ns1:name="T93" ns1:parent-style-name="Standaardalinea-lettertype" ns1:family="text">
      <ns1:text-properties ns3:letter-spacing="-0.0034in"/>
    </ns1:style>
    <ns1:style ns1:name="T94" ns1:parent-style-name="Standaardalinea-lettertype" ns1:family="text">
      <ns1:text-properties ns3:letter-spacing="-0.0034in"/>
    </ns1:style>
    <ns1:style ns1:name="T95" ns1:parent-style-name="Standaardalinea-lettertype" ns1:family="text">
      <ns1:text-properties ns3:letter-spacing="-0.0034in"/>
    </ns1:style>
    <ns1:style ns1:name="T96" ns1:parent-style-name="Standaardalinea-lettertype" ns1:family="text">
      <ns1:text-properties ns3:letter-spacing="-0.0034in"/>
    </ns1:style>
    <ns1:style ns1:name="T97" ns1:parent-style-name="Standaardalinea-lettertype" ns1:family="text">
      <ns1:text-properties ns3:letter-spacing="-0.0034in"/>
    </ns1:style>
    <ns1:style ns1:name="T98" ns1:parent-style-name="Standaardalinea-lettertype" ns1:family="text">
      <ns1:text-properties ns3:letter-spacing="-0.0034in"/>
    </ns1:style>
    <ns1:style ns1:name="T99" ns1:parent-style-name="Standaardalinea-lettertype" ns1:family="text">
      <ns1:text-properties ns3:letter-spacing="-0.0034in"/>
    </ns1:style>
    <ns1:style ns1:name="TableRow100" ns1:family="table-row">
      <ns1:table-row-properties ns3:keep-together="always"/>
    </ns1:style>
    <ns1:style ns1:name="P101" ns1:parent-style-name="Standaard" ns1:family="paragraph">
      <ns1:text-properties ns3:font-size="1pt" ns1:font-size-asian="1pt" ns1:font-size-complex="1pt"/>
    </ns1:style>
    <ns1:style ns1:name="TableCell102" ns1:family="table-cell">
      <ns1:table-cell-properties ns3:border-top="0.0069in dotted #FFCA38" ns3:border-left="none" ns3:border-bottom="0.0069in solid #25295B" ns3:border-right="none" ns1:writing-mode="lr-tb" ns3:padding-top="0in" ns3:padding-left="0in" ns3:padding-bottom="0in" ns3:padding-right="0in"/>
    </ns1:style>
    <ns1:style ns1:name="T103" ns1:parent-style-name="Standaardalinea-lettertype" ns1:family="text">
      <ns1:text-properties ns3:font-weight="bold" ns1:font-weight-asian="bold"/>
    </ns1:style>
    <ns1:style ns1:name="T104" ns1:parent-style-name="Standaardalinea-lettertype" ns1:family="text">
      <ns1:text-properties ns3:font-weight="bold" ns1:font-weight-asian="bold" ns3:letter-spacing="-0.0104in"/>
    </ns1:style>
    <ns1:style ns1:name="T105" ns1:parent-style-name="Standaardalinea-lettertype" ns1:family="text">
      <ns1:text-properties ns3:font-weight="bold" ns1:font-weight-asian="bold"/>
    </ns1:style>
    <ns1:style ns1:name="T106" ns1:parent-style-name="Standaardalinea-lettertype" ns1:family="text">
      <ns1:text-properties ns3:font-weight="bold" ns1:font-weight-asian="bold" ns3:letter-spacing="-0.0013in"/>
    </ns1:style>
    <ns1:style ns1:name="TableCell107" ns1:family="table-cell">
      <ns1:table-cell-properties ns3:border-top="0.0069in dotted #FFCA38" ns3:border-left="none" ns3:border-bottom="0.0069in solid #25295B" ns3:border-right="none" ns1:writing-mode="lr-tb" ns3:padding-top="0in" ns3:padding-left="0in" ns3:padding-bottom="0in" ns3:padding-right="0in"/>
    </ns1:style>
    <ns1:style ns1:name="T108" ns1:parent-style-name="Standaardalinea-lettertype" ns1:family="text">
      <ns1:text-properties ns3:letter-spacing="-0.0034in"/>
    </ns1:style>
    <ns1:style ns1:name="T109" ns1:parent-style-name="Standaardalinea-lettertype" ns1:family="text">
      <ns1:text-properties ns3:letter-spacing="-0.0034in"/>
    </ns1:style>
    <ns1:style ns1:name="T110" ns1:parent-style-name="Standaardalinea-lettertype" ns1:family="text">
      <ns1:text-properties ns3:letter-spacing="-0.0034in"/>
    </ns1:style>
    <ns1:style ns1:name="T111" ns1:parent-style-name="Standaardalinea-lettertype" ns1:family="text">
      <ns1:text-properties ns3:letter-spacing="-0.0034in"/>
    </ns1:style>
    <ns1:style ns1:name="T112" ns1:parent-style-name="Standaardalinea-lettertype" ns1:family="text">
      <ns1:text-properties ns3:letter-spacing="-0.0034in"/>
    </ns1:style>
    <ns1:style ns1:name="T113" ns1:parent-style-name="Standaardalinea-lettertype" ns1:family="text">
      <ns1:text-properties ns3:letter-spacing="-0.0034in"/>
    </ns1:style>
    <ns1:style ns1:name="T114" ns1:parent-style-name="Standaardalinea-lettertype" ns1:family="text">
      <ns1:text-properties ns3:letter-spacing="-0.0034in"/>
    </ns1:style>
    <ns1:style ns1:name="T115" ns1:parent-style-name="Standaardalinea-lettertype" ns1:family="text">
      <ns1:text-properties ns3:letter-spacing="-0.0034in"/>
    </ns1:style>
    <ns1:style ns1:name="T116" ns1:parent-style-name="Standaardalinea-lettertype" ns1:family="text">
      <ns1:text-properties ns3:letter-spacing="-0.0034in"/>
    </ns1:style>
    <ns1:style ns1:name="T117" ns1:parent-style-name="Standaardalinea-lettertype" ns1:family="text">
      <ns1:text-properties ns3:letter-spacing="-0.0034in"/>
    </ns1:style>
    <ns1:style ns1:name="T118" ns1:parent-style-name="Standaardalinea-lettertype" ns1:family="text">
      <ns1:text-properties ns3:letter-spacing="-0.0034in"/>
    </ns1:style>
    <ns1:style ns1:name="T119" ns1:parent-style-name="Standaardalinea-lettertype" ns1:family="text">
      <ns1:text-properties ns3:letter-spacing="-0.0034in"/>
    </ns1:style>
    <ns1:style ns1:name="T120" ns1:parent-style-name="Standaardalinea-lettertype" ns1:family="text">
      <ns1:text-properties ns3:letter-spacing="-0.0034in"/>
    </ns1:style>
    <ns1:style ns1:name="TableRow121" ns1:family="table-row">
      <ns1:table-row-properties ns3:keep-together="always"/>
    </ns1:style>
    <ns1:style ns1:name="TableCell122" ns1:family="table-cell">
      <ns1:table-cell-properties ns3:border-top="0.0069in solid #25295B" ns3:border-left="none" ns3:border-bottom="0.0069in solid #25295B" ns3:border-right="none" ns1:writing-mode="lr-tb" ns3:padding-top="0in" ns3:padding-left="0in" ns3:padding-bottom="0in" ns3:padding-right="0in"/>
    </ns1:style>
    <ns1:style ns1:name="T123" ns1:parent-style-name="Standaardalinea-lettertype" ns1:family="text">
      <ns1:text-properties ns3:letter-spacing="-0.0097in"/>
    </ns1:style>
    <ns1:style ns1:name="T124" ns1:parent-style-name="Standaardalinea-lettertype" ns1:family="text">
      <ns1:text-properties ns3:letter-spacing="-0.009in"/>
    </ns1:style>
    <ns1:style ns1:name="T125" ns1:parent-style-name="Standaardalinea-lettertype" ns1:family="text">
      <ns1:text-properties ns3:letter-spacing="-0.0013in"/>
    </ns1:style>
    <ns1:style ns1:name="T126" ns1:parent-style-name="Standaardalinea-lettertype" ns1:family="text">
      <ns1:text-properties ns3:letter-spacing="-0.0069in"/>
    </ns1:style>
    <ns1:style ns1:name="T127" ns1:parent-style-name="Standaardalinea-lettertype" ns1:family="text">
      <ns1:text-properties ns3:letter-spacing="-0.0069in"/>
    </ns1:style>
    <ns1:style ns1:name="T128" ns1:parent-style-name="Standaardalinea-lettertype" ns1:family="text">
      <ns1:text-properties ns3:letter-spacing="-0.0069in"/>
    </ns1:style>
    <ns1:style ns1:name="T129" ns1:parent-style-name="Standaardalinea-lettertype" ns1:family="text">
      <ns1:text-properties ns3:letter-spacing="-0.0069in"/>
    </ns1:style>
    <ns1:style ns1:name="T130" ns1:parent-style-name="Standaardalinea-lettertype" ns1:family="text">
      <ns1:text-properties ns3:letter-spacing="-0.0027in"/>
    </ns1:style>
    <ns1:style ns1:name="T131" ns1:parent-style-name="Standaardalinea-lettertype" ns1:family="text">
      <ns1:text-properties ns3:letter-spacing="-0.0027in"/>
    </ns1:style>
    <ns1:style ns1:name="T132" ns1:parent-style-name="Standaardalinea-lettertype" ns1:family="text">
      <ns1:text-properties ns3:letter-spacing="-0.0027in"/>
    </ns1:style>
    <ns1:style ns1:name="T133" ns1:parent-style-name="Standaardalinea-lettertype" ns1:family="text">
      <ns1:text-properties ns3:letter-spacing="-0.0027in"/>
    </ns1:style>
    <ns1:style ns1:name="T134" ns1:parent-style-name="Standaardalinea-lettertype" ns1:family="text">
      <ns1:text-properties ns3:letter-spacing="-0.0027in"/>
    </ns1:style>
    <ns1:style ns1:name="T135" ns1:parent-style-name="Standaardalinea-lettertype" ns1:family="text">
      <ns1:text-properties ns3:letter-spacing="-0.0076in"/>
    </ns1:style>
    <ns1:style ns1:name="T136" ns1:parent-style-name="Standaardalinea-lettertype" ns1:family="text">
      <ns1:text-properties ns3:letter-spacing="-0.0076in"/>
    </ns1:style>
    <ns1:style ns1:name="T137" ns1:parent-style-name="Standaardalinea-lettertype" ns1:family="text">
      <ns1:text-properties ns3:letter-spacing="-0.0076in"/>
    </ns1:style>
    <ns1:style ns1:name="T138" ns1:parent-style-name="Standaardalinea-lettertype" ns1:family="text">
      <ns1:text-properties ns3:letter-spacing="-0.0076in"/>
    </ns1:style>
    <ns1:style ns1:name="T139" ns1:parent-style-name="Standaardalinea-lettertype" ns1:family="text">
      <ns1:text-properties ns3:letter-spacing="-0.0076in"/>
    </ns1:style>
    <ns1:style ns1:name="T140" ns1:parent-style-name="Standaardalinea-lettertype" ns1:family="text">
      <ns1:text-properties ns3:letter-spacing="-0.0027in"/>
    </ns1:style>
    <ns1:style ns1:name="T141" ns1:parent-style-name="Standaardalinea-lettertype" ns1:family="text">
      <ns1:text-properties ns3:letter-spacing="-0.0027in"/>
    </ns1:style>
    <ns1:style ns1:name="T142" ns1:parent-style-name="Standaardalinea-lettertype" ns1:family="text">
      <ns1:text-properties ns3:letter-spacing="-0.0027in"/>
    </ns1:style>
    <ns1:style ns1:name="T143" ns1:parent-style-name="Standaardalinea-lettertype" ns1:family="text">
      <ns1:text-properties ns3:letter-spacing="-0.0027in"/>
    </ns1:style>
    <ns1:style ns1:name="TableCell144" ns1:family="table-cell">
      <ns1:table-cell-properties ns3:border-top="0.0069in solid #25295B" ns3:border-left="none" ns3:border-bottom="0.0069in dotted #2D96D3" ns3:border-right="none" ns1:writing-mode="lr-tb" ns3:padding-top="0in" ns3:padding-left="0in" ns3:padding-bottom="0in" ns3:padding-right="0in"/>
    </ns1:style>
    <ns1:style ns1:name="T145" ns1:parent-style-name="Standaardalinea-lettertype" ns1:family="text">
      <ns1:text-properties ns3:font-weight="bold" ns1:font-weight-asian="bold"/>
    </ns1:style>
    <ns1:style ns1:name="T146" ns1:parent-style-name="Standaardalinea-lettertype" ns1:family="text">
      <ns1:text-properties ns3:font-weight="bold" ns1:font-weight-asian="bold" ns3:letter-spacing="-0.0104in"/>
    </ns1:style>
    <ns1:style ns1:name="T147" ns1:parent-style-name="Standaardalinea-lettertype" ns1:family="text">
      <ns1:text-properties ns3:font-weight="bold" ns1:font-weight-asian="bold"/>
    </ns1:style>
    <ns1:style ns1:name="T148" ns1:parent-style-name="Standaardalinea-lettertype" ns1:family="text">
      <ns1:text-properties ns3:font-weight="bold" ns1:font-weight-asian="bold" ns3:letter-spacing="-0.0104in"/>
    </ns1:style>
    <ns1:style ns1:name="T149" ns1:parent-style-name="Standaardalinea-lettertype" ns1:family="text">
      <ns1:text-properties ns3:font-weight="bold" ns1:font-weight-asian="bold"/>
    </ns1:style>
    <ns1:style ns1:name="T150" ns1:parent-style-name="Standaardalinea-lettertype" ns1:family="text">
      <ns1:text-properties ns3:font-weight="bold" ns1:font-weight-asian="bold" ns3:letter-spacing="-0.0013in"/>
    </ns1:style>
    <ns1:style ns1:name="TableCell151" ns1:family="table-cell">
      <ns1:table-cell-properties ns3:border-top="0.0069in solid #25295B" ns3:border-left="none" ns3:border-bottom="0.0069in dotted #2D96D3" ns3:border-right="none" ns1:writing-mode="lr-tb" ns3:padding-top="0in" ns3:padding-left="0in" ns3:padding-bottom="0in" ns3:padding-right="0in"/>
    </ns1:style>
    <ns1:style ns1:name="T152" ns1:parent-style-name="Standaardalinea-lettertype" ns1:family="text">
      <ns1:text-properties ns3:letter-spacing="-0.0027in"/>
    </ns1:style>
    <ns1:style ns1:name="T153" ns1:parent-style-name="Standaardalinea-lettertype" ns1:family="text">
      <ns1:text-properties ns3:letter-spacing="-0.0027in"/>
    </ns1:style>
    <ns1:style ns1:name="T154" ns1:parent-style-name="Standaardalinea-lettertype" ns1:family="text">
      <ns1:text-properties ns3:letter-spacing="-0.0027in"/>
    </ns1:style>
    <ns1:style ns1:name="T155" ns1:parent-style-name="Standaardalinea-lettertype" ns1:family="text">
      <ns1:text-properties ns3:letter-spacing="-0.0027in"/>
    </ns1:style>
    <ns1:style ns1:name="T156" ns1:parent-style-name="Standaardalinea-lettertype" ns1:family="text">
      <ns1:text-properties ns3:letter-spacing="-0.0027in"/>
    </ns1:style>
    <ns1:style ns1:name="T157" ns1:parent-style-name="Standaardalinea-lettertype" ns1:family="text">
      <ns1:text-properties ns3:letter-spacing="-0.0027in"/>
    </ns1:style>
    <ns1:style ns1:name="T158" ns1:parent-style-name="Standaardalinea-lettertype" ns1:family="text">
      <ns1:text-properties ns3:letter-spacing="-0.0027in"/>
    </ns1:style>
    <ns1:style ns1:name="T159" ns1:parent-style-name="Standaardalinea-lettertype" ns1:family="text">
      <ns1:text-properties ns3:letter-spacing="-0.0027in"/>
    </ns1:style>
    <ns1:style ns1:name="T160" ns1:parent-style-name="Standaardalinea-lettertype" ns1:family="text">
      <ns1:text-properties ns3:letter-spacing="-0.0027in"/>
    </ns1:style>
    <ns1:style ns1:name="T161" ns1:parent-style-name="Standaardalinea-lettertype" ns1:family="text">
      <ns1:text-properties ns3:letter-spacing="-0.0027in"/>
    </ns1:style>
    <ns1:style ns1:name="T162" ns1:parent-style-name="Standaardalinea-lettertype" ns1:family="text">
      <ns1:text-properties ns3:letter-spacing="-0.0027in"/>
    </ns1:style>
    <ns1:style ns1:name="T163" ns1:parent-style-name="Standaardalinea-lettertype" ns1:family="text">
      <ns1:text-properties ns3:letter-spacing="-0.0027in"/>
    </ns1:style>
    <ns1:style ns1:name="T164" ns1:parent-style-name="Standaardalinea-lettertype" ns1:family="text">
      <ns1:text-properties ns3:letter-spacing="-0.0027in"/>
    </ns1:style>
    <ns1:style ns1:name="T165" ns1:parent-style-name="Standaardalinea-lettertype" ns1:family="text">
      <ns1:text-properties ns3:letter-spacing="-0.0027in"/>
    </ns1:style>
    <ns1:style ns1:name="TableRow166" ns1:family="table-row">
      <ns1:table-row-properties ns3:keep-together="always"/>
    </ns1:style>
    <ns1:style ns1:name="P167" ns1:parent-style-name="Standaard" ns1:family="paragraph">
      <ns1:text-properties ns3:font-size="1pt" ns1:font-size-asian="1pt" ns1:font-size-complex="1pt"/>
    </ns1:style>
    <ns1:style ns1:name="TableCell168" ns1:family="table-cell">
      <ns1:table-cell-properties ns3:border-top="0.0069in dotted #2D96D3" ns3:border-left="none" ns3:border-bottom="0.0069in dotted #2D96D3" ns3:border-right="none" ns1:writing-mode="lr-tb" ns3:padding-top="0in" ns3:padding-left="0in" ns3:padding-bottom="0in" ns3:padding-right="0in"/>
    </ns1:style>
    <ns1:style ns1:name="T169" ns1:parent-style-name="Standaardalinea-lettertype" ns1:family="text">
      <ns1:text-properties ns3:font-weight="bold" ns1:font-weight-asian="bold"/>
    </ns1:style>
    <ns1:style ns1:name="T170" ns1:parent-style-name="Standaardalinea-lettertype" ns1:family="text">
      <ns1:text-properties ns3:font-weight="bold" ns1:font-weight-asian="bold" ns3:letter-spacing="-0.0104in"/>
    </ns1:style>
    <ns1:style ns1:name="T171" ns1:parent-style-name="Standaardalinea-lettertype" ns1:family="text">
      <ns1:text-properties ns3:font-weight="bold" ns1:font-weight-asian="bold"/>
    </ns1:style>
    <ns1:style ns1:name="T172" ns1:parent-style-name="Standaardalinea-lettertype" ns1:family="text">
      <ns1:text-properties ns3:font-weight="bold" ns1:font-weight-asian="bold" ns3:letter-spacing="-0.0104in"/>
    </ns1:style>
    <ns1:style ns1:name="T173" ns1:parent-style-name="Standaardalinea-lettertype" ns1:family="text">
      <ns1:text-properties ns3:font-weight="bold" ns1:font-weight-asian="bold"/>
    </ns1:style>
    <ns1:style ns1:name="T174" ns1:parent-style-name="Standaardalinea-lettertype" ns1:family="text">
      <ns1:text-properties ns3:font-weight="bold" ns1:font-weight-asian="bold" ns3:letter-spacing="-0.0013in"/>
    </ns1:style>
    <ns1:style ns1:name="TableCell175" ns1:family="table-cell">
      <ns1:table-cell-properties ns3:border-top="0.0069in dotted #2D96D3" ns3:border-left="none" ns3:border-bottom="0.0069in dotted #2D96D3" ns3:border-right="none" ns1:writing-mode="lr-tb" ns3:padding-top="0in" ns3:padding-left="0in" ns3:padding-bottom="0in" ns3:padding-right="0in"/>
    </ns1:style>
    <ns1:style ns1:name="T176" ns1:parent-style-name="Standaardalinea-lettertype" ns1:family="text">
      <ns1:text-properties ns3:letter-spacing="-0.0034in"/>
    </ns1:style>
    <ns1:style ns1:name="T177" ns1:parent-style-name="Standaardalinea-lettertype" ns1:family="text">
      <ns1:text-properties ns3:letter-spacing="-0.0034in"/>
    </ns1:style>
    <ns1:style ns1:name="T178" ns1:parent-style-name="Standaardalinea-lettertype" ns1:family="text">
      <ns1:text-properties ns3:letter-spacing="-0.0034in"/>
    </ns1:style>
    <ns1:style ns1:name="T179" ns1:parent-style-name="Standaardalinea-lettertype" ns1:family="text">
      <ns1:text-properties ns3:letter-spacing="-0.0034in"/>
    </ns1:style>
    <ns1:style ns1:name="T180" ns1:parent-style-name="Standaardalinea-lettertype" ns1:family="text">
      <ns1:text-properties ns3:letter-spacing="-0.0034in"/>
    </ns1:style>
    <ns1:style ns1:name="T181" ns1:parent-style-name="Standaardalinea-lettertype" ns1:family="text">
      <ns1:text-properties ns3:letter-spacing="-0.0034in"/>
    </ns1:style>
    <ns1:style ns1:name="T182" ns1:parent-style-name="Standaardalinea-lettertype" ns1:family="text">
      <ns1:text-properties ns3:letter-spacing="-0.0034in"/>
    </ns1:style>
    <ns1:style ns1:name="T183" ns1:parent-style-name="Standaardalinea-lettertype" ns1:family="text">
      <ns1:text-properties ns3:letter-spacing="-0.0034in"/>
    </ns1:style>
    <ns1:style ns1:name="T184" ns1:parent-style-name="Standaardalinea-lettertype" ns1:family="text">
      <ns1:text-properties ns3:letter-spacing="-0.0034in"/>
    </ns1:style>
    <ns1:style ns1:name="T185" ns1:parent-style-name="Standaardalinea-lettertype" ns1:family="text">
      <ns1:text-properties ns3:letter-spacing="-0.0034in"/>
    </ns1:style>
    <ns1:style ns1:name="T186" ns1:parent-style-name="Standaardalinea-lettertype" ns1:family="text">
      <ns1:text-properties ns3:letter-spacing="-0.0034in"/>
    </ns1:style>
    <ns1:style ns1:name="TableRow187" ns1:family="table-row">
      <ns1:table-row-properties ns3:keep-together="always"/>
    </ns1:style>
    <ns1:style ns1:name="P188" ns1:parent-style-name="Standaard" ns1:family="paragraph">
      <ns1:text-properties ns3:font-size="1pt" ns1:font-size-asian="1pt" ns1:font-size-complex="1pt"/>
    </ns1:style>
    <ns1:style ns1:name="TableCell189" ns1:family="table-cell">
      <ns1:table-cell-properties ns3:border-top="0.0069in dotted #2D96D3" ns3:border-left="none" ns3:border-bottom="0.0069in dotted #2D96D3" ns3:border-right="none" ns1:writing-mode="lr-tb" ns3:padding-top="0in" ns3:padding-left="0in" ns3:padding-bottom="0in" ns3:padding-right="0in"/>
    </ns1:style>
    <ns1:style ns1:name="T190" ns1:parent-style-name="Standaardalinea-lettertype" ns1:family="text">
      <ns1:text-properties ns3:font-weight="bold" ns1:font-weight-asian="bold"/>
    </ns1:style>
    <ns1:style ns1:name="T191" ns1:parent-style-name="Standaardalinea-lettertype" ns1:family="text">
      <ns1:text-properties ns3:font-weight="bold" ns1:font-weight-asian="bold" ns3:letter-spacing="-0.0013in"/>
    </ns1:style>
    <ns1:style ns1:name="TableCell192" ns1:family="table-cell">
      <ns1:table-cell-properties ns3:border-top="0.0069in dotted #2D96D3" ns3:border-left="none" ns3:border-bottom="0.0069in dotted #2D96D3" ns3:border-right="none" ns1:writing-mode="lr-tb" ns3:padding-top="0in" ns3:padding-left="0in" ns3:padding-bottom="0in" ns3:padding-right="0in"/>
    </ns1:style>
    <ns1:style ns1:name="T193" ns1:parent-style-name="Standaardalinea-lettertype" ns1:family="text">
      <ns1:text-properties ns3:letter-spacing="-0.0034in"/>
    </ns1:style>
    <ns1:style ns1:name="T194" ns1:parent-style-name="Standaardalinea-lettertype" ns1:family="text">
      <ns1:text-properties ns3:letter-spacing="-0.0034in"/>
    </ns1:style>
    <ns1:style ns1:name="T195" ns1:parent-style-name="Standaardalinea-lettertype" ns1:family="text">
      <ns1:text-properties ns3:letter-spacing="-0.0034in"/>
    </ns1:style>
    <ns1:style ns1:name="T196" ns1:parent-style-name="Standaardalinea-lettertype" ns1:family="text">
      <ns1:text-properties ns3:letter-spacing="-0.0034in"/>
    </ns1:style>
    <ns1:style ns1:name="T197" ns1:parent-style-name="Standaardalinea-lettertype" ns1:family="text">
      <ns1:text-properties ns3:letter-spacing="-0.0034in"/>
    </ns1:style>
    <ns1:style ns1:name="T198" ns1:parent-style-name="Standaardalinea-lettertype" ns1:family="text">
      <ns1:text-properties ns3:letter-spacing="-0.0034in"/>
    </ns1:style>
    <ns1:style ns1:name="T199" ns1:parent-style-name="Standaardalinea-lettertype" ns1:family="text">
      <ns1:text-properties ns3:letter-spacing="-0.0034in"/>
    </ns1:style>
    <ns1:style ns1:name="T200" ns1:parent-style-name="Standaardalinea-lettertype" ns1:family="text">
      <ns1:text-properties ns3:letter-spacing="-0.0034in"/>
    </ns1:style>
    <ns1:style ns1:name="T201" ns1:parent-style-name="Standaardalinea-lettertype" ns1:family="text">
      <ns1:text-properties ns3:letter-spacing="-0.0034in"/>
    </ns1:style>
    <ns1:style ns1:name="T202" ns1:parent-style-name="Standaardalinea-lettertype" ns1:family="text">
      <ns1:text-properties ns3:letter-spacing="-0.0027in"/>
    </ns1:style>
    <ns1:style ns1:name="T203" ns1:parent-style-name="Standaardalinea-lettertype" ns1:family="text">
      <ns1:text-properties ns3:letter-spacing="-0.0027in"/>
    </ns1:style>
    <ns1:style ns1:name="T204" ns1:parent-style-name="Standaardalinea-lettertype" ns1:family="text">
      <ns1:text-properties ns3:letter-spacing="-0.0027in"/>
    </ns1:style>
    <ns1:style ns1:name="T205" ns1:parent-style-name="Standaardalinea-lettertype" ns1:family="text">
      <ns1:text-properties ns3:letter-spacing="-0.0027in"/>
    </ns1:style>
    <ns1:style ns1:name="T206" ns1:parent-style-name="Standaardalinea-lettertype" ns1:family="text">
      <ns1:text-properties ns3:letter-spacing="-0.0027in"/>
    </ns1:style>
    <ns1:style ns1:name="T207" ns1:parent-style-name="Standaardalinea-lettertype" ns1:family="text">
      <ns1:text-properties ns3:letter-spacing="-0.0027in"/>
    </ns1:style>
    <ns1:style ns1:name="T208" ns1:parent-style-name="Standaardalinea-lettertype" ns1:family="text">
      <ns1:text-properties ns3:letter-spacing="-0.0027in"/>
    </ns1:style>
    <ns1:style ns1:name="T209" ns1:parent-style-name="Standaardalinea-lettertype" ns1:family="text">
      <ns1:text-properties ns3:letter-spacing="-0.0027in"/>
    </ns1:style>
    <ns1:style ns1:name="T210" ns1:parent-style-name="Standaardalinea-lettertype" ns1:family="text">
      <ns1:text-properties ns3:letter-spacing="-0.0027in"/>
    </ns1:style>
    <ns1:style ns1:name="T211" ns1:parent-style-name="Standaardalinea-lettertype" ns1:family="text">
      <ns1:text-properties ns3:letter-spacing="-0.0027in"/>
    </ns1:style>
    <ns1:style ns1:name="T212" ns1:parent-style-name="Standaardalinea-lettertype" ns1:family="text">
      <ns1:text-properties ns3:letter-spacing="-0.0027in"/>
    </ns1:style>
    <ns1:style ns1:name="T213" ns1:parent-style-name="Standaardalinea-lettertype" ns1:family="text">
      <ns1:text-properties ns3:letter-spacing="-0.0027in"/>
    </ns1:style>
    <ns1:style ns1:name="T214" ns1:parent-style-name="Standaardalinea-lettertype" ns1:family="text">
      <ns1:text-properties ns3:letter-spacing="-0.0027in"/>
    </ns1:style>
    <ns1:style ns1:name="T215" ns1:parent-style-name="Standaardalinea-lettertype" ns1:family="text">
      <ns1:text-properties ns3:letter-spacing="-0.0027in"/>
    </ns1:style>
    <ns1:style ns1:name="T216" ns1:parent-style-name="Standaardalinea-lettertype" ns1:family="text">
      <ns1:text-properties ns3:letter-spacing="-0.0027in"/>
    </ns1:style>
    <ns1:style ns1:name="T217" ns1:parent-style-name="Standaardalinea-lettertype" ns1:family="text">
      <ns1:text-properties ns3:letter-spacing="-0.0013in"/>
    </ns1:style>
    <ns1:style ns1:name="TableRow218" ns1:family="table-row">
      <ns1:table-row-properties ns3:keep-together="always"/>
    </ns1:style>
    <ns1:style ns1:name="P219" ns1:parent-style-name="Standaard" ns1:family="paragraph">
      <ns1:text-properties ns3:font-size="1pt" ns1:font-size-asian="1pt" ns1:font-size-complex="1pt"/>
    </ns1:style>
    <ns1:style ns1:name="TableCell220" ns1:family="table-cell">
      <ns1:table-cell-properties ns3:border-top="0.0069in dotted #2D96D3" ns3:border-left="none" ns3:border-bottom="0.0069in dotted #2D96D3" ns3:border-right="none" ns1:writing-mode="lr-tb" ns3:padding-top="0in" ns3:padding-left="0in" ns3:padding-bottom="0in" ns3:padding-right="0in"/>
    </ns1:style>
    <ns1:style ns1:name="T221" ns1:parent-style-name="Standaardalinea-lettertype" ns1:family="text">
      <ns1:text-properties ns3:font-weight="bold" ns1:font-weight-asian="bold"/>
    </ns1:style>
    <ns1:style ns1:name="T222" ns1:parent-style-name="Standaardalinea-lettertype" ns1:family="text">
      <ns1:text-properties ns3:font-weight="bold" ns1:font-weight-asian="bold" ns3:letter-spacing="-0.0104in"/>
    </ns1:style>
    <ns1:style ns1:name="T223" ns1:parent-style-name="Standaardalinea-lettertype" ns1:family="text">
      <ns1:text-properties ns3:font-weight="bold" ns1:font-weight-asian="bold"/>
    </ns1:style>
    <ns1:style ns1:name="T224" ns1:parent-style-name="Standaardalinea-lettertype" ns1:family="text">
      <ns1:text-properties ns3:font-weight="bold" ns1:font-weight-asian="bold" ns3:letter-spacing="-0.0013in"/>
    </ns1:style>
    <ns1:style ns1:name="TableCell225" ns1:family="table-cell">
      <ns1:table-cell-properties ns3:border-top="0.0069in dotted #2D96D3" ns3:border-left="none" ns3:border-bottom="0.0069in dotted #2D96D3" ns3:border-right="none" ns1:writing-mode="lr-tb" ns3:padding-top="0in" ns3:padding-left="0in" ns3:padding-bottom="0in" ns3:padding-right="0in"/>
    </ns1:style>
    <ns1:style ns1:name="T226" ns1:parent-style-name="Standaardalinea-lettertype" ns1:family="text">
      <ns1:text-properties ns3:letter-spacing="-0.0034in"/>
    </ns1:style>
    <ns1:style ns1:name="T227" ns1:parent-style-name="Standaardalinea-lettertype" ns1:family="text">
      <ns1:text-properties ns3:letter-spacing="-0.0034in"/>
    </ns1:style>
    <ns1:style ns1:name="T228" ns1:parent-style-name="Standaardalinea-lettertype" ns1:family="text">
      <ns1:text-properties ns3:letter-spacing="-0.0034in"/>
    </ns1:style>
    <ns1:style ns1:name="T229" ns1:parent-style-name="Standaardalinea-lettertype" ns1:family="text">
      <ns1:text-properties ns3:letter-spacing="-0.0034in"/>
    </ns1:style>
    <ns1:style ns1:name="T230" ns1:parent-style-name="Standaardalinea-lettertype" ns1:family="text">
      <ns1:text-properties ns3:letter-spacing="-0.0034in"/>
    </ns1:style>
    <ns1:style ns1:name="T231" ns1:parent-style-name="Standaardalinea-lettertype" ns1:family="text">
      <ns1:text-properties ns3:letter-spacing="-0.0034in"/>
    </ns1:style>
    <ns1:style ns1:name="T232" ns1:parent-style-name="Standaardalinea-lettertype" ns1:family="text">
      <ns1:text-properties ns3:letter-spacing="-0.0034in"/>
    </ns1:style>
    <ns1:style ns1:name="T233" ns1:parent-style-name="Standaardalinea-lettertype" ns1:family="text">
      <ns1:text-properties ns3:letter-spacing="-0.0034in"/>
    </ns1:style>
    <ns1:style ns1:name="T234" ns1:parent-style-name="Standaardalinea-lettertype" ns1:family="text">
      <ns1:text-properties ns3:letter-spacing="-0.0034in"/>
    </ns1:style>
    <ns1:style ns1:name="T235" ns1:parent-style-name="Standaardalinea-lettertype" ns1:family="text">
      <ns1:text-properties ns3:letter-spacing="-0.0034in"/>
    </ns1:style>
    <ns1:style ns1:name="T236" ns1:parent-style-name="Standaardalinea-lettertype" ns1:family="text">
      <ns1:text-properties ns3:letter-spacing="-0.0034in"/>
    </ns1:style>
    <ns1:style ns1:name="T237" ns1:parent-style-name="Standaardalinea-lettertype" ns1:family="text">
      <ns1:text-properties ns3:letter-spacing="-0.0034in"/>
    </ns1:style>
    <ns1:style ns1:name="T238" ns1:parent-style-name="Standaardalinea-lettertype" ns1:family="text">
      <ns1:text-properties ns3:letter-spacing="-0.0034in"/>
    </ns1:style>
    <ns1:style ns1:name="TableRow239" ns1:family="table-row">
      <ns1:table-row-properties ns3:keep-together="always"/>
    </ns1:style>
    <ns1:style ns1:name="P240" ns1:parent-style-name="Standaard" ns1:family="paragraph">
      <ns1:text-properties ns3:font-size="1pt" ns1:font-size-asian="1pt" ns1:font-size-complex="1pt"/>
    </ns1:style>
    <ns1:style ns1:name="TableCell241" ns1:family="table-cell">
      <ns1:table-cell-properties ns3:border-top="0.0069in dotted #2D96D3" ns3:border-left="none" ns3:border-bottom="0.0069in dotted #2D96D3" ns3:border-right="none" ns1:writing-mode="lr-tb" ns3:padding-top="0in" ns3:padding-left="0in" ns3:padding-bottom="0in" ns3:padding-right="0in"/>
    </ns1:style>
    <ns1:style ns1:name="T242" ns1:parent-style-name="Standaardalinea-lettertype" ns1:family="text">
      <ns1:text-properties ns3:font-weight="bold" ns1:font-weight-asian="bold"/>
    </ns1:style>
    <ns1:style ns1:name="T243" ns1:parent-style-name="Standaardalinea-lettertype" ns1:family="text">
      <ns1:text-properties ns3:font-weight="bold" ns1:font-weight-asian="bold" ns3:letter-spacing="-0.0013in"/>
    </ns1:style>
    <ns1:style ns1:name="TableCell244" ns1:family="table-cell">
      <ns1:table-cell-properties ns3:border-top="0.0069in dotted #2D96D3" ns3:border-left="none" ns3:border-bottom="0.0069in dotted #2D96D3" ns3:border-right="none" ns1:writing-mode="lr-tb" ns3:padding-top="0in" ns3:padding-left="0in" ns3:padding-bottom="0in" ns3:padding-right="0in"/>
    </ns1:style>
    <ns1:style ns1:name="T245" ns1:parent-style-name="Standaardalinea-lettertype" ns1:family="text">
      <ns1:text-properties ns3:letter-spacing="-0.0027in"/>
    </ns1:style>
    <ns1:style ns1:name="T246" ns1:parent-style-name="Standaardalinea-lettertype" ns1:family="text">
      <ns1:text-properties ns3:letter-spacing="-0.0027in"/>
    </ns1:style>
    <ns1:style ns1:name="T247" ns1:parent-style-name="Standaardalinea-lettertype" ns1:family="text">
      <ns1:text-properties ns3:letter-spacing="-0.0027in"/>
    </ns1:style>
    <ns1:style ns1:name="T248" ns1:parent-style-name="Standaardalinea-lettertype" ns1:family="text">
      <ns1:text-properties ns3:letter-spacing="-0.0027in"/>
    </ns1:style>
    <ns1:style ns1:name="T249" ns1:parent-style-name="Standaardalinea-lettertype" ns1:family="text">
      <ns1:text-properties ns3:letter-spacing="-0.0027in"/>
    </ns1:style>
    <ns1:style ns1:name="T250" ns1:parent-style-name="Standaardalinea-lettertype" ns1:family="text">
      <ns1:text-properties ns3:letter-spacing="-0.0027in"/>
    </ns1:style>
    <ns1:style ns1:name="T251" ns1:parent-style-name="Standaardalinea-lettertype" ns1:family="text">
      <ns1:text-properties ns3:letter-spacing="-0.0027in"/>
    </ns1:style>
    <ns1:style ns1:name="T252" ns1:parent-style-name="Standaardalinea-lettertype" ns1:family="text">
      <ns1:text-properties ns3:letter-spacing="-0.0027in"/>
    </ns1:style>
    <ns1:style ns1:name="T253" ns1:parent-style-name="Standaardalinea-lettertype" ns1:family="text">
      <ns1:text-properties ns3:letter-spacing="-0.0027in"/>
    </ns1:style>
    <ns1:style ns1:name="T254" ns1:parent-style-name="Standaardalinea-lettertype" ns1:family="text">
      <ns1:text-properties ns3:letter-spacing="-0.0027in"/>
    </ns1:style>
    <ns1:style ns1:name="T255" ns1:parent-style-name="Standaardalinea-lettertype" ns1:family="text">
      <ns1:text-properties ns3:letter-spacing="-0.0027in"/>
    </ns1:style>
    <ns1:style ns1:name="T256" ns1:parent-style-name="Standaardalinea-lettertype" ns1:family="text">
      <ns1:text-properties ns3:letter-spacing="-0.0027in"/>
    </ns1:style>
    <ns1:style ns1:name="T257" ns1:parent-style-name="Standaardalinea-lettertype" ns1:family="text">
      <ns1:text-properties ns3:letter-spacing="-0.0027in"/>
    </ns1:style>
    <ns1:style ns1:name="T258" ns1:parent-style-name="Standaardalinea-lettertype" ns1:family="text">
      <ns1:text-properties ns3:letter-spacing="-0.0027in"/>
    </ns1:style>
    <ns1:style ns1:name="T259" ns1:parent-style-name="Standaardalinea-lettertype" ns1:family="text">
      <ns1:text-properties ns3:letter-spacing="-0.0027in"/>
    </ns1:style>
    <ns1:style ns1:name="T260" ns1:parent-style-name="Standaardalinea-lettertype" ns1:family="text">
      <ns1:text-properties ns3:letter-spacing="-0.0013in"/>
    </ns1:style>
    <ns1:style ns1:name="TableRow261" ns1:family="table-row">
      <ns1:table-row-properties ns3:keep-together="always"/>
    </ns1:style>
    <ns1:style ns1:name="P262" ns1:parent-style-name="Standaard" ns1:family="paragraph">
      <ns1:text-properties ns3:font-size="1pt" ns1:font-size-asian="1pt" ns1:font-size-complex="1pt"/>
    </ns1:style>
    <ns1:style ns1:name="TableCell263" ns1:family="table-cell">
      <ns1:table-cell-properties ns3:border-top="0.0069in dotted #2D96D3" ns3:border-left="none" ns3:border-bottom="0.0069in solid #25295B" ns3:border-right="none" ns1:writing-mode="lr-tb" ns3:padding-top="0in" ns3:padding-left="0in" ns3:padding-bottom="0in" ns3:padding-right="0in"/>
    </ns1:style>
    <ns1:style ns1:name="T264" ns1:parent-style-name="Standaardalinea-lettertype" ns1:family="text">
      <ns1:text-properties ns3:font-weight="bold" ns1:font-weight-asian="bold"/>
    </ns1:style>
    <ns1:style ns1:name="T265" ns1:parent-style-name="Standaardalinea-lettertype" ns1:family="text">
      <ns1:text-properties ns3:font-weight="bold" ns1:font-weight-asian="bold" ns3:letter-spacing="-0.0104in"/>
    </ns1:style>
    <ns1:style ns1:name="T266" ns1:parent-style-name="Standaardalinea-lettertype" ns1:family="text">
      <ns1:text-properties ns3:font-weight="bold" ns1:font-weight-asian="bold"/>
    </ns1:style>
    <ns1:style ns1:name="T267" ns1:parent-style-name="Standaardalinea-lettertype" ns1:family="text">
      <ns1:text-properties ns3:font-weight="bold" ns1:font-weight-asian="bold" ns3:letter-spacing="-0.0104in"/>
    </ns1:style>
    <ns1:style ns1:name="T268" ns1:parent-style-name="Standaardalinea-lettertype" ns1:family="text">
      <ns1:text-properties ns3:font-weight="bold" ns1:font-weight-asian="bold"/>
    </ns1:style>
    <ns1:style ns1:name="T269" ns1:parent-style-name="Standaardalinea-lettertype" ns1:family="text">
      <ns1:text-properties ns3:font-weight="bold" ns1:font-weight-asian="bold" ns3:letter-spacing="-0.0013in"/>
    </ns1:style>
    <ns1:style ns1:name="TableCell270" ns1:family="table-cell">
      <ns1:table-cell-properties ns3:border-top="0.0069in dotted #2D96D3" ns3:border-left="none" ns3:border-bottom="0.0069in solid #25295B" ns3:border-right="none" ns1:writing-mode="lr-tb" ns3:padding-top="0in" ns3:padding-left="0in" ns3:padding-bottom="0in" ns3:padding-right="0in"/>
    </ns1:style>
    <ns1:style ns1:name="T271" ns1:parent-style-name="Standaardalinea-lettertype" ns1:family="text">
      <ns1:text-properties ns3:letter-spacing="-0.0027in"/>
    </ns1:style>
    <ns1:style ns1:name="T272" ns1:parent-style-name="Standaardalinea-lettertype" ns1:family="text">
      <ns1:text-properties ns3:letter-spacing="-0.0013in"/>
    </ns1:style>
    <ns1:style ns1:name="T273" ns1:parent-style-name="Standaardalinea-lettertype" ns1:family="text">
      <ns1:text-properties ns3:letter-spacing="-0.0006in"/>
    </ns1:style>
    <ns1:style ns1:name="T274" ns1:parent-style-name="Standaardalinea-lettertype" ns1:family="text">
      <ns1:text-properties ns3:letter-spacing="-0.0013in"/>
    </ns1:style>
    <ns1:style ns1:name="T275" ns1:parent-style-name="Standaardalinea-lettertype" ns1:family="text">
      <ns1:text-properties ns3:letter-spacing="-0.0006in"/>
    </ns1:style>
    <ns1:style ns1:name="T276" ns1:parent-style-name="Standaardalinea-lettertype" ns1:family="text">
      <ns1:text-properties ns3:letter-spacing="-0.0013in"/>
    </ns1:style>
    <ns1:style ns1:name="T277" ns1:parent-style-name="Standaardalinea-lettertype" ns1:family="text">
      <ns1:text-properties ns3:letter-spacing="-0.0006in"/>
    </ns1:style>
    <ns1:style ns1:name="T278" ns1:parent-style-name="Standaardalinea-lettertype" ns1:family="text">
      <ns1:text-properties ns3:letter-spacing="-0.0013in"/>
    </ns1:style>
    <ns1:style ns1:name="T279" ns1:parent-style-name="Standaardalinea-lettertype" ns1:family="text">
      <ns1:text-properties ns3:letter-spacing="-0.0013in"/>
    </ns1:style>
    <ns1:style ns1:name="T280" ns1:parent-style-name="Standaardalinea-lettertype" ns1:family="text">
      <ns1:text-properties ns3:letter-spacing="-0.0006in"/>
    </ns1:style>
    <ns1:style ns1:name="T281" ns1:parent-style-name="Standaardalinea-lettertype" ns1:family="text">
      <ns1:text-properties ns3:letter-spacing="-0.0013in"/>
    </ns1:style>
    <ns1:style ns1:name="T282" ns1:parent-style-name="Standaardalinea-lettertype" ns1:family="text">
      <ns1:text-properties ns3:letter-spacing="-0.0006in"/>
    </ns1:style>
    <ns1:style ns1:name="T283" ns1:parent-style-name="Standaardalinea-lettertype" ns1:family="text">
      <ns1:text-properties ns3:letter-spacing="-0.0013in"/>
    </ns1:style>
    <ns1:style ns1:name="T284" ns1:parent-style-name="Standaardalinea-lettertype" ns1:family="text">
      <ns1:text-properties ns3:letter-spacing="-0.0006in"/>
    </ns1:style>
    <ns1:style ns1:name="T285" ns1:parent-style-name="Standaardalinea-lettertype" ns1:family="text">
      <ns1:text-properties ns3:letter-spacing="-0.0013in"/>
    </ns1:style>
    <ns1:style ns1:name="TableRow286" ns1:family="table-row">
      <ns1:table-row-properties ns3:keep-together="always"/>
    </ns1:style>
    <ns1:style ns1:name="TableCell287" ns1:family="table-cell">
      <ns1:table-cell-properties ns3:border-top="0.0069in solid #25295B" ns3:border-left="none" ns3:border-bottom="0.0069in solid #25295B" ns3:border-right="none" ns1:writing-mode="lr-tb" ns3:padding-top="0in" ns3:padding-left="0in" ns3:padding-bottom="0in" ns3:padding-right="0in"/>
    </ns1:style>
    <ns1:style ns1:name="P288" ns1:parent-style-name="TableParagraph" ns1:family="paragraph">
      <ns1:paragraph-properties ns3:margin-top="0in"/>
      <ns1:text-properties ns1:font-name="Times New Roman" ns3:font-size="10pt" ns1:font-size-asian="10pt"/>
    </ns1:style>
    <ns1:style ns1:name="TableCell289" ns1:family="table-cell">
      <ns1:table-cell-properties ns3:border-top="0.0069in solid #25295B" ns3:border-left="none" ns3:border-bottom="0.0069in solid #25295B" ns3:border-right="none" ns1:writing-mode="lr-tb" ns3:padding-top="0in" ns3:padding-left="0in" ns3:padding-bottom="0in" ns3:padding-right="0in"/>
    </ns1:style>
    <ns1:style ns1:name="P290" ns1:parent-style-name="TableParagraph" ns1:family="paragraph">
      <ns1:paragraph-properties ns3:margin-top="0in"/>
    </ns1:style>
    <ns1:style ns1:name="T291" ns1:parent-style-name="Standaardalinea-lettertype" ns1:family="text">
      <ns1:text-properties ns3:font-size="10pt" ns1:font-size-asian="10pt"/>
    </ns1:style>
    <ns1:style ns1:name="T292" ns1:parent-style-name="Standaardalinea-lettertype" ns1:family="text">
      <ns1:text-properties ns3:letter-spacing="-0.0013in" ns3:font-size="10pt" ns1:font-size-asian="10pt"/>
    </ns1:style>
    <ns1:style ns1:name="P293" ns1:parent-style-name="TableParagraph" ns1:family="paragraph">
      <ns1:paragraph-properties ns3:margin-top="0.0833in" ns3:margin-right="0.2958in"/>
    </ns1:style>
    <ns1:style ns1:name="T294" ns1:parent-style-name="Standaardalinea-lettertype" ns1:family="text">
      <ns1:text-properties ns3:font-size="10pt" ns1:font-size-asian="10pt"/>
    </ns1:style>
    <ns1:style ns1:name="T295" ns1:parent-style-name="Standaardalinea-lettertype" ns1:family="text">
      <ns1:text-properties ns3:letter-spacing="-0.0062in" ns3:font-size="10pt" ns1:font-size-asian="10pt"/>
    </ns1:style>
    <ns1:style ns1:name="T296" ns1:parent-style-name="Standaardalinea-lettertype" ns1:family="text">
      <ns1:text-properties ns3:font-size="10pt" ns1:font-size-asian="10pt"/>
    </ns1:style>
    <ns1:style ns1:name="T297" ns1:parent-style-name="Standaardalinea-lettertype" ns1:family="text">
      <ns1:text-properties ns3:letter-spacing="-0.0062in" ns3:font-size="10pt" ns1:font-size-asian="10pt"/>
    </ns1:style>
    <ns1:style ns1:name="T298" ns1:parent-style-name="Standaardalinea-lettertype" ns1:family="text">
      <ns1:text-properties ns3:font-size="10pt" ns1:font-size-asian="10pt"/>
    </ns1:style>
    <ns1:style ns1:name="T299" ns1:parent-style-name="Standaardalinea-lettertype" ns1:family="text">
      <ns1:text-properties ns3:letter-spacing="-0.0062in" ns3:font-size="10pt" ns1:font-size-asian="10pt"/>
    </ns1:style>
    <ns1:style ns1:name="T300" ns1:parent-style-name="Standaardalinea-lettertype" ns1:family="text">
      <ns1:text-properties ns3:font-size="10pt" ns1:font-size-asian="10pt"/>
    </ns1:style>
    <ns1:style ns1:name="T301" ns1:parent-style-name="Standaardalinea-lettertype" ns1:family="text">
      <ns1:text-properties ns3:letter-spacing="-0.0062in" ns3:font-size="10pt" ns1:font-size-asian="10pt"/>
    </ns1:style>
    <ns1:style ns1:name="T302" ns1:parent-style-name="Standaardalinea-lettertype" ns1:family="text">
      <ns1:text-properties ns3:font-size="10pt" ns1:font-size-asian="10pt"/>
    </ns1:style>
    <ns1:style ns1:name="T303" ns1:parent-style-name="Standaardalinea-lettertype" ns1:family="text">
      <ns1:text-properties ns3:letter-spacing="-0.0062in" ns3:font-size="10pt" ns1:font-size-asian="10pt"/>
    </ns1:style>
    <ns1:style ns1:name="T304" ns1:parent-style-name="Standaardalinea-lettertype" ns1:family="text">
      <ns1:text-properties ns3:font-size="10pt" ns1:font-size-asian="10pt"/>
    </ns1:style>
    <ns1:style ns1:name="T305" ns1:parent-style-name="Standaardalinea-lettertype" ns1:family="text">
      <ns1:text-properties ns3:letter-spacing="-0.0062in" ns3:font-size="10pt" ns1:font-size-asian="10pt"/>
    </ns1:style>
    <ns1:style ns1:name="T306" ns1:parent-style-name="Standaardalinea-lettertype" ns1:family="text">
      <ns1:text-properties ns3:font-size="10pt" ns1:font-size-asian="10pt"/>
    </ns1:style>
    <ns1:style ns1:name="T307" ns1:parent-style-name="Standaardalinea-lettertype" ns1:family="text">
      <ns1:text-properties ns3:font-size="10pt" ns1:font-size-asian="10pt"/>
    </ns1:style>
    <ns1:style ns1:name="T308" ns1:parent-style-name="Standaardalinea-lettertype" ns1:family="text">
      <ns1:text-properties ns3:letter-spacing="-0.0006in" ns3:font-size="10pt" ns1:font-size-asian="10pt"/>
    </ns1:style>
    <ns1:style ns1:name="T309" ns1:parent-style-name="Standaardalinea-lettertype" ns1:family="text">
      <ns1:text-properties ns3:font-size="10pt" ns1:font-size-asian="10pt"/>
    </ns1:style>
    <ns1:style ns1:name="T310" ns1:parent-style-name="Standaardalinea-lettertype" ns1:family="text">
      <ns1:text-properties ns3:letter-spacing="-0.0006in" ns3:font-size="10pt" ns1:font-size-asian="10pt"/>
    </ns1:style>
    <ns1:style ns1:name="T311" ns1:parent-style-name="Standaardalinea-lettertype" ns1:family="text">
      <ns1:text-properties ns3:font-size="10pt" ns1:font-size-asian="10pt"/>
    </ns1:style>
    <ns1:style ns1:name="T312" ns1:parent-style-name="Standaardalinea-lettertype" ns1:family="text">
      <ns1:text-properties ns3:letter-spacing="-0.0006in" ns3:font-size="10pt" ns1:font-size-asian="10pt"/>
    </ns1:style>
    <ns1:style ns1:name="T313" ns1:parent-style-name="Standaardalinea-lettertype" ns1:family="text">
      <ns1:text-properties ns3:font-size="10pt" ns1:font-size-asian="10pt"/>
    </ns1:style>
    <ns1:style ns1:name="T314" ns1:parent-style-name="Standaardalinea-lettertype" ns1:family="text">
      <ns1:text-properties ns3:letter-spacing="-0.0006in" ns3:font-size="10pt" ns1:font-size-asian="10pt"/>
    </ns1:style>
    <ns1:style ns1:name="T315" ns1:parent-style-name="Standaardalinea-lettertype" ns1:family="text">
      <ns1:text-properties ns3:font-size="10pt" ns1:font-size-asian="10pt"/>
    </ns1:style>
    <ns1:style ns1:name="T316" ns1:parent-style-name="Standaardalinea-lettertype" ns1:family="text">
      <ns1:text-properties ns3:letter-spacing="-0.0006in" ns3:font-size="10pt" ns1:font-size-asian="10pt"/>
    </ns1:style>
    <ns1:style ns1:name="T317" ns1:parent-style-name="Standaardalinea-lettertype" ns1:family="text">
      <ns1:text-properties ns3:font-size="10pt" ns1:font-size-asian="10pt"/>
    </ns1:style>
    <ns1:style ns1:name="T318" ns1:parent-style-name="Standaardalinea-lettertype" ns1:family="text">
      <ns1:text-properties ns3:letter-spacing="-0.0006in" ns3:font-size="10pt" ns1:font-size-asian="10pt"/>
    </ns1:style>
    <ns1:style ns1:name="T319" ns1:parent-style-name="Standaardalinea-lettertype" ns1:family="text">
      <ns1:text-properties ns3:font-size="10pt" ns1:font-size-asian="10pt"/>
    </ns1:style>
    <ns1:style ns1:name="T320" ns1:parent-style-name="Standaardalinea-lettertype" ns1:family="text">
      <ns1:text-properties ns3:letter-spacing="-0.0027in" ns3:font-size="10pt" ns1:font-size-asian="10pt"/>
    </ns1:style>
    <ns1:style ns1:name="T321" ns1:parent-style-name="Standaardalinea-lettertype" ns1:family="text">
      <ns1:text-properties ns3:font-size="10pt" ns1:font-size-asian="10pt"/>
    </ns1:style>
    <ns1:style ns1:name="T322" ns1:parent-style-name="Standaardalinea-lettertype" ns1:family="text">
      <ns1:text-properties ns3:letter-spacing="-0.0006in" ns3:font-size="10pt" ns1:font-size-asian="10pt"/>
    </ns1:style>
    <ns1:style ns1:name="T323" ns1:parent-style-name="Standaardalinea-lettertype" ns1:family="text">
      <ns1:text-properties ns3:font-size="10pt" ns1:font-size-asian="10pt"/>
    </ns1:style>
    <ns1:style ns1:name="T324" ns1:parent-style-name="Standaardalinea-lettertype" ns1:family="text">
      <ns1:text-properties ns3:letter-spacing="-0.0006in" ns3:font-size="10pt" ns1:font-size-asian="10pt"/>
    </ns1:style>
    <ns1:style ns1:name="T325" ns1:parent-style-name="Standaardalinea-lettertype" ns1:family="text">
      <ns1:text-properties ns3:letter-spacing="-0.0034in" ns3:font-size="10pt" ns1:font-size-asian="10pt"/>
    </ns1:style>
    <ns1:style ns1:name="T326" ns1:parent-style-name="Standaardalinea-lettertype" ns1:family="text">
      <ns1:text-properties ns3:font-size="10pt" ns1:font-size-asian="10pt"/>
    </ns1:style>
    <ns1:style ns1:name="T327" ns1:parent-style-name="Standaardalinea-lettertype" ns1:family="text">
      <ns1:text-properties ns3:letter-spacing="-0.0013in" ns3:font-size="10pt" ns1:font-size-asian="10pt"/>
    </ns1:style>
    <ns1:style ns1:name="T328" ns1:parent-style-name="Standaardalinea-lettertype" ns1:family="text">
      <ns1:text-properties ns3:font-size="10pt" ns1:font-size-asian="10pt"/>
    </ns1:style>
    <ns1:style ns1:name="T329" ns1:parent-style-name="Standaardalinea-lettertype" ns1:family="text">
      <ns1:text-properties ns3:letter-spacing="-0.0013in" ns3:font-size="10pt" ns1:font-size-asian="10pt"/>
    </ns1:style>
    <ns1:style ns1:name="T330" ns1:parent-style-name="Standaardalinea-lettertype" ns1:family="text">
      <ns1:text-properties ns3:font-size="10pt" ns1:font-size-asian="10pt"/>
    </ns1:style>
    <ns1:style ns1:name="T331" ns1:parent-style-name="Standaardalinea-lettertype" ns1:family="text">
      <ns1:text-properties ns3:letter-spacing="-0.0013in" ns3:font-size="10pt" ns1:font-size-asian="10pt"/>
    </ns1:style>
    <ns1:style ns1:name="T332" ns1:parent-style-name="Standaardalinea-lettertype" ns1:family="text">
      <ns1:text-properties ns3:font-size="10pt" ns1:font-size-asian="10pt"/>
    </ns1:style>
    <ns1:style ns1:name="T333" ns1:parent-style-name="Standaardalinea-lettertype" ns1:family="text">
      <ns1:text-properties ns3:letter-spacing="-0.0013in" ns3:font-size="10pt" ns1:font-size-asian="10pt"/>
    </ns1:style>
    <ns1:style ns1:name="T334" ns1:parent-style-name="Standaardalinea-lettertype" ns1:family="text">
      <ns1:text-properties ns3:font-size="10pt" ns1:font-size-asian="10pt"/>
    </ns1:style>
    <ns1:style ns1:name="T335" ns1:parent-style-name="Standaardalinea-lettertype" ns1:family="text">
      <ns1:text-properties ns3:letter-spacing="-0.0013in" ns3:font-size="10pt" ns1:font-size-asian="10pt"/>
    </ns1:style>
    <ns1:style ns1:name="T336" ns1:parent-style-name="Standaardalinea-lettertype" ns1:family="text">
      <ns1:text-properties ns3:font-size="10pt" ns1:font-size-asian="10pt"/>
    </ns1:style>
    <ns1:style ns1:name="T337" ns1:parent-style-name="Standaardalinea-lettertype" ns1:family="text">
      <ns1:text-properties ns3:letter-spacing="-0.0013in" ns3:font-size="10pt" ns1:font-size-asian="10pt"/>
    </ns1:style>
    <ns1:style ns1:name="T338" ns1:parent-style-name="Standaardalinea-lettertype" ns1:family="text">
      <ns1:text-properties ns3:font-size="10pt" ns1:font-size-asian="10pt"/>
    </ns1:style>
    <ns1:style ns1:name="T339" ns1:parent-style-name="Standaardalinea-lettertype" ns1:family="text">
      <ns1:text-properties ns3:letter-spacing="-0.0069in" ns3:font-size="10pt" ns1:font-size-asian="10pt"/>
    </ns1:style>
    <ns1:style ns1:name="T340" ns1:parent-style-name="Standaardalinea-lettertype" ns1:family="text">
      <ns1:text-properties ns3:font-size="10pt" ns1:font-size-asian="10pt"/>
    </ns1:style>
    <ns1:style ns1:name="T341" ns1:parent-style-name="Standaardalinea-lettertype" ns1:family="text">
      <ns1:text-properties ns3:letter-spacing="-0.0069in" ns3:font-size="10pt" ns1:font-size-asian="10pt"/>
    </ns1:style>
    <ns1:style ns1:name="T342" ns1:parent-style-name="Standaardalinea-lettertype" ns1:family="text">
      <ns1:text-properties ns3:font-size="10pt" ns1:font-size-asian="10pt"/>
    </ns1:style>
    <ns1:style ns1:name="T343" ns1:parent-style-name="Standaardalinea-lettertype" ns1:family="text">
      <ns1:text-properties ns3:letter-spacing="-0.0069in" ns3:font-size="10pt" ns1:font-size-asian="10pt"/>
    </ns1:style>
    <ns1:style ns1:name="T344" ns1:parent-style-name="Standaardalinea-lettertype" ns1:family="text">
      <ns1:text-properties ns3:font-size="10pt" ns1:font-size-asian="10pt"/>
    </ns1:style>
    <ns1:style ns1:name="T345" ns1:parent-style-name="Standaardalinea-lettertype" ns1:family="text">
      <ns1:text-properties ns3:letter-spacing="-0.0069in" ns3:font-size="10pt" ns1:font-size-asian="10pt"/>
    </ns1:style>
    <ns1:style ns1:name="T346" ns1:parent-style-name="Standaardalinea-lettertype" ns1:family="text">
      <ns1:text-properties ns3:font-size="10pt" ns1:font-size-asian="10pt"/>
    </ns1:style>
    <ns1:style ns1:name="TableCell347" ns1:family="table-cell">
      <ns1:table-cell-properties ns3:border-top="0.0069in solid #25295B" ns3:border-left="none" ns3:border-bottom="none" ns3:border-right="none" ns1:writing-mode="lr-tb" ns3:padding-top="0in" ns3:padding-left="0in" ns3:padding-bottom="0in" ns3:padding-right="0in"/>
    </ns1:style>
    <ns1:style ns1:name="P348" ns1:parent-style-name="TableParagraph" ns1:family="paragraph">
      <ns1:paragraph-properties ns3:margin-top="0.0791in" ns3:line-height="0.1666in" ns3:margin-left="0.0381in">
        <ns1:tab-stops/>
      </ns1:paragraph-properties>
    </ns1:style>
    <ns1:style ns1:name="T349" ns1:parent-style-name="Standaardalinea-lettertype" ns1:family="text">
      <ns1:text-properties ns3:font-weight="bold" ns1:font-weight-asian="bold" ns3:font-size="10pt" ns1:font-size-asian="10pt"/>
    </ns1:style>
    <ns1:style ns1:name="T350" ns1:parent-style-name="Standaardalinea-lettertype" ns1:family="text">
      <ns1:text-properties ns3:font-weight="bold" ns1:font-weight-asian="bold" ns3:letter-spacing="-0.0104in" ns3:font-size="10pt" ns1:font-size-asian="10pt"/>
    </ns1:style>
    <ns1:style ns1:name="T351" ns1:parent-style-name="Standaardalinea-lettertype" ns1:family="text">
      <ns1:text-properties ns3:font-weight="bold" ns1:font-weight-asian="bold" ns3:font-size="10pt" ns1:font-size-asian="10pt"/>
    </ns1:style>
    <ns1:style ns1:name="T352" ns1:parent-style-name="Standaardalinea-lettertype" ns1:family="text">
      <ns1:text-properties ns3:font-weight="bold" ns1:font-weight-asian="bold" ns3:letter-spacing="-0.0104in" ns3:font-size="10pt" ns1:font-size-asian="10pt"/>
    </ns1:style>
    <ns1:style ns1:name="T353" ns1:parent-style-name="Standaardalinea-lettertype" ns1:family="text">
      <ns1:text-properties ns3:font-weight="bold" ns1:font-weight-asian="bold" ns3:font-size="10pt" ns1:font-size-asian="10pt"/>
    </ns1:style>
    <ns1:style ns1:name="T354" ns1:parent-style-name="Standaardalinea-lettertype" ns1:family="text">
      <ns1:text-properties ns3:font-weight="bold" ns1:font-weight-asian="bold" ns3:letter-spacing="-0.0013in" ns3:font-size="10pt" ns1:font-size-asian="10pt"/>
    </ns1:style>
    <ns1:style ns1:name="TableCell355" ns1:family="table-cell">
      <ns1:table-cell-properties ns3:border-top="0.0069in solid #25295B" ns3:border-left="none" ns3:border-bottom="none" ns3:border-right="none" ns1:writing-mode="lr-tb" ns3:padding-top="0in" ns3:padding-left="0in" ns3:padding-bottom="0in" ns3:padding-right="0in"/>
    </ns1:style>
    <ns1:style ns1:name="P356" ns1:parent-style-name="TableParagraph" ns1:family="paragraph">
      <ns1:paragraph-properties ns3:margin-top="0.0791in" ns1:line-height-at-least="0.1666in" ns3:margin-left="0.0666in">
        <ns1:tab-stops/>
      </ns1:paragraph-properties>
    </ns1:style>
    <ns1:style ns1:name="T357" ns1:parent-style-name="Standaardalinea-lettertype" ns1:family="text">
      <ns1:text-properties ns3:font-size="10pt" ns1:font-size-asian="10pt"/>
    </ns1:style>
    <ns1:style ns1:name="T358" ns1:parent-style-name="Standaardalinea-lettertype" ns1:family="text">
      <ns1:text-properties ns3:letter-spacing="-0.0027in" ns3:font-size="10pt" ns1:font-size-asian="10pt"/>
    </ns1:style>
    <ns1:style ns1:name="T359" ns1:parent-style-name="Standaardalinea-lettertype" ns1:family="text">
      <ns1:text-properties ns3:font-size="10pt" ns1:font-size-asian="10pt"/>
    </ns1:style>
    <ns1:style ns1:name="T360" ns1:parent-style-name="Standaardalinea-lettertype" ns1:family="text">
      <ns1:text-properties ns3:letter-spacing="-0.0027in" ns3:font-size="10pt" ns1:font-size-asian="10pt"/>
    </ns1:style>
    <ns1:style ns1:name="T361" ns1:parent-style-name="Standaardalinea-lettertype" ns1:family="text">
      <ns1:text-properties ns3:font-size="10pt" ns1:font-size-asian="10pt"/>
    </ns1:style>
    <ns1:style ns1:name="T362" ns1:parent-style-name="Standaardalinea-lettertype" ns1:family="text">
      <ns1:text-properties ns3:letter-spacing="-0.0027in" ns3:font-size="10pt" ns1:font-size-asian="10pt"/>
    </ns1:style>
    <ns1:style ns1:name="T363" ns1:parent-style-name="Standaardalinea-lettertype" ns1:family="text">
      <ns1:text-properties ns3:font-size="10pt" ns1:font-size-asian="10pt"/>
    </ns1:style>
    <ns1:style ns1:name="T364" ns1:parent-style-name="Standaardalinea-lettertype" ns1:family="text">
      <ns1:text-properties ns3:letter-spacing="-0.0027in" ns3:font-size="10pt" ns1:font-size-asian="10pt"/>
    </ns1:style>
    <ns1:style ns1:name="T365" ns1:parent-style-name="Standaardalinea-lettertype" ns1:family="text">
      <ns1:text-properties ns3:font-size="10pt" ns1:font-size-asian="10pt"/>
    </ns1:style>
    <ns1:style ns1:name="T366" ns1:parent-style-name="Standaardalinea-lettertype" ns1:family="text">
      <ns1:text-properties ns3:letter-spacing="-0.0027in" ns3:font-size="10pt" ns1:font-size-asian="10pt"/>
    </ns1:style>
    <ns1:style ns1:name="T367" ns1:parent-style-name="Standaardalinea-lettertype" ns1:family="text">
      <ns1:text-properties ns3:font-size="10pt" ns1:font-size-asian="10pt"/>
    </ns1:style>
    <ns1:style ns1:name="T368" ns1:parent-style-name="Standaardalinea-lettertype" ns1:family="text">
      <ns1:text-properties ns3:letter-spacing="-0.0027in" ns3:font-size="10pt" ns1:font-size-asian="10pt"/>
    </ns1:style>
    <ns1:style ns1:name="T369" ns1:parent-style-name="Standaardalinea-lettertype" ns1:family="text">
      <ns1:text-properties ns3:font-size="10pt" ns1:font-size-asian="10pt"/>
    </ns1:style>
    <ns1:style ns1:name="T370" ns1:parent-style-name="Standaardalinea-lettertype" ns1:family="text">
      <ns1:text-properties ns3:letter-spacing="-0.0027in" ns3:font-size="10pt" ns1:font-size-asian="10pt"/>
    </ns1:style>
    <ns1:style ns1:name="T371" ns1:parent-style-name="Standaardalinea-lettertype" ns1:family="text">
      <ns1:text-properties ns3:font-size="10pt" ns1:font-size-asian="10pt"/>
    </ns1:style>
    <ns1:style ns1:name="T372" ns1:parent-style-name="Standaardalinea-lettertype" ns1:family="text">
      <ns1:text-properties ns3:letter-spacing="-0.0027in" ns3:font-size="10pt" ns1:font-size-asian="10pt"/>
    </ns1:style>
    <ns1:style ns1:name="T373" ns1:parent-style-name="Standaardalinea-lettertype" ns1:family="text">
      <ns1:text-properties ns3:font-size="10pt" ns1:font-size-asian="10pt"/>
    </ns1:style>
    <ns1:style ns1:name="T374" ns1:parent-style-name="Standaardalinea-lettertype" ns1:family="text">
      <ns1:text-properties ns3:letter-spacing="-0.0027in" ns3:font-size="10pt" ns1:font-size-asian="10pt"/>
    </ns1:style>
    <ns1:style ns1:name="T375" ns1:parent-style-name="Standaardalinea-lettertype" ns1:family="text">
      <ns1:text-properties ns3:font-size="10pt" ns1:font-size-asian="10pt"/>
    </ns1:style>
    <ns1:style ns1:name="T376" ns1:parent-style-name="Standaardalinea-lettertype" ns1:family="text">
      <ns1:text-properties ns3:letter-spacing="-0.0027in" ns3:font-size="10pt" ns1:font-size-asian="10pt"/>
    </ns1:style>
    <ns1:style ns1:name="T377" ns1:parent-style-name="Standaardalinea-lettertype" ns1:family="text">
      <ns1:text-properties ns3:font-size="10pt" ns1:font-size-asian="10pt"/>
    </ns1:style>
    <ns1:style ns1:name="T378" ns1:parent-style-name="Standaardalinea-lettertype" ns1:family="text">
      <ns1:text-properties ns3:letter-spacing="-0.0027in" ns3:font-size="10pt" ns1:font-size-asian="10pt"/>
    </ns1:style>
    <ns1:style ns1:name="T379" ns1:parent-style-name="Standaardalinea-lettertype" ns1:family="text">
      <ns1:text-properties ns3:font-size="10pt" ns1:font-size-asian="10pt"/>
    </ns1:style>
    <ns1:style ns1:name="T380" ns1:parent-style-name="Standaardalinea-lettertype" ns1:family="text">
      <ns1:text-properties ns3:letter-spacing="-0.0027in" ns3:font-size="10pt" ns1:font-size-asian="10pt"/>
    </ns1:style>
    <ns1:style ns1:name="T381" ns1:parent-style-name="Standaardalinea-lettertype" ns1:family="text">
      <ns1:text-properties ns3:font-size="10pt" ns1:font-size-asian="10pt"/>
    </ns1:style>
    <ns1:style ns1:name="T382" ns1:parent-style-name="Standaardalinea-lettertype" ns1:family="text">
      <ns1:text-properties ns3:letter-spacing="-0.0027in" ns3:font-size="10pt" ns1:font-size-asian="10pt"/>
    </ns1:style>
    <ns1:style ns1:name="T383" ns1:parent-style-name="Standaardalinea-lettertype" ns1:family="text">
      <ns1:text-properties ns3:font-size="10pt" ns1:font-size-asian="10pt"/>
    </ns1:style>
    <ns1:style ns1:name="T384" ns1:parent-style-name="Standaardalinea-lettertype" ns1:family="text">
      <ns1:text-properties ns3:letter-spacing="-0.0027in" ns3:font-size="10pt" ns1:font-size-asian="10pt"/>
    </ns1:style>
    <ns1:style ns1:name="T385" ns1:parent-style-name="Standaardalinea-lettertype" ns1:family="text">
      <ns1:text-properties ns3:font-size="10pt" ns1:font-size-asian="10pt"/>
    </ns1:style>
    <ns1:style ns1:name="T386" ns1:parent-style-name="Standaardalinea-lettertype" ns1:family="text">
      <ns1:text-properties ns3:letter-spacing="-0.0027in" ns3:font-size="10pt" ns1:font-size-asian="10pt"/>
    </ns1:style>
    <ns1:style ns1:name="T387" ns1:parent-style-name="Standaardalinea-lettertype" ns1:family="text">
      <ns1:text-properties ns3:font-size="10pt" ns1:font-size-asian="10pt"/>
    </ns1:style>
    <ns1:style ns1:name="TableRow388" ns1:family="table-row">
      <ns1:table-row-properties ns3:keep-together="always"/>
    </ns1:style>
    <ns1:style ns1:name="P389" ns1:parent-style-name="Standaard" ns1:family="paragraph">
      <ns1:text-properties ns3:font-size="1pt" ns1:font-size-asian="1pt" ns1:font-size-complex="1pt"/>
    </ns1:style>
    <ns1:style ns1:name="P390" ns1:parent-style-name="Standaard" ns1:family="paragraph">
      <ns1:text-properties ns3:font-size="1pt" ns1:font-size-asian="1pt" ns1:font-size-complex="1pt"/>
    </ns1:style>
    <ns1:style ns1:name="TableCell391" ns1:family="table-cell">
      <ns1:table-cell-properties ns3:border-top="none" ns3:border-left="none" ns3:border-bottom="0.0069in dotted #F36F63" ns3:border-right="none" ns1:writing-mode="lr-tb" ns3:padding-top="0in" ns3:padding-left="0in" ns3:padding-bottom="0in" ns3:padding-right="0in"/>
    </ns1:style>
    <ns1:style ns1:name="P392" ns1:parent-style-name="TableParagraph" ns1:family="paragraph">
      <ns1:paragraph-properties ns3:margin-top="0in"/>
      <ns1:text-properties ns1:font-name="Times New Roman" ns3:font-size="2pt" ns1:font-size-asian="2pt"/>
    </ns1:style>
    <ns1:style ns1:name="TableCell393" ns1:family="table-cell">
      <ns1:table-cell-properties ns3:border-top="none" ns3:border-left="none" ns3:border-bottom="0.0069in dotted #F36F63" ns3:border-right="none" ns1:writing-mode="lr-tb" ns3:padding-top="0in" ns3:padding-left="0in" ns3:padding-bottom="0in" ns3:padding-right="0in"/>
    </ns1:style>
    <ns1:style ns1:name="P394" ns1:parent-style-name="TableParagraph" ns1:family="paragraph">
      <ns1:paragraph-properties ns3:margin-top="0in"/>
      <ns1:text-properties ns1:font-name="Times New Roman" ns3:font-size="2pt" ns1:font-size-asian="2pt"/>
    </ns1:style>
    <ns1:style ns1:name="TableRow395" ns1:family="table-row">
      <ns1:table-row-properties ns3:keep-together="always"/>
    </ns1:style>
    <ns1:style ns1:name="P396" ns1:parent-style-name="Standaard" ns1:family="paragraph">
      <ns1:text-properties ns3:font-size="1pt" ns1:font-size-asian="1pt" ns1:font-size-complex="1pt"/>
    </ns1:style>
    <ns1:style ns1:name="P397" ns1:parent-style-name="Standaard" ns1:family="paragraph">
      <ns1:text-properties ns3:font-size="1pt" ns1:font-size-asian="1pt" ns1:font-size-complex="1pt"/>
    </ns1:style>
    <ns1:style ns1:name="TableCell398" ns1:family="table-cell">
      <ns1:table-cell-properties ns3:border-top="0.0069in dotted #F36F63" ns3:border-left="none" ns3:border-bottom="0.0069in dotted #F36F63" ns3:border-right="none" ns1:writing-mode="lr-tb" ns3:padding-top="0in" ns3:padding-left="0in" ns3:padding-bottom="0in" ns3:padding-right="0in"/>
    </ns1:style>
    <ns1:style ns1:name="P399" ns1:parent-style-name="TableParagraph" ns1:family="paragraph">
      <ns1:paragraph-properties ns3:margin-top="0.0958in" ns3:line-height="95%" ns3:margin-left="0.0381in" ns3:margin-right="0.2722in">
        <ns1:tab-stops/>
      </ns1:paragraph-properties>
    </ns1:style>
    <ns1:style ns1:name="T400" ns1:parent-style-name="Standaardalinea-lettertype" ns1:family="text">
      <ns1:text-properties ns3:font-weight="bold" ns1:font-weight-asian="bold" ns3:font-size="10pt" ns1:font-size-asian="10pt"/>
    </ns1:style>
    <ns1:style ns1:name="T401" ns1:parent-style-name="Standaardalinea-lettertype" ns1:family="text">
      <ns1:text-properties ns3:font-weight="bold" ns1:font-weight-asian="bold" ns3:letter-spacing="-0.0104in" ns3:font-size="10pt" ns1:font-size-asian="10pt"/>
    </ns1:style>
    <ns1:style ns1:name="T402" ns1:parent-style-name="Standaardalinea-lettertype" ns1:family="text">
      <ns1:text-properties ns3:font-weight="bold" ns1:font-weight-asian="bold" ns3:font-size="10pt" ns1:font-size-asian="10pt"/>
    </ns1:style>
    <ns1:style ns1:name="T403" ns1:parent-style-name="Standaardalinea-lettertype" ns1:family="text">
      <ns1:text-properties ns3:font-weight="bold" ns1:font-weight-asian="bold" ns3:letter-spacing="-0.0013in" ns3:font-size="10pt" ns1:font-size-asian="10pt"/>
    </ns1:style>
    <ns1:style ns1:name="TableCell404" ns1:family="table-cell">
      <ns1:table-cell-properties ns3:border-top="0.0069in dotted #F36F63" ns3:border-left="none" ns3:border-bottom="0.0069in dotted #F36F63" ns3:border-right="none" ns1:writing-mode="lr-tb" ns3:padding-top="0in" ns3:padding-left="0in" ns3:padding-bottom="0in" ns3:padding-right="0in"/>
    </ns1:style>
    <ns1:style ns1:name="P405" ns1:parent-style-name="TableParagraph" ns1:family="paragraph">
      <ns1:paragraph-properties ns3:margin-top="0in" ns3:margin-left="0.0666in">
        <ns1:tab-stops/>
      </ns1:paragraph-properties>
    </ns1:style>
    <ns1:style ns1:name="T406" ns1:parent-style-name="Standaardalinea-lettertype" ns1:family="text">
      <ns1:text-properties ns3:font-size="10pt" ns1:font-size-asian="10pt"/>
    </ns1:style>
    <ns1:style ns1:name="T407" ns1:parent-style-name="Standaardalinea-lettertype" ns1:family="text">
      <ns1:text-properties ns3:letter-spacing="-0.0048in" ns3:font-size="10pt" ns1:font-size-asian="10pt"/>
    </ns1:style>
    <ns1:style ns1:name="T408" ns1:parent-style-name="Standaardalinea-lettertype" ns1:family="text">
      <ns1:text-properties ns3:font-size="10pt" ns1:font-size-asian="10pt"/>
    </ns1:style>
    <ns1:style ns1:name="T409" ns1:parent-style-name="Standaardalinea-lettertype" ns1:family="text">
      <ns1:text-properties ns3:letter-spacing="-0.0048in" ns3:font-size="10pt" ns1:font-size-asian="10pt"/>
    </ns1:style>
    <ns1:style ns1:name="T410" ns1:parent-style-name="Standaardalinea-lettertype" ns1:family="text">
      <ns1:text-properties ns3:font-size="10pt" ns1:font-size-asian="10pt"/>
    </ns1:style>
    <ns1:style ns1:name="T411" ns1:parent-style-name="Standaardalinea-lettertype" ns1:family="text">
      <ns1:text-properties ns3:letter-spacing="-0.0048in" ns3:font-size="10pt" ns1:font-size-asian="10pt"/>
    </ns1:style>
    <ns1:style ns1:name="T412" ns1:parent-style-name="Standaardalinea-lettertype" ns1:family="text">
      <ns1:text-properties ns3:font-size="10pt" ns1:font-size-asian="10pt"/>
    </ns1:style>
    <ns1:style ns1:name="T413" ns1:parent-style-name="Standaardalinea-lettertype" ns1:family="text">
      <ns1:text-properties ns3:letter-spacing="-0.0048in" ns3:font-size="10pt" ns1:font-size-asian="10pt"/>
    </ns1:style>
    <ns1:style ns1:name="T414" ns1:parent-style-name="Standaardalinea-lettertype" ns1:family="text">
      <ns1:text-properties ns3:font-size="10pt" ns1:font-size-asian="10pt"/>
    </ns1:style>
    <ns1:style ns1:name="T415" ns1:parent-style-name="Standaardalinea-lettertype" ns1:family="text">
      <ns1:text-properties ns3:letter-spacing="-0.0048in" ns3:font-size="10pt" ns1:font-size-asian="10pt"/>
    </ns1:style>
    <ns1:style ns1:name="T416" ns1:parent-style-name="Standaardalinea-lettertype" ns1:family="text">
      <ns1:text-properties ns3:font-size="10pt" ns1:font-size-asian="10pt"/>
    </ns1:style>
    <ns1:style ns1:name="T417" ns1:parent-style-name="Standaardalinea-lettertype" ns1:family="text">
      <ns1:text-properties ns3:letter-spacing="-0.0048in" ns3:font-size="10pt" ns1:font-size-asian="10pt"/>
    </ns1:style>
    <ns1:style ns1:name="T418" ns1:parent-style-name="Standaardalinea-lettertype" ns1:family="text">
      <ns1:text-properties ns3:font-size="10pt" ns1:font-size-asian="10pt"/>
    </ns1:style>
    <ns1:style ns1:name="T419" ns1:parent-style-name="Standaardalinea-lettertype" ns1:family="text">
      <ns1:text-properties ns3:letter-spacing="-0.0048in" ns3:font-size="10pt" ns1:font-size-asian="10pt"/>
    </ns1:style>
    <ns1:style ns1:name="T420" ns1:parent-style-name="Standaardalinea-lettertype" ns1:family="text">
      <ns1:text-properties ns3:font-size="10pt" ns1:font-size-asian="10pt"/>
    </ns1:style>
    <ns1:style ns1:name="T421" ns1:parent-style-name="Standaardalinea-lettertype" ns1:family="text">
      <ns1:text-properties ns3:letter-spacing="-0.0048in" ns3:font-size="10pt" ns1:font-size-asian="10pt"/>
    </ns1:style>
    <ns1:style ns1:name="T422" ns1:parent-style-name="Standaardalinea-lettertype" ns1:family="text">
      <ns1:text-properties ns3:font-size="10pt" ns1:font-size-asian="10pt"/>
    </ns1:style>
    <ns1:style ns1:name="T423" ns1:parent-style-name="Standaardalinea-lettertype" ns1:family="text">
      <ns1:text-properties ns3:letter-spacing="-0.0048in" ns3:font-size="10pt" ns1:font-size-asian="10pt"/>
    </ns1:style>
    <ns1:style ns1:name="T424" ns1:parent-style-name="Standaardalinea-lettertype" ns1:family="text">
      <ns1:text-properties ns3:font-size="10pt" ns1:font-size-asian="10pt"/>
    </ns1:style>
    <ns1:style ns1:name="T425" ns1:parent-style-name="Standaardalinea-lettertype" ns1:family="text">
      <ns1:text-properties ns3:letter-spacing="-0.0048in" ns3:font-size="10pt" ns1:font-size-asian="10pt"/>
    </ns1:style>
    <ns1:style ns1:name="T426" ns1:parent-style-name="Standaardalinea-lettertype" ns1:family="text">
      <ns1:text-properties ns3:font-size="10pt" ns1:font-size-asian="10pt"/>
    </ns1:style>
    <ns1:style ns1:name="T427" ns1:parent-style-name="Standaardalinea-lettertype" ns1:family="text">
      <ns1:text-properties ns3:letter-spacing="-0.0048in" ns3:font-size="10pt" ns1:font-size-asian="10pt"/>
    </ns1:style>
    <ns1:style ns1:name="T428" ns1:parent-style-name="Standaardalinea-lettertype" ns1:family="text">
      <ns1:text-properties ns3:font-size="10pt" ns1:font-size-asian="10pt"/>
    </ns1:style>
    <ns1:style ns1:name="T429" ns1:parent-style-name="Standaardalinea-lettertype" ns1:family="text">
      <ns1:text-properties ns3:letter-spacing="-0.0048in" ns3:font-size="10pt" ns1:font-size-asian="10pt"/>
    </ns1:style>
    <ns1:style ns1:name="T430" ns1:parent-style-name="Standaardalinea-lettertype" ns1:family="text">
      <ns1:text-properties ns3:font-size="10pt" ns1:font-size-asian="10pt"/>
    </ns1:style>
    <ns1:style ns1:name="TableRow431" ns1:family="table-row">
      <ns1:table-row-properties ns3:keep-together="always"/>
    </ns1:style>
    <ns1:style ns1:name="P432" ns1:parent-style-name="Standaard" ns1:family="paragraph">
      <ns1:text-properties ns3:font-size="1pt" ns1:font-size-asian="1pt" ns1:font-size-complex="1pt"/>
    </ns1:style>
    <ns1:style ns1:name="P433" ns1:parent-style-name="Standaard" ns1:family="paragraph">
      <ns1:text-properties ns3:font-size="1pt" ns1:font-size-asian="1pt" ns1:font-size-complex="1pt"/>
    </ns1:style>
    <ns1:style ns1:name="TableCell434" ns1:family="table-cell">
      <ns1:table-cell-properties ns3:border-top="0.0069in dotted #F36F63" ns3:border-left="none" ns3:border-bottom="0.0069in dotted #F36F63" ns3:border-right="none" ns1:writing-mode="lr-tb" ns3:padding-top="0in" ns3:padding-left="0in" ns3:padding-bottom="0in" ns3:padding-right="0in"/>
    </ns1:style>
    <ns1:style ns1:name="P435" ns1:parent-style-name="TableParagraph" ns1:family="paragraph">
      <ns1:paragraph-properties ns3:margin-top="0.0958in" ns3:line-height="95%" ns3:margin-left="0.0381in" ns3:margin-right="0.2722in">
        <ns1:tab-stops/>
      </ns1:paragraph-properties>
    </ns1:style>
    <ns1:style ns1:name="T436" ns1:parent-style-name="Standaardalinea-lettertype" ns1:family="text">
      <ns1:text-properties ns3:font-weight="bold" ns1:font-weight-asian="bold" ns3:font-size="10pt" ns1:font-size-asian="10pt"/>
    </ns1:style>
    <ns1:style ns1:name="T437" ns1:parent-style-name="Standaardalinea-lettertype" ns1:family="text">
      <ns1:text-properties ns3:font-weight="bold" ns1:font-weight-asian="bold" ns3:letter-spacing="-0.0104in" ns3:font-size="10pt" ns1:font-size-asian="10pt"/>
    </ns1:style>
    <ns1:style ns1:name="T438" ns1:parent-style-name="Standaardalinea-lettertype" ns1:family="text">
      <ns1:text-properties ns3:font-weight="bold" ns1:font-weight-asian="bold" ns3:font-size="10pt" ns1:font-size-asian="10pt"/>
    </ns1:style>
    <ns1:style ns1:name="T439" ns1:parent-style-name="Standaardalinea-lettertype" ns1:family="text">
      <ns1:text-properties ns3:font-weight="bold" ns1:font-weight-asian="bold" ns3:letter-spacing="-0.0104in" ns3:font-size="10pt" ns1:font-size-asian="10pt"/>
    </ns1:style>
    <ns1:style ns1:name="T440" ns1:parent-style-name="Standaardalinea-lettertype" ns1:family="text">
      <ns1:text-properties ns3:font-weight="bold" ns1:font-weight-asian="bold" ns3:font-size="10pt" ns1:font-size-asian="10pt"/>
    </ns1:style>
    <ns1:style ns1:name="T441" ns1:parent-style-name="Standaardalinea-lettertype" ns1:family="text">
      <ns1:text-properties ns3:font-weight="bold" ns1:font-weight-asian="bold" ns3:letter-spacing="-0.0013in" ns3:font-size="10pt" ns1:font-size-asian="10pt"/>
    </ns1:style>
    <ns1:style ns1:name="TableCell442" ns1:family="table-cell">
      <ns1:table-cell-properties ns3:border-top="0.0069in dotted #F36F63" ns3:border-left="none" ns3:border-bottom="0.0069in dotted #F36F63" ns3:border-right="none" ns1:writing-mode="lr-tb" ns3:padding-top="0in" ns3:padding-left="0in" ns3:padding-bottom="0in" ns3:padding-right="0in"/>
    </ns1:style>
    <ns1:style ns1:name="P443" ns1:parent-style-name="TableParagraph" ns1:family="paragraph">
      <ns1:paragraph-properties ns3:margin-top="0.0916in" ns3:margin-left="0.0666in">
        <ns1:tab-stops/>
      </ns1:paragraph-properties>
    </ns1:style>
    <ns1:style ns1:name="T444" ns1:parent-style-name="Standaardalinea-lettertype" ns1:family="text">
      <ns1:text-properties ns3:font-size="10pt" ns1:font-size-asian="10pt"/>
    </ns1:style>
    <ns1:style ns1:name="T445" ns1:parent-style-name="Standaardalinea-lettertype" ns1:family="text">
      <ns1:text-properties ns3:letter-spacing="-0.0027in" ns3:font-size="10pt" ns1:font-size-asian="10pt"/>
    </ns1:style>
    <ns1:style ns1:name="T446" ns1:parent-style-name="Standaardalinea-lettertype" ns1:family="text">
      <ns1:text-properties ns3:font-size="10pt" ns1:font-size-asian="10pt"/>
    </ns1:style>
    <ns1:style ns1:name="T447" ns1:parent-style-name="Standaardalinea-lettertype" ns1:family="text">
      <ns1:text-properties ns3:letter-spacing="-0.0027in" ns3:font-size="10pt" ns1:font-size-asian="10pt"/>
    </ns1:style>
    <ns1:style ns1:name="T448" ns1:parent-style-name="Standaardalinea-lettertype" ns1:family="text">
      <ns1:text-properties ns3:font-size="10pt" ns1:font-size-asian="10pt"/>
    </ns1:style>
    <ns1:style ns1:name="T449" ns1:parent-style-name="Standaardalinea-lettertype" ns1:family="text">
      <ns1:text-properties ns3:letter-spacing="-0.0027in" ns3:font-size="10pt" ns1:font-size-asian="10pt"/>
    </ns1:style>
    <ns1:style ns1:name="T450" ns1:parent-style-name="Standaardalinea-lettertype" ns1:family="text">
      <ns1:text-properties ns3:font-size="10pt" ns1:font-size-asian="10pt"/>
    </ns1:style>
    <ns1:style ns1:name="T451" ns1:parent-style-name="Standaardalinea-lettertype" ns1:family="text">
      <ns1:text-properties ns3:letter-spacing="-0.0027in" ns3:font-size="10pt" ns1:font-size-asian="10pt"/>
    </ns1:style>
    <ns1:style ns1:name="T452" ns1:parent-style-name="Standaardalinea-lettertype" ns1:family="text">
      <ns1:text-properties ns3:font-size="10pt" ns1:font-size-asian="10pt"/>
    </ns1:style>
    <ns1:style ns1:name="T453" ns1:parent-style-name="Standaardalinea-lettertype" ns1:family="text">
      <ns1:text-properties ns3:letter-spacing="-0.0027in" ns3:font-size="10pt" ns1:font-size-asian="10pt"/>
    </ns1:style>
    <ns1:style ns1:name="T454" ns1:parent-style-name="Standaardalinea-lettertype" ns1:family="text">
      <ns1:text-properties ns3:font-size="10pt" ns1:font-size-asian="10pt"/>
    </ns1:style>
    <ns1:style ns1:name="T455" ns1:parent-style-name="Standaardalinea-lettertype" ns1:family="text">
      <ns1:text-properties ns3:letter-spacing="-0.0027in" ns3:font-size="10pt" ns1:font-size-asian="10pt"/>
    </ns1:style>
    <ns1:style ns1:name="T456" ns1:parent-style-name="Standaardalinea-lettertype" ns1:family="text">
      <ns1:text-properties ns3:font-size="10pt" ns1:font-size-asian="10pt"/>
    </ns1:style>
    <ns1:style ns1:name="T457" ns1:parent-style-name="Standaardalinea-lettertype" ns1:family="text">
      <ns1:text-properties ns3:letter-spacing="-0.0027in" ns3:font-size="10pt" ns1:font-size-asian="10pt"/>
    </ns1:style>
    <ns1:style ns1:name="T458" ns1:parent-style-name="Standaardalinea-lettertype" ns1:family="text">
      <ns1:text-properties ns3:font-size="10pt" ns1:font-size-asian="10pt"/>
    </ns1:style>
    <ns1:style ns1:name="T459" ns1:parent-style-name="Standaardalinea-lettertype" ns1:family="text">
      <ns1:text-properties ns3:letter-spacing="-0.0027in" ns3:font-size="10pt" ns1:font-size-asian="10pt"/>
    </ns1:style>
    <ns1:style ns1:name="T460" ns1:parent-style-name="Standaardalinea-lettertype" ns1:family="text">
      <ns1:text-properties ns3:font-size="10pt" ns1:font-size-asian="10pt"/>
    </ns1:style>
    <ns1:style ns1:name="T461" ns1:parent-style-name="Standaardalinea-lettertype" ns1:family="text">
      <ns1:text-properties ns3:letter-spacing="-0.0027in" ns3:font-size="10pt" ns1:font-size-asian="10pt"/>
    </ns1:style>
    <ns1:style ns1:name="T462" ns1:parent-style-name="Standaardalinea-lettertype" ns1:family="text">
      <ns1:text-properties ns3:font-size="10pt" ns1:font-size-asian="10pt"/>
    </ns1:style>
    <ns1:style ns1:name="T463" ns1:parent-style-name="Standaardalinea-lettertype" ns1:family="text">
      <ns1:text-properties ns3:letter-spacing="-0.0027in" ns3:font-size="10pt" ns1:font-size-asian="10pt"/>
    </ns1:style>
    <ns1:style ns1:name="T464" ns1:parent-style-name="Standaardalinea-lettertype" ns1:family="text">
      <ns1:text-properties ns3:font-size="10pt" ns1:font-size-asian="10pt"/>
    </ns1:style>
    <ns1:style ns1:name="T465" ns1:parent-style-name="Standaardalinea-lettertype" ns1:family="text">
      <ns1:text-properties ns3:letter-spacing="-0.0027in" ns3:font-size="10pt" ns1:font-size-asian="10pt"/>
    </ns1:style>
    <ns1:style ns1:name="T466" ns1:parent-style-name="Standaardalinea-lettertype" ns1:family="text">
      <ns1:text-properties ns3:font-size="10pt" ns1:font-size-asian="10pt"/>
    </ns1:style>
    <ns1:style ns1:name="T467" ns1:parent-style-name="Standaardalinea-lettertype" ns1:family="text">
      <ns1:text-properties ns3:letter-spacing="-0.0027in" ns3:font-size="10pt" ns1:font-size-asian="10pt"/>
    </ns1:style>
    <ns1:style ns1:name="T468" ns1:parent-style-name="Standaardalinea-lettertype" ns1:family="text">
      <ns1:text-properties ns3:font-size="10pt" ns1:font-size-asian="10pt"/>
    </ns1:style>
    <ns1:style ns1:name="T469" ns1:parent-style-name="Standaardalinea-lettertype" ns1:family="text">
      <ns1:text-properties ns3:letter-spacing="-0.0027in" ns3:font-size="10pt" ns1:font-size-asian="10pt"/>
    </ns1:style>
    <ns1:style ns1:name="T470" ns1:parent-style-name="Standaardalinea-lettertype" ns1:family="text">
      <ns1:text-properties ns3:font-size="10pt" ns1:font-size-asian="10pt"/>
    </ns1:style>
    <ns1:style ns1:name="T471" ns1:parent-style-name="Standaardalinea-lettertype" ns1:family="text">
      <ns1:text-properties ns3:letter-spacing="-0.0027in" ns3:font-size="10pt" ns1:font-size-asian="10pt"/>
    </ns1:style>
    <ns1:style ns1:name="T472" ns1:parent-style-name="Standaardalinea-lettertype" ns1:family="text">
      <ns1:text-properties ns3:font-size="10pt" ns1:font-size-asian="10pt"/>
    </ns1:style>
    <ns1:style ns1:name="TableRow473" ns1:family="table-row">
      <ns1:table-row-properties ns3:keep-together="always"/>
    </ns1:style>
    <ns1:style ns1:name="P474" ns1:parent-style-name="Standaard" ns1:family="paragraph">
      <ns1:text-properties ns3:font-size="1pt" ns1:font-size-asian="1pt" ns1:font-size-complex="1pt"/>
    </ns1:style>
    <ns1:style ns1:name="P475" ns1:parent-style-name="Standaard" ns1:family="paragraph">
      <ns1:text-properties ns3:font-size="1pt" ns1:font-size-asian="1pt" ns1:font-size-complex="1pt"/>
    </ns1:style>
    <ns1:style ns1:name="TableCell476" ns1:family="table-cell">
      <ns1:table-cell-properties ns3:border-top="0.0069in dotted #F36F63" ns3:border-left="none" ns3:border-bottom="0.0069in solid #25295B" ns3:border-right="none" ns1:writing-mode="lr-tb" ns3:padding-top="0in" ns3:padding-left="0in" ns3:padding-bottom="0in" ns3:padding-right="0in"/>
    </ns1:style>
    <ns1:style ns1:name="P477" ns1:parent-style-name="TableParagraph" ns1:family="paragraph">
      <ns1:paragraph-properties ns3:margin-top="0.0006in" ns3:line-height="95%" ns3:margin-left="0.0381in" ns3:margin-right="0.4673in">
        <ns1:tab-stops/>
      </ns1:paragraph-properties>
    </ns1:style>
    <ns1:style ns1:name="T478" ns1:parent-style-name="Standaardalinea-lettertype" ns1:family="text">
      <ns1:text-properties ns3:font-weight="bold" ns1:font-weight-asian="bold" ns3:font-size="10pt" ns1:font-size-asian="10pt"/>
    </ns1:style>
    <ns1:style ns1:name="T479" ns1:parent-style-name="Standaardalinea-lettertype" ns1:family="text">
      <ns1:text-properties ns3:font-weight="bold" ns1:font-weight-asian="bold" ns3:letter-spacing="-0.0104in" ns3:font-size="10pt" ns1:font-size-asian="10pt"/>
    </ns1:style>
    <ns1:style ns1:name="T480" ns1:parent-style-name="Standaardalinea-lettertype" ns1:family="text">
      <ns1:text-properties ns3:font-weight="bold" ns1:font-weight-asian="bold" ns3:font-size="10pt" ns1:font-size-asian="10pt"/>
    </ns1:style>
    <ns1:style ns1:name="T481" ns1:parent-style-name="Standaardalinea-lettertype" ns1:family="text">
      <ns1:text-properties ns3:font-weight="bold" ns1:font-weight-asian="bold" ns3:letter-spacing="-0.0013in" ns3:font-size="10pt" ns1:font-size-asian="10pt"/>
    </ns1:style>
    <ns1:style ns1:name="TableCell482" ns1:family="table-cell">
      <ns1:table-cell-properties ns3:border-top="0.0069in dotted #F36F63" ns3:border-left="none" ns3:border-bottom="0.0069in solid #25295B" ns3:border-right="none" ns1:writing-mode="lr-tb" ns3:padding-top="0in" ns3:padding-left="0in" ns3:padding-bottom="0in" ns3:padding-right="0in"/>
    </ns1:style>
    <ns1:style ns1:name="P483" ns1:parent-style-name="TableParagraph" ns1:family="paragraph">
      <ns1:paragraph-properties ns3:margin-top="0in" ns3:margin-left="0.0666in">
        <ns1:tab-stops/>
      </ns1:paragraph-properties>
    </ns1:style>
    <ns1:style ns1:name="T484" ns1:parent-style-name="Standaardalinea-lettertype" ns1:family="text">
      <ns1:text-properties ns3:font-size="10pt" ns1:font-size-asian="10pt"/>
    </ns1:style>
    <ns1:style ns1:name="T485" ns1:parent-style-name="Standaardalinea-lettertype" ns1:family="text">
      <ns1:text-properties ns3:letter-spacing="-0.002in" ns3:font-size="10pt" ns1:font-size-asian="10pt"/>
    </ns1:style>
    <ns1:style ns1:name="T486" ns1:parent-style-name="Standaardalinea-lettertype" ns1:family="text">
      <ns1:text-properties ns3:font-size="10pt" ns1:font-size-asian="10pt"/>
    </ns1:style>
    <ns1:style ns1:name="T487" ns1:parent-style-name="Standaardalinea-lettertype" ns1:family="text">
      <ns1:text-properties ns3:letter-spacing="-0.002in" ns3:font-size="10pt" ns1:font-size-asian="10pt"/>
    </ns1:style>
    <ns1:style ns1:name="T488" ns1:parent-style-name="Standaardalinea-lettertype" ns1:family="text">
      <ns1:text-properties ns3:font-size="10pt" ns1:font-size-asian="10pt"/>
    </ns1:style>
    <ns1:style ns1:name="T489" ns1:parent-style-name="Standaardalinea-lettertype" ns1:family="text">
      <ns1:text-properties ns3:letter-spacing="-0.002in" ns3:font-size="10pt" ns1:font-size-asian="10pt"/>
    </ns1:style>
    <ns1:style ns1:name="T490" ns1:parent-style-name="Standaardalinea-lettertype" ns1:family="text">
      <ns1:text-properties ns3:font-size="10pt" ns1:font-size-asian="10pt"/>
    </ns1:style>
    <ns1:style ns1:name="T491" ns1:parent-style-name="Standaardalinea-lettertype" ns1:family="text">
      <ns1:text-properties ns3:letter-spacing="-0.002in" ns3:font-size="10pt" ns1:font-size-asian="10pt"/>
    </ns1:style>
    <ns1:style ns1:name="T492" ns1:parent-style-name="Standaardalinea-lettertype" ns1:family="text">
      <ns1:text-properties ns3:font-size="10pt" ns1:font-size-asian="10pt"/>
    </ns1:style>
    <ns1:style ns1:name="T493" ns1:parent-style-name="Standaardalinea-lettertype" ns1:family="text">
      <ns1:text-properties ns3:letter-spacing="-0.002in" ns3:font-size="10pt" ns1:font-size-asian="10pt"/>
    </ns1:style>
    <ns1:style ns1:name="T494" ns1:parent-style-name="Standaardalinea-lettertype" ns1:family="text">
      <ns1:text-properties ns3:font-size="10pt" ns1:font-size-asian="10pt"/>
    </ns1:style>
    <ns1:style ns1:name="T495" ns1:parent-style-name="Standaardalinea-lettertype" ns1:family="text">
      <ns1:text-properties ns3:letter-spacing="-0.002in" ns3:font-size="10pt" ns1:font-size-asian="10pt"/>
    </ns1:style>
    <ns1:style ns1:name="T496" ns1:parent-style-name="Standaardalinea-lettertype" ns1:family="text">
      <ns1:text-properties ns3:font-size="10pt" ns1:font-size-asian="10pt"/>
    </ns1:style>
    <ns1:style ns1:name="T497" ns1:parent-style-name="Standaardalinea-lettertype" ns1:family="text">
      <ns1:text-properties ns3:letter-spacing="-0.002in" ns3:font-size="10pt" ns1:font-size-asian="10pt"/>
    </ns1:style>
    <ns1:style ns1:name="T498" ns1:parent-style-name="Standaardalinea-lettertype" ns1:family="text">
      <ns1:text-properties ns3:font-size="10pt" ns1:font-size-asian="10pt"/>
    </ns1:style>
    <ns1:style ns1:name="T499" ns1:parent-style-name="Standaardalinea-lettertype" ns1:family="text">
      <ns1:text-properties ns3:letter-spacing="-0.002in" ns3:font-size="10pt" ns1:font-size-asian="10pt"/>
    </ns1:style>
    <ns1:style ns1:name="T500" ns1:parent-style-name="Standaardalinea-lettertype" ns1:family="text">
      <ns1:text-properties ns3:font-size="10pt" ns1:font-size-asian="10pt"/>
    </ns1:style>
    <ns1:style ns1:name="T501" ns1:parent-style-name="Standaardalinea-lettertype" ns1:family="text">
      <ns1:text-properties ns3:letter-spacing="-0.002in" ns3:font-size="10pt" ns1:font-size-asian="10pt"/>
    </ns1:style>
    <ns1:style ns1:name="T502" ns1:parent-style-name="Standaardalinea-lettertype" ns1:family="text">
      <ns1:text-properties ns3:font-size="10pt" ns1:font-size-asian="10pt"/>
    </ns1:style>
    <ns1:style ns1:name="T503" ns1:parent-style-name="Standaardalinea-lettertype" ns1:family="text">
      <ns1:text-properties ns3:letter-spacing="-0.002in" ns3:font-size="10pt" ns1:font-size-asian="10pt"/>
    </ns1:style>
    <ns1:style ns1:name="T504" ns1:parent-style-name="Standaardalinea-lettertype" ns1:family="text">
      <ns1:text-properties ns3:font-size="10pt" ns1:font-size-asian="10pt"/>
    </ns1:style>
    <ns1:style ns1:name="T505" ns1:parent-style-name="Standaardalinea-lettertype" ns1:family="text">
      <ns1:text-properties ns3:letter-spacing="-0.002in" ns3:font-size="10pt" ns1:font-size-asian="10pt"/>
    </ns1:style>
    <ns1:style ns1:name="T506" ns1:parent-style-name="Standaardalinea-lettertype" ns1:family="text">
      <ns1:text-properties ns3:font-size="10pt" ns1:font-size-asian="10pt"/>
    </ns1:style>
    <ns1:style ns1:name="T507" ns1:parent-style-name="Standaardalinea-lettertype" ns1:family="text">
      <ns1:text-properties ns3:letter-spacing="-0.002in" ns3:font-size="10pt" ns1:font-size-asian="10pt"/>
    </ns1:style>
    <ns1:style ns1:name="T508" ns1:parent-style-name="Standaardalinea-lettertype" ns1:family="text">
      <ns1:text-properties ns3:font-size="10pt" ns1:font-size-asian="10pt"/>
    </ns1:style>
    <ns1:style ns1:name="T509" ns1:parent-style-name="Standaardalinea-lettertype" ns1:family="text">
      <ns1:text-properties ns3:letter-spacing="-0.002in" ns3:font-size="10pt" ns1:font-size-asian="10pt"/>
    </ns1:style>
    <ns1:style ns1:name="T510" ns1:parent-style-name="Standaardalinea-lettertype" ns1:family="text">
      <ns1:text-properties ns3:font-size="10pt" ns1:font-size-asian="10pt"/>
    </ns1:style>
    <ns1:style ns1:name="T511" ns1:parent-style-name="Standaardalinea-lettertype" ns1:family="text">
      <ns1:text-properties ns3:letter-spacing="-0.002in" ns3:font-size="10pt" ns1:font-size-asian="10pt"/>
    </ns1:style>
    <ns1:style ns1:name="T512" ns1:parent-style-name="Standaardalinea-lettertype" ns1:family="text">
      <ns1:text-properties ns3:font-size="10pt" ns1:font-size-asian="10pt"/>
    </ns1:style>
    <ns1:style ns1:name="T513" ns1:parent-style-name="Standaardalinea-lettertype" ns1:family="text">
      <ns1:text-properties ns3:letter-spacing="-0.002in" ns3:font-size="10pt" ns1:font-size-asian="10pt"/>
    </ns1:style>
    <ns1:style ns1:name="T514" ns1:parent-style-name="Standaardalinea-lettertype" ns1:family="text">
      <ns1:text-properties ns3:font-size="10pt" ns1:font-size-asian="10pt"/>
    </ns1:style>
    <ns1:style ns1:name="T515" ns1:parent-style-name="Standaardalinea-lettertype" ns1:family="text">
      <ns1:text-properties ns3:letter-spacing="-0.002in" ns3:font-size="10pt" ns1:font-size-asian="10pt"/>
    </ns1:style>
    <ns1:style ns1:name="T516" ns1:parent-style-name="Standaardalinea-lettertype" ns1:family="text">
      <ns1:text-properties ns3:font-size="10pt" ns1:font-size-asian="10pt"/>
    </ns1:style>
    <ns1:style ns1:name="TableRow517" ns1:family="table-row">
      <ns1:table-row-properties ns3:keep-together="always"/>
    </ns1:style>
    <ns1:style ns1:name="TableCell518" ns1:family="table-cell">
      <ns1:table-cell-properties ns3:border-top="0.0069in solid #25295B" ns3:border-left="none" ns3:border-bottom="0.0069in solid #25295B" ns3:border-right="none" ns1:writing-mode="lr-tb" ns3:padding-top="0in" ns3:padding-left="0in" ns3:padding-bottom="0in" ns3:padding-right="0in"/>
    </ns1:style>
    <ns1:style ns1:name="P519" ns1:parent-style-name="TableParagraph" ns1:family="paragraph">
      <ns1:paragraph-properties ns3:margin-top="0in"/>
      <ns1:text-properties ns1:font-name="Times New Roman" ns3:font-size="10pt" ns1:font-size-asian="10pt"/>
    </ns1:style>
    <ns1:style ns1:name="TableCell520" ns1:family="table-cell">
      <ns1:table-cell-properties ns3:border-top="0.0069in solid #25295B" ns3:border-left="none" ns3:border-bottom="0.0069in solid #25295B" ns3:border-right="none" ns1:writing-mode="lr-tb" ns3:padding-top="0in" ns3:padding-left="0in" ns3:padding-bottom="0in" ns3:padding-right="0in"/>
    </ns1:style>
    <ns1:style ns1:name="P521" ns1:parent-style-name="TableParagraph" ns1:family="paragraph">
      <ns1:paragraph-properties ns3:margin-top="0in" ns3:margin-right="0.2958in"/>
    </ns1:style>
    <ns1:style ns1:name="T522" ns1:parent-style-name="Standaardalinea-lettertype" ns1:family="text">
      <ns1:text-properties ns3:font-size="10pt" ns1:font-size-asian="10pt"/>
    </ns1:style>
    <ns1:style ns1:name="T523" ns1:parent-style-name="Standaardalinea-lettertype" ns1:family="text">
      <ns1:text-properties ns3:letter-spacing="-0.0097in" ns3:font-size="10pt" ns1:font-size-asian="10pt"/>
    </ns1:style>
    <ns1:style ns1:name="T524" ns1:parent-style-name="Standaardalinea-lettertype" ns1:family="text">
      <ns1:text-properties ns3:font-size="10pt" ns1:font-size-asian="10pt"/>
    </ns1:style>
    <ns1:style ns1:name="T525" ns1:parent-style-name="Standaardalinea-lettertype" ns1:family="text">
      <ns1:text-properties ns3:letter-spacing="-0.009in" ns3:font-size="10pt" ns1:font-size-asian="10pt"/>
    </ns1:style>
    <ns1:style ns1:name="T526" ns1:parent-style-name="Standaardalinea-lettertype" ns1:family="text">
      <ns1:text-properties ns3:font-size="10pt" ns1:font-size-asian="10pt"/>
    </ns1:style>
    <ns1:style ns1:name="T527" ns1:parent-style-name="Standaardalinea-lettertype" ns1:family="text">
      <ns1:text-properties ns3:letter-spacing="-0.0097in" ns3:font-size="10pt" ns1:font-size-asian="10pt"/>
    </ns1:style>
    <ns1:style ns1:name="T528" ns1:parent-style-name="Standaardalinea-lettertype" ns1:family="text">
      <ns1:text-properties ns3:font-size="10pt" ns1:font-size-asian="10pt"/>
    </ns1:style>
    <ns1:style ns1:name="P529" ns1:parent-style-name="TableParagraph" ns1:family="paragraph">
      <ns1:paragraph-properties ns3:margin-top="0.0027in"/>
      <ns1:text-properties ns3:font-size="6pt" ns1:font-size-asian="6pt"/>
    </ns1:style>
    <ns1:style ns1:name="P530" ns1:parent-style-name="TableParagraph" ns1:family="paragraph">
      <ns1:paragraph-properties ns3:margin-top="0.0743in" ns3:margin-right="0.0791in"/>
    </ns1:style>
    <ns1:style ns1:name="T531" ns1:parent-style-name="Standaardalinea-lettertype" ns1:family="text">
      <ns1:text-properties ns3:font-size="10pt" ns1:font-size-asian="10pt"/>
    </ns1:style>
    <ns1:style ns1:name="T532" ns1:parent-style-name="Standaardalinea-lettertype" ns1:family="text">
      <ns1:text-properties ns3:letter-spacing="-0.0055in" ns3:font-size="10pt" ns1:font-size-asian="10pt"/>
    </ns1:style>
    <ns1:style ns1:name="T533" ns1:parent-style-name="Standaardalinea-lettertype" ns1:family="text">
      <ns1:text-properties ns3:font-size="10pt" ns1:font-size-asian="10pt"/>
    </ns1:style>
    <ns1:style ns1:name="T534" ns1:parent-style-name="Standaardalinea-lettertype" ns1:family="text">
      <ns1:text-properties ns3:letter-spacing="-0.0055in" ns3:font-size="10pt" ns1:font-size-asian="10pt"/>
    </ns1:style>
    <ns1:style ns1:name="T535" ns1:parent-style-name="Standaardalinea-lettertype" ns1:family="text">
      <ns1:text-properties ns3:font-size="10pt" ns1:font-size-asian="10pt"/>
    </ns1:style>
    <ns1:style ns1:name="T536" ns1:parent-style-name="Standaardalinea-lettertype" ns1:family="text">
      <ns1:text-properties ns3:letter-spacing="-0.0055in" ns3:font-size="10pt" ns1:font-size-asian="10pt"/>
    </ns1:style>
    <ns1:style ns1:name="T537" ns1:parent-style-name="Standaardalinea-lettertype" ns1:family="text">
      <ns1:text-properties ns3:font-size="10pt" ns1:font-size-asian="10pt"/>
    </ns1:style>
    <ns1:style ns1:name="T538" ns1:parent-style-name="Standaardalinea-lettertype" ns1:family="text">
      <ns1:text-properties ns3:letter-spacing="-0.0055in" ns3:font-size="10pt" ns1:font-size-asian="10pt"/>
    </ns1:style>
    <ns1:style ns1:name="T539" ns1:parent-style-name="Standaardalinea-lettertype" ns1:family="text">
      <ns1:text-properties ns3:font-size="10pt" ns1:font-size-asian="10pt"/>
    </ns1:style>
    <ns1:style ns1:name="T540" ns1:parent-style-name="Standaardalinea-lettertype" ns1:family="text">
      <ns1:text-properties ns3:letter-spacing="-0.0055in" ns3:font-size="10pt" ns1:font-size-asian="10pt"/>
    </ns1:style>
    <ns1:style ns1:name="T541" ns1:parent-style-name="Standaardalinea-lettertype" ns1:family="text">
      <ns1:text-properties ns3:font-size="10pt" ns1:font-size-asian="10pt"/>
    </ns1:style>
    <ns1:style ns1:name="T542" ns1:parent-style-name="Standaardalinea-lettertype" ns1:family="text">
      <ns1:text-properties ns3:letter-spacing="-0.0055in" ns3:font-size="10pt" ns1:font-size-asian="10pt"/>
    </ns1:style>
    <ns1:style ns1:name="T543" ns1:parent-style-name="Standaardalinea-lettertype" ns1:family="text">
      <ns1:text-properties ns3:font-size="10pt" ns1:font-size-asian="10pt"/>
    </ns1:style>
    <ns1:style ns1:name="T544" ns1:parent-style-name="Standaardalinea-lettertype" ns1:family="text">
      <ns1:text-properties ns3:letter-spacing="-0.0055in" ns3:font-size="10pt" ns1:font-size-asian="10pt"/>
    </ns1:style>
    <ns1:style ns1:name="T545" ns1:parent-style-name="Standaardalinea-lettertype" ns1:family="text">
      <ns1:text-properties ns3:font-size="10pt" ns1:font-size-asian="10pt"/>
    </ns1:style>
    <ns1:style ns1:name="T546" ns1:parent-style-name="Standaardalinea-lettertype" ns1:family="text">
      <ns1:text-properties ns3:letter-spacing="-0.0055in" ns3:font-size="10pt" ns1:font-size-asian="10pt"/>
    </ns1:style>
    <ns1:style ns1:name="T547" ns1:parent-style-name="Standaardalinea-lettertype" ns1:family="text">
      <ns1:text-properties ns3:font-size="10pt" ns1:font-size-asian="10pt"/>
    </ns1:style>
    <ns1:style ns1:name="T548" ns1:parent-style-name="Standaardalinea-lettertype" ns1:family="text">
      <ns1:text-properties ns3:letter-spacing="-0.0055in" ns3:font-size="10pt" ns1:font-size-asian="10pt"/>
    </ns1:style>
    <ns1:style ns1:name="T549" ns1:parent-style-name="Standaardalinea-lettertype" ns1:family="text">
      <ns1:text-properties ns3:font-size="10pt" ns1:font-size-asian="10pt"/>
    </ns1:style>
    <ns1:style ns1:name="T550" ns1:parent-style-name="Standaardalinea-lettertype" ns1:family="text">
      <ns1:text-properties ns3:letter-spacing="-0.0055in" ns3:font-size="10pt" ns1:font-size-asian="10pt"/>
    </ns1:style>
    <ns1:style ns1:name="T551" ns1:parent-style-name="Standaardalinea-lettertype" ns1:family="text">
      <ns1:text-properties ns3:font-size="10pt" ns1:font-size-asian="10pt"/>
    </ns1:style>
    <ns1:style ns1:name="T552" ns1:parent-style-name="Standaardalinea-lettertype" ns1:family="text">
      <ns1:text-properties ns3:letter-spacing="-0.0055in" ns3:font-size="10pt" ns1:font-size-asian="10pt"/>
    </ns1:style>
    <ns1:style ns1:name="T553" ns1:parent-style-name="Standaardalinea-lettertype" ns1:family="text">
      <ns1:text-properties ns3:font-size="10pt" ns1:font-size-asian="10pt"/>
    </ns1:style>
    <ns1:style ns1:name="T554" ns1:parent-style-name="Standaardalinea-lettertype" ns1:family="text">
      <ns1:text-properties ns3:letter-spacing="-0.0055in" ns3:font-size="10pt" ns1:font-size-asian="10pt"/>
    </ns1:style>
    <ns1:style ns1:name="T555" ns1:parent-style-name="Standaardalinea-lettertype" ns1:family="text">
      <ns1:text-properties ns3:font-size="10pt" ns1:font-size-asian="10pt"/>
    </ns1:style>
    <ns1:style ns1:name="T556" ns1:parent-style-name="Standaardalinea-lettertype" ns1:family="text">
      <ns1:text-properties ns3:letter-spacing="-0.0048in" ns3:font-size="10pt" ns1:font-size-asian="10pt"/>
    </ns1:style>
    <ns1:style ns1:name="T557" ns1:parent-style-name="Standaardalinea-lettertype" ns1:family="text">
      <ns1:text-properties ns3:font-size="10pt" ns1:font-size-asian="10pt"/>
    </ns1:style>
    <ns1:style ns1:name="T558" ns1:parent-style-name="Standaardalinea-lettertype" ns1:family="text">
      <ns1:text-properties ns3:letter-spacing="-0.0048in" ns3:font-size="10pt" ns1:font-size-asian="10pt"/>
    </ns1:style>
    <ns1:style ns1:name="T559" ns1:parent-style-name="Standaardalinea-lettertype" ns1:family="text">
      <ns1:text-properties ns3:font-size="10pt" ns1:font-size-asian="10pt"/>
    </ns1:style>
    <ns1:style ns1:name="T560" ns1:parent-style-name="Standaardalinea-lettertype" ns1:family="text">
      <ns1:text-properties ns3:letter-spacing="-0.0048in" ns3:font-size="10pt" ns1:font-size-asian="10pt"/>
    </ns1:style>
    <ns1:style ns1:name="T561" ns1:parent-style-name="Standaardalinea-lettertype" ns1:family="text">
      <ns1:text-properties ns3:font-size="10pt" ns1:font-size-asian="10pt"/>
    </ns1:style>
    <ns1:style ns1:name="T562" ns1:parent-style-name="Standaardalinea-lettertype" ns1:family="text">
      <ns1:text-properties ns3:letter-spacing="-0.0048in" ns3:font-size="10pt" ns1:font-size-asian="10pt"/>
    </ns1:style>
    <ns1:style ns1:name="T563" ns1:parent-style-name="Standaardalinea-lettertype" ns1:family="text">
      <ns1:text-properties ns3:font-size="10pt" ns1:font-size-asian="10pt"/>
    </ns1:style>
    <ns1:style ns1:name="T564" ns1:parent-style-name="Standaardalinea-lettertype" ns1:family="text">
      <ns1:text-properties ns3:letter-spacing="-0.0048in" ns3:font-size="10pt" ns1:font-size-asian="10pt"/>
    </ns1:style>
    <ns1:style ns1:name="T565" ns1:parent-style-name="Standaardalinea-lettertype" ns1:family="text">
      <ns1:text-properties ns3:font-size="10pt" ns1:font-size-asian="10pt"/>
    </ns1:style>
    <ns1:style ns1:name="T566" ns1:parent-style-name="Standaardalinea-lettertype" ns1:family="text">
      <ns1:text-properties ns3:letter-spacing="-0.0048in" ns3:font-size="10pt" ns1:font-size-asian="10pt"/>
    </ns1:style>
    <ns1:style ns1:name="T567" ns1:parent-style-name="Standaardalinea-lettertype" ns1:family="text">
      <ns1:text-properties ns3:font-size="10pt" ns1:font-size-asian="10pt"/>
    </ns1:style>
    <ns1:style ns1:name="TableCell568" ns1:family="table-cell">
      <ns1:table-cell-properties ns3:border-top="0.0069in solid #25295B" ns3:border-left="none" ns3:border-bottom="0.0069in dotted #44A147" ns3:border-right="none" ns1:writing-mode="lr-tb" ns3:padding-top="0in" ns3:padding-left="0in" ns3:padding-bottom="0in" ns3:padding-right="0in"/>
    </ns1:style>
    <ns1:style ns1:name="P569" ns1:parent-style-name="TableParagraph" ns1:family="paragraph">
      <ns1:paragraph-properties ns3:margin-top="0in" ns3:margin-left="0.0381in">
        <ns1:tab-stops/>
      </ns1:paragraph-properties>
    </ns1:style>
    <ns1:style ns1:name="T570" ns1:parent-style-name="Standaardalinea-lettertype" ns1:family="text">
      <ns1:text-properties ns3:font-weight="bold" ns1:font-weight-asian="bold" ns3:font-size="10pt" ns1:font-size-asian="10pt"/>
    </ns1:style>
    <ns1:style ns1:name="T571" ns1:parent-style-name="Standaardalinea-lettertype" ns1:family="text">
      <ns1:text-properties ns3:font-weight="bold" ns1:font-weight-asian="bold" ns3:letter-spacing="-0.0013in" ns3:font-size="10pt" ns1:font-size-asian="10pt"/>
    </ns1:style>
    <ns1:style ns1:name="TableCell572" ns1:family="table-cell">
      <ns1:table-cell-properties ns3:border-top="0.0069in solid #25295B" ns3:border-left="none" ns3:border-bottom="0.0069in dotted #44A147" ns3:border-right="none" ns1:writing-mode="lr-tb" ns3:padding-top="0in" ns3:padding-left="0in" ns3:padding-bottom="0in" ns3:padding-right="0in"/>
    </ns1:style>
    <ns1:style ns1:name="P573" ns1:parent-style-name="TableParagraph" ns1:family="paragraph">
      <ns1:paragraph-properties ns3:text-align="justify" ns3:margin-top="0.0916in" ns3:margin-left="0.0666in" ns3:margin-right="0.1354in">
        <ns1:tab-stops/>
      </ns1:paragraph-properties>
    </ns1:style>
    <ns1:style ns1:name="T574" ns1:parent-style-name="Standaardalinea-lettertype" ns1:family="text">
      <ns1:text-properties ns3:font-size="10pt" ns1:font-size-asian="10pt"/>
    </ns1:style>
    <ns1:style ns1:name="T575" ns1:parent-style-name="Standaardalinea-lettertype" ns1:family="text">
      <ns1:text-properties ns3:letter-spacing="-0.0034in" ns3:font-size="10pt" ns1:font-size-asian="10pt"/>
    </ns1:style>
    <ns1:style ns1:name="T576" ns1:parent-style-name="Standaardalinea-lettertype" ns1:family="text">
      <ns1:text-properties ns3:font-size="10pt" ns1:font-size-asian="10pt"/>
    </ns1:style>
    <ns1:style ns1:name="T577" ns1:parent-style-name="Standaardalinea-lettertype" ns1:family="text">
      <ns1:text-properties ns3:letter-spacing="-0.0034in" ns3:font-size="10pt" ns1:font-size-asian="10pt"/>
    </ns1:style>
    <ns1:style ns1:name="T578" ns1:parent-style-name="Standaardalinea-lettertype" ns1:family="text">
      <ns1:text-properties ns3:font-size="10pt" ns1:font-size-asian="10pt"/>
    </ns1:style>
    <ns1:style ns1:name="T579" ns1:parent-style-name="Standaardalinea-lettertype" ns1:family="text">
      <ns1:text-properties ns3:letter-spacing="-0.0034in" ns3:font-size="10pt" ns1:font-size-asian="10pt"/>
    </ns1:style>
    <ns1:style ns1:name="T580" ns1:parent-style-name="Standaardalinea-lettertype" ns1:family="text">
      <ns1:text-properties ns3:font-size="10pt" ns1:font-size-asian="10pt"/>
    </ns1:style>
    <ns1:style ns1:name="T581" ns1:parent-style-name="Standaardalinea-lettertype" ns1:family="text">
      <ns1:text-properties ns3:letter-spacing="-0.0034in" ns3:font-size="10pt" ns1:font-size-asian="10pt"/>
    </ns1:style>
    <ns1:style ns1:name="T582" ns1:parent-style-name="Standaardalinea-lettertype" ns1:family="text">
      <ns1:text-properties ns3:font-size="10pt" ns1:font-size-asian="10pt"/>
    </ns1:style>
    <ns1:style ns1:name="T583" ns1:parent-style-name="Standaardalinea-lettertype" ns1:family="text">
      <ns1:text-properties ns3:letter-spacing="-0.0034in" ns3:font-size="10pt" ns1:font-size-asian="10pt"/>
    </ns1:style>
    <ns1:style ns1:name="T584" ns1:parent-style-name="Standaardalinea-lettertype" ns1:family="text">
      <ns1:text-properties ns3:font-size="10pt" ns1:font-size-asian="10pt"/>
    </ns1:style>
    <ns1:style ns1:name="T585" ns1:parent-style-name="Standaardalinea-lettertype" ns1:family="text">
      <ns1:text-properties ns3:letter-spacing="-0.0034in" ns3:font-size="10pt" ns1:font-size-asian="10pt"/>
    </ns1:style>
    <ns1:style ns1:name="T586" ns1:parent-style-name="Standaardalinea-lettertype" ns1:family="text">
      <ns1:text-properties ns3:font-size="10pt" ns1:font-size-asian="10pt"/>
    </ns1:style>
    <ns1:style ns1:name="T587" ns1:parent-style-name="Standaardalinea-lettertype" ns1:family="text">
      <ns1:text-properties ns3:letter-spacing="-0.0034in" ns3:font-size="10pt" ns1:font-size-asian="10pt"/>
    </ns1:style>
    <ns1:style ns1:name="T588" ns1:parent-style-name="Standaardalinea-lettertype" ns1:family="text">
      <ns1:text-properties ns3:font-size="10pt" ns1:font-size-asian="10pt"/>
    </ns1:style>
    <ns1:style ns1:name="T589" ns1:parent-style-name="Standaardalinea-lettertype" ns1:family="text">
      <ns1:text-properties ns3:letter-spacing="-0.0034in" ns3:font-size="10pt" ns1:font-size-asian="10pt"/>
    </ns1:style>
    <ns1:style ns1:name="T590" ns1:parent-style-name="Standaardalinea-lettertype" ns1:family="text">
      <ns1:text-properties ns3:font-size="10pt" ns1:font-size-asian="10pt"/>
    </ns1:style>
    <ns1:style ns1:name="T591" ns1:parent-style-name="Standaardalinea-lettertype" ns1:family="text">
      <ns1:text-properties ns3:letter-spacing="-0.0034in" ns3:font-size="10pt" ns1:font-size-asian="10pt"/>
    </ns1:style>
    <ns1:style ns1:name="T592" ns1:parent-style-name="Standaardalinea-lettertype" ns1:family="text">
      <ns1:text-properties ns3:font-size="10pt" ns1:font-size-asian="10pt"/>
    </ns1:style>
    <ns1:style ns1:name="T593" ns1:parent-style-name="Standaardalinea-lettertype" ns1:family="text">
      <ns1:text-properties ns3:letter-spacing="-0.0034in" ns3:font-size="10pt" ns1:font-size-asian="10pt"/>
    </ns1:style>
    <ns1:style ns1:name="T594" ns1:parent-style-name="Standaardalinea-lettertype" ns1:family="text">
      <ns1:text-properties ns3:font-size="10pt" ns1:font-size-asian="10pt"/>
    </ns1:style>
    <ns1:style ns1:name="T595" ns1:parent-style-name="Standaardalinea-lettertype" ns1:family="text">
      <ns1:text-properties ns3:letter-spacing="-0.0034in" ns3:font-size="10pt" ns1:font-size-asian="10pt"/>
    </ns1:style>
    <ns1:style ns1:name="T596" ns1:parent-style-name="Standaardalinea-lettertype" ns1:family="text">
      <ns1:text-properties ns3:font-size="10pt" ns1:font-size-asian="10pt"/>
    </ns1:style>
    <ns1:style ns1:name="T597" ns1:parent-style-name="Standaardalinea-lettertype" ns1:family="text">
      <ns1:text-properties ns3:letter-spacing="-0.0034in" ns3:font-size="10pt" ns1:font-size-asian="10pt"/>
    </ns1:style>
    <ns1:style ns1:name="T598" ns1:parent-style-name="Standaardalinea-lettertype" ns1:family="text">
      <ns1:text-properties ns3:font-size="10pt" ns1:font-size-asian="10pt"/>
    </ns1:style>
    <ns1:style ns1:name="T599" ns1:parent-style-name="Standaardalinea-lettertype" ns1:family="text">
      <ns1:text-properties ns3:letter-spacing="-0.0034in" ns3:font-size="10pt" ns1:font-size-asian="10pt"/>
    </ns1:style>
    <ns1:style ns1:name="T600" ns1:parent-style-name="Standaardalinea-lettertype" ns1:family="text">
      <ns1:text-properties ns3:font-size="10pt" ns1:font-size-asian="10pt"/>
    </ns1:style>
    <ns1:style ns1:name="T601" ns1:parent-style-name="Standaardalinea-lettertype" ns1:family="text">
      <ns1:text-properties ns3:letter-spacing="-0.0034in" ns3:font-size="10pt" ns1:font-size-asian="10pt"/>
    </ns1:style>
    <ns1:style ns1:name="T602" ns1:parent-style-name="Standaardalinea-lettertype" ns1:family="text">
      <ns1:text-properties ns3:font-size="10pt" ns1:font-size-asian="10pt"/>
    </ns1:style>
    <ns1:style ns1:name="T603" ns1:parent-style-name="Standaardalinea-lettertype" ns1:family="text">
      <ns1:text-properties ns3:letter-spacing="-0.0006in" ns3:font-size="10pt" ns1:font-size-asian="10pt"/>
    </ns1:style>
    <ns1:style ns1:name="T604" ns1:parent-style-name="Standaardalinea-lettertype" ns1:family="text">
      <ns1:text-properties ns3:font-size="10pt" ns1:font-size-asian="10pt"/>
    </ns1:style>
    <ns1:style ns1:name="T605" ns1:parent-style-name="Standaardalinea-lettertype" ns1:family="text">
      <ns1:text-properties ns3:letter-spacing="-0.0006in" ns3:font-size="10pt" ns1:font-size-asian="10pt"/>
    </ns1:style>
    <ns1:style ns1:name="T606" ns1:parent-style-name="Standaardalinea-lettertype" ns1:family="text">
      <ns1:text-properties ns3:font-size="10pt" ns1:font-size-asian="10pt"/>
    </ns1:style>
    <ns1:style ns1:name="T607" ns1:parent-style-name="Standaardalinea-lettertype" ns1:family="text">
      <ns1:text-properties ns3:letter-spacing="-0.0006in" ns3:font-size="10pt" ns1:font-size-asian="10pt"/>
    </ns1:style>
    <ns1:style ns1:name="T608" ns1:parent-style-name="Standaardalinea-lettertype" ns1:family="text">
      <ns1:text-properties ns3:font-size="10pt" ns1:font-size-asian="10pt"/>
    </ns1:style>
    <ns1:style ns1:name="T609" ns1:parent-style-name="Standaardalinea-lettertype" ns1:family="text">
      <ns1:text-properties ns3:letter-spacing="-0.0006in" ns3:font-size="10pt" ns1:font-size-asian="10pt"/>
    </ns1:style>
    <ns1:style ns1:name="T610" ns1:parent-style-name="Standaardalinea-lettertype" ns1:family="text">
      <ns1:text-properties ns3:font-size="10pt" ns1:font-size-asian="10pt"/>
    </ns1:style>
    <ns1:style ns1:name="T611" ns1:parent-style-name="Standaardalinea-lettertype" ns1:family="text">
      <ns1:text-properties ns3:letter-spacing="-0.0006in" ns3:font-size="10pt" ns1:font-size-asian="10pt"/>
    </ns1:style>
    <ns1:style ns1:name="T612" ns1:parent-style-name="Standaardalinea-lettertype" ns1:family="text">
      <ns1:text-properties ns3:font-size="10pt" ns1:font-size-asian="10pt"/>
    </ns1:style>
    <ns1:style ns1:name="T613" ns1:parent-style-name="Standaardalinea-lettertype" ns1:family="text">
      <ns1:text-properties ns3:letter-spacing="-0.0006in" ns3:font-size="10pt" ns1:font-size-asian="10pt"/>
    </ns1:style>
    <ns1:style ns1:name="T614" ns1:parent-style-name="Standaardalinea-lettertype" ns1:family="text">
      <ns1:text-properties ns3:font-size="10pt" ns1:font-size-asian="10pt"/>
    </ns1:style>
    <ns1:style ns1:name="T615" ns1:parent-style-name="Standaardalinea-lettertype" ns1:family="text">
      <ns1:text-properties ns3:letter-spacing="-0.0006in" ns3:font-size="10pt" ns1:font-size-asian="10pt"/>
    </ns1:style>
    <ns1:style ns1:name="T616" ns1:parent-style-name="Standaardalinea-lettertype" ns1:family="text">
      <ns1:text-properties ns3:font-size="10pt" ns1:font-size-asian="10pt"/>
    </ns1:style>
    <ns1:style ns1:name="T617" ns1:parent-style-name="Standaardalinea-lettertype" ns1:family="text">
      <ns1:text-properties ns3:letter-spacing="-0.0006in" ns3:font-size="10pt" ns1:font-size-asian="10pt"/>
    </ns1:style>
    <ns1:style ns1:name="T618" ns1:parent-style-name="Standaardalinea-lettertype" ns1:family="text">
      <ns1:text-properties ns3:font-size="10pt" ns1:font-size-asian="10pt"/>
    </ns1:style>
    <ns1:style ns1:name="T619" ns1:parent-style-name="Standaardalinea-lettertype" ns1:family="text">
      <ns1:text-properties ns3:letter-spacing="-0.0006in" ns3:font-size="10pt" ns1:font-size-asian="10pt"/>
    </ns1:style>
    <ns1:style ns1:name="T620" ns1:parent-style-name="Standaardalinea-lettertype" ns1:family="text">
      <ns1:text-properties ns3:font-size="10pt" ns1:font-size-asian="10pt"/>
    </ns1:style>
    <ns1:style ns1:name="T621" ns1:parent-style-name="Standaardalinea-lettertype" ns1:family="text">
      <ns1:text-properties ns3:letter-spacing="-0.0006in" ns3:font-size="10pt" ns1:font-size-asian="10pt"/>
    </ns1:style>
    <ns1:style ns1:name="T622" ns1:parent-style-name="Standaardalinea-lettertype" ns1:family="text">
      <ns1:text-properties ns3:font-size="10pt" ns1:font-size-asian="10pt"/>
    </ns1:style>
    <ns1:style ns1:name="T623" ns1:parent-style-name="Standaardalinea-lettertype" ns1:family="text">
      <ns1:text-properties ns3:letter-spacing="-0.0006in" ns3:font-size="10pt" ns1:font-size-asian="10pt"/>
    </ns1:style>
    <ns1:style ns1:name="T624" ns1:parent-style-name="Standaardalinea-lettertype" ns1:family="text">
      <ns1:text-properties ns3:font-size="10pt" ns1:font-size-asian="10pt"/>
    </ns1:style>
    <ns1:style ns1:name="T625" ns1:parent-style-name="Standaardalinea-lettertype" ns1:family="text">
      <ns1:text-properties ns3:letter-spacing="-0.0006in" ns3:font-size="10pt" ns1:font-size-asian="10pt"/>
    </ns1:style>
    <ns1:style ns1:name="T626" ns1:parent-style-name="Standaardalinea-lettertype" ns1:family="text">
      <ns1:text-properties ns3:font-size="10pt" ns1:font-size-asian="10pt"/>
    </ns1:style>
    <ns1:style ns1:name="T627" ns1:parent-style-name="Standaardalinea-lettertype" ns1:family="text">
      <ns1:text-properties ns3:letter-spacing="-0.0006in" ns3:font-size="10pt" ns1:font-size-asian="10pt"/>
    </ns1:style>
    <ns1:style ns1:name="T628" ns1:parent-style-name="Standaardalinea-lettertype" ns1:family="text">
      <ns1:text-properties ns3:font-size="10pt" ns1:font-size-asian="10pt"/>
    </ns1:style>
    <ns1:style ns1:name="T629" ns1:parent-style-name="Standaardalinea-lettertype" ns1:family="text">
      <ns1:text-properties ns3:letter-spacing="-0.0006in" ns3:font-size="10pt" ns1:font-size-asian="10pt"/>
    </ns1:style>
    <ns1:style ns1:name="T630" ns1:parent-style-name="Standaardalinea-lettertype" ns1:family="text">
      <ns1:text-properties ns3:font-size="10pt" ns1:font-size-asian="10pt"/>
    </ns1:style>
    <ns1:style ns1:name="T631" ns1:parent-style-name="Standaardalinea-lettertype" ns1:family="text">
      <ns1:text-properties ns3:letter-spacing="-0.0006in" ns3:font-size="10pt" ns1:font-size-asian="10pt"/>
    </ns1:style>
    <ns1:style ns1:name="T632" ns1:parent-style-name="Standaardalinea-lettertype" ns1:family="text">
      <ns1:text-properties ns3:font-size="10pt" ns1:font-size-asian="10pt"/>
    </ns1:style>
    <ns1:style ns1:name="T633" ns1:parent-style-name="Standaardalinea-lettertype" ns1:family="text">
      <ns1:text-properties ns3:letter-spacing="-0.0006in" ns3:font-size="10pt" ns1:font-size-asian="10pt"/>
    </ns1:style>
    <ns1:style ns1:name="T634" ns1:parent-style-name="Standaardalinea-lettertype" ns1:family="text">
      <ns1:text-properties ns3:font-size="10pt" ns1:font-size-asian="10pt"/>
    </ns1:style>
    <ns1:style ns1:name="TableRow635" ns1:family="table-row">
      <ns1:table-row-properties ns3:keep-together="always"/>
    </ns1:style>
    <ns1:style ns1:name="P636" ns1:parent-style-name="Standaard" ns1:family="paragraph">
      <ns1:text-properties ns3:font-size="1pt" ns1:font-size-asian="1pt" ns1:font-size-complex="1pt"/>
    </ns1:style>
    <ns1:style ns1:name="P637" ns1:parent-style-name="Standaard" ns1:family="paragraph">
      <ns1:text-properties ns3:font-size="1pt" ns1:font-size-asian="1pt" ns1:font-size-complex="1pt"/>
    </ns1:style>
    <ns1:style ns1:name="TableCell638" ns1:family="table-cell">
      <ns1:table-cell-properties ns3:border-top="0.0069in dotted #44A147" ns3:border-left="none" ns3:border-bottom="0.0069in dotted #44A147" ns3:border-right="none" ns1:writing-mode="lr-tb" ns3:padding-top="0in" ns3:padding-left="0in" ns3:padding-bottom="0in" ns3:padding-right="0in"/>
    </ns1:style>
    <ns1:style ns1:name="P639" ns1:parent-style-name="TableParagraph" ns1:family="paragraph">
      <ns1:paragraph-properties ns3:margin-top="0in" ns3:line-height="95%" ns3:margin-left="0.0381in">
        <ns1:tab-stops/>
      </ns1:paragraph-properties>
    </ns1:style>
    <ns1:style ns1:name="T640" ns1:parent-style-name="Standaardalinea-lettertype" ns1:family="text">
      <ns1:text-properties ns3:font-weight="bold" ns1:font-weight-asian="bold" ns3:font-size="10pt" ns1:font-size-asian="10pt"/>
    </ns1:style>
    <ns1:style ns1:name="T641" ns1:parent-style-name="Standaardalinea-lettertype" ns1:family="text">
      <ns1:text-properties ns3:font-weight="bold" ns1:font-weight-asian="bold" ns3:letter-spacing="-0.0104in" ns3:font-size="10pt" ns1:font-size-asian="10pt"/>
    </ns1:style>
    <ns1:style ns1:name="T642" ns1:parent-style-name="Standaardalinea-lettertype" ns1:family="text">
      <ns1:text-properties ns3:font-weight="bold" ns1:font-weight-asian="bold" ns3:font-size="10pt" ns1:font-size-asian="10pt"/>
    </ns1:style>
    <ns1:style ns1:name="T643" ns1:parent-style-name="Standaardalinea-lettertype" ns1:family="text">
      <ns1:text-properties ns3:font-weight="bold" ns1:font-weight-asian="bold" ns3:letter-spacing="-0.0104in" ns3:font-size="10pt" ns1:font-size-asian="10pt"/>
    </ns1:style>
    <ns1:style ns1:name="T644" ns1:parent-style-name="Standaardalinea-lettertype" ns1:family="text">
      <ns1:text-properties ns3:font-weight="bold" ns1:font-weight-asian="bold" ns3:font-size="10pt" ns1:font-size-asian="10pt"/>
    </ns1:style>
    <ns1:style ns1:name="TableCell645" ns1:family="table-cell">
      <ns1:table-cell-properties ns3:border-top="0.0069in dotted #44A147" ns3:border-left="none" ns3:border-bottom="0.0069in dotted #44A147" ns3:border-right="none" ns1:writing-mode="lr-tb" ns3:padding-top="0in" ns3:padding-left="0in" ns3:padding-bottom="0in" ns3:padding-right="0in"/>
    </ns1:style>
    <ns1:style ns1:name="P646" ns1:parent-style-name="TableParagraph" ns1:family="paragraph">
      <ns1:paragraph-properties ns3:margin-top="0.0916in" ns3:margin-left="0.0666in" ns3:margin-right="0.1305in">
        <ns1:tab-stops/>
      </ns1:paragraph-properties>
    </ns1:style>
    <ns1:style ns1:name="T647" ns1:parent-style-name="Standaardalinea-lettertype" ns1:family="text">
      <ns1:text-properties ns3:font-size="10pt" ns1:font-size-asian="10pt"/>
    </ns1:style>
    <ns1:style ns1:name="T648" ns1:parent-style-name="Standaardalinea-lettertype" ns1:family="text">
      <ns1:text-properties ns3:letter-spacing="-0.0027in" ns3:font-size="10pt" ns1:font-size-asian="10pt"/>
    </ns1:style>
    <ns1:style ns1:name="T649" ns1:parent-style-name="Standaardalinea-lettertype" ns1:family="text">
      <ns1:text-properties ns3:font-size="10pt" ns1:font-size-asian="10pt"/>
    </ns1:style>
    <ns1:style ns1:name="T650" ns1:parent-style-name="Standaardalinea-lettertype" ns1:family="text">
      <ns1:text-properties ns3:letter-spacing="-0.0027in" ns3:font-size="10pt" ns1:font-size-asian="10pt"/>
    </ns1:style>
    <ns1:style ns1:name="T651" ns1:parent-style-name="Standaardalinea-lettertype" ns1:family="text">
      <ns1:text-properties ns3:font-size="10pt" ns1:font-size-asian="10pt"/>
    </ns1:style>
    <ns1:style ns1:name="T652" ns1:parent-style-name="Standaardalinea-lettertype" ns1:family="text">
      <ns1:text-properties ns3:letter-spacing="-0.0027in" ns3:font-size="10pt" ns1:font-size-asian="10pt"/>
    </ns1:style>
    <ns1:style ns1:name="T653" ns1:parent-style-name="Standaardalinea-lettertype" ns1:family="text">
      <ns1:text-properties ns3:font-size="10pt" ns1:font-size-asian="10pt"/>
    </ns1:style>
    <ns1:style ns1:name="T654" ns1:parent-style-name="Standaardalinea-lettertype" ns1:family="text">
      <ns1:text-properties ns3:letter-spacing="-0.0027in" ns3:font-size="10pt" ns1:font-size-asian="10pt"/>
    </ns1:style>
    <ns1:style ns1:name="T655" ns1:parent-style-name="Standaardalinea-lettertype" ns1:family="text">
      <ns1:text-properties ns3:font-size="10pt" ns1:font-size-asian="10pt"/>
    </ns1:style>
    <ns1:style ns1:name="T656" ns1:parent-style-name="Standaardalinea-lettertype" ns1:family="text">
      <ns1:text-properties ns3:letter-spacing="-0.0027in" ns3:font-size="10pt" ns1:font-size-asian="10pt"/>
    </ns1:style>
    <ns1:style ns1:name="T657" ns1:parent-style-name="Standaardalinea-lettertype" ns1:family="text">
      <ns1:text-properties ns3:font-size="10pt" ns1:font-size-asian="10pt"/>
    </ns1:style>
    <ns1:style ns1:name="T658" ns1:parent-style-name="Standaardalinea-lettertype" ns1:family="text">
      <ns1:text-properties ns3:letter-spacing="-0.0027in" ns3:font-size="10pt" ns1:font-size-asian="10pt"/>
    </ns1:style>
    <ns1:style ns1:name="T659" ns1:parent-style-name="Standaardalinea-lettertype" ns1:family="text">
      <ns1:text-properties ns3:font-size="10pt" ns1:font-size-asian="10pt"/>
    </ns1:style>
    <ns1:style ns1:name="T660" ns1:parent-style-name="Standaardalinea-lettertype" ns1:family="text">
      <ns1:text-properties ns3:letter-spacing="-0.0027in" ns3:font-size="10pt" ns1:font-size-asian="10pt"/>
    </ns1:style>
    <ns1:style ns1:name="T661" ns1:parent-style-name="Standaardalinea-lettertype" ns1:family="text">
      <ns1:text-properties ns3:font-size="10pt" ns1:font-size-asian="10pt"/>
    </ns1:style>
    <ns1:style ns1:name="T662" ns1:parent-style-name="Standaardalinea-lettertype" ns1:family="text">
      <ns1:text-properties ns3:letter-spacing="-0.0027in" ns3:font-size="10pt" ns1:font-size-asian="10pt"/>
    </ns1:style>
    <ns1:style ns1:name="T663" ns1:parent-style-name="Standaardalinea-lettertype" ns1:family="text">
      <ns1:text-properties ns3:font-size="10pt" ns1:font-size-asian="10pt"/>
    </ns1:style>
    <ns1:style ns1:name="T664" ns1:parent-style-name="Standaardalinea-lettertype" ns1:family="text">
      <ns1:text-properties ns3:letter-spacing="-0.0027in" ns3:font-size="10pt" ns1:font-size-asian="10pt"/>
    </ns1:style>
    <ns1:style ns1:name="T665" ns1:parent-style-name="Standaardalinea-lettertype" ns1:family="text">
      <ns1:text-properties ns3:font-size="10pt" ns1:font-size-asian="10pt"/>
    </ns1:style>
    <ns1:style ns1:name="T666" ns1:parent-style-name="Standaardalinea-lettertype" ns1:family="text">
      <ns1:text-properties ns3:letter-spacing="-0.0027in" ns3:font-size="10pt" ns1:font-size-asian="10pt"/>
    </ns1:style>
    <ns1:style ns1:name="T667" ns1:parent-style-name="Standaardalinea-lettertype" ns1:family="text">
      <ns1:text-properties ns3:font-size="10pt" ns1:font-size-asian="10pt"/>
    </ns1:style>
    <ns1:style ns1:name="T668" ns1:parent-style-name="Standaardalinea-lettertype" ns1:family="text">
      <ns1:text-properties ns3:letter-spacing="-0.0027in" ns3:font-size="10pt" ns1:font-size-asian="10pt"/>
    </ns1:style>
    <ns1:style ns1:name="T669" ns1:parent-style-name="Standaardalinea-lettertype" ns1:family="text">
      <ns1:text-properties ns3:font-size="10pt" ns1:font-size-asian="10pt"/>
    </ns1:style>
    <ns1:style ns1:name="T670" ns1:parent-style-name="Standaardalinea-lettertype" ns1:family="text">
      <ns1:text-properties ns3:letter-spacing="-0.0027in" ns3:font-size="10pt" ns1:font-size-asian="10pt"/>
    </ns1:style>
    <ns1:style ns1:name="T671" ns1:parent-style-name="Standaardalinea-lettertype" ns1:family="text">
      <ns1:text-properties ns3:font-size="10pt" ns1:font-size-asian="10pt"/>
    </ns1:style>
    <ns1:style ns1:name="T672" ns1:parent-style-name="Standaardalinea-lettertype" ns1:family="text">
      <ns1:text-properties ns3:letter-spacing="-0.0027in" ns3:font-size="10pt" ns1:font-size-asian="10pt"/>
    </ns1:style>
    <ns1:style ns1:name="T673" ns1:parent-style-name="Standaardalinea-lettertype" ns1:family="text">
      <ns1:text-properties ns3:font-size="10pt" ns1:font-size-asian="10pt"/>
    </ns1:style>
    <ns1:style ns1:name="TableRow674" ns1:family="table-row">
      <ns1:table-row-properties ns3:keep-together="always"/>
    </ns1:style>
    <ns1:style ns1:name="P675" ns1:parent-style-name="Standaard" ns1:family="paragraph">
      <ns1:text-properties ns3:font-size="1pt" ns1:font-size-asian="1pt" ns1:font-size-complex="1pt"/>
    </ns1:style>
    <ns1:style ns1:name="P676" ns1:parent-style-name="Standaard" ns1:family="paragraph">
      <ns1:text-properties ns3:font-size="1pt" ns1:font-size-asian="1pt" ns1:font-size-complex="1pt"/>
    </ns1:style>
    <ns1:style ns1:name="TableCell677" ns1:family="table-cell">
      <ns1:table-cell-properties ns3:border-top="0.0069in dotted #44A147" ns3:border-left="none" ns3:border-bottom="0.0069in dotted #44A147" ns3:border-right="none" ns1:writing-mode="lr-tb" ns3:padding-top="0in" ns3:padding-left="0in" ns3:padding-bottom="0in" ns3:padding-right="0in"/>
    </ns1:style>
    <ns1:style ns1:name="P678" ns1:parent-style-name="TableParagraph" ns1:family="paragraph">
      <ns1:paragraph-properties ns3:margin-top="0in" ns3:margin-left="0.0381in">
        <ns1:tab-stops/>
      </ns1:paragraph-properties>
    </ns1:style>
    <ns1:style ns1:name="T679" ns1:parent-style-name="Standaardalinea-lettertype" ns1:family="text">
      <ns1:text-properties ns3:font-weight="bold" ns1:font-weight-asian="bold" ns3:font-size="10pt" ns1:font-size-asian="10pt"/>
    </ns1:style>
    <ns1:style ns1:name="T680" ns1:parent-style-name="Standaardalinea-lettertype" ns1:family="text">
      <ns1:text-properties ns3:font-weight="bold" ns1:font-weight-asian="bold" ns3:letter-spacing="-0.0013in" ns3:font-size="10pt" ns1:font-size-asian="10pt"/>
    </ns1:style>
    <ns1:style ns1:name="TableCell681" ns1:family="table-cell">
      <ns1:table-cell-properties ns3:border-top="0.0069in dotted #44A147" ns3:border-left="none" ns3:border-bottom="0.0069in dotted #44A147" ns3:border-right="none" ns1:writing-mode="lr-tb" ns3:padding-top="0in" ns3:padding-left="0in" ns3:padding-bottom="0in" ns3:padding-right="0in"/>
    </ns1:style>
    <ns1:style ns1:name="P682" ns1:parent-style-name="TableParagraph" ns1:family="paragraph">
      <ns1:paragraph-properties ns3:margin-top="0.0916in" ns3:margin-left="0.0666in" ns3:margin-right="0.1305in">
        <ns1:tab-stops/>
      </ns1:paragraph-properties>
    </ns1:style>
    <ns1:style ns1:name="T683" ns1:parent-style-name="Standaardalinea-lettertype" ns1:family="text">
      <ns1:text-properties ns3:font-size="10pt" ns1:font-size-asian="10pt"/>
    </ns1:style>
    <ns1:style ns1:name="T684" ns1:parent-style-name="Standaardalinea-lettertype" ns1:family="text">
      <ns1:text-properties ns3:letter-spacing="-0.002in" ns3:font-size="10pt" ns1:font-size-asian="10pt"/>
    </ns1:style>
    <ns1:style ns1:name="T685" ns1:parent-style-name="Standaardalinea-lettertype" ns1:family="text">
      <ns1:text-properties ns3:font-size="10pt" ns1:font-size-asian="10pt"/>
    </ns1:style>
    <ns1:style ns1:name="T686" ns1:parent-style-name="Standaardalinea-lettertype" ns1:family="text">
      <ns1:text-properties ns3:letter-spacing="-0.002in" ns3:font-size="10pt" ns1:font-size-asian="10pt"/>
    </ns1:style>
    <ns1:style ns1:name="T687" ns1:parent-style-name="Standaardalinea-lettertype" ns1:family="text">
      <ns1:text-properties ns3:font-size="10pt" ns1:font-size-asian="10pt"/>
    </ns1:style>
    <ns1:style ns1:name="T688" ns1:parent-style-name="Standaardalinea-lettertype" ns1:family="text">
      <ns1:text-properties ns3:letter-spacing="-0.002in" ns3:font-size="10pt" ns1:font-size-asian="10pt"/>
    </ns1:style>
    <ns1:style ns1:name="T689" ns1:parent-style-name="Standaardalinea-lettertype" ns1:family="text">
      <ns1:text-properties ns3:font-size="10pt" ns1:font-size-asian="10pt"/>
    </ns1:style>
    <ns1:style ns1:name="T690" ns1:parent-style-name="Standaardalinea-lettertype" ns1:family="text">
      <ns1:text-properties ns3:letter-spacing="-0.002in" ns3:font-size="10pt" ns1:font-size-asian="10pt"/>
    </ns1:style>
    <ns1:style ns1:name="T691" ns1:parent-style-name="Standaardalinea-lettertype" ns1:family="text">
      <ns1:text-properties ns3:font-size="10pt" ns1:font-size-asian="10pt"/>
    </ns1:style>
    <ns1:style ns1:name="T692" ns1:parent-style-name="Standaardalinea-lettertype" ns1:family="text">
      <ns1:text-properties ns3:letter-spacing="-0.002in" ns3:font-size="10pt" ns1:font-size-asian="10pt"/>
    </ns1:style>
    <ns1:style ns1:name="T693" ns1:parent-style-name="Standaardalinea-lettertype" ns1:family="text">
      <ns1:text-properties ns3:font-size="10pt" ns1:font-size-asian="10pt"/>
    </ns1:style>
    <ns1:style ns1:name="T694" ns1:parent-style-name="Standaardalinea-lettertype" ns1:family="text">
      <ns1:text-properties ns3:letter-spacing="-0.002in" ns3:font-size="10pt" ns1:font-size-asian="10pt"/>
    </ns1:style>
    <ns1:style ns1:name="T695" ns1:parent-style-name="Standaardalinea-lettertype" ns1:family="text">
      <ns1:text-properties ns3:font-size="10pt" ns1:font-size-asian="10pt"/>
    </ns1:style>
    <ns1:style ns1:name="T696" ns1:parent-style-name="Standaardalinea-lettertype" ns1:family="text">
      <ns1:text-properties ns3:letter-spacing="-0.002in" ns3:font-size="10pt" ns1:font-size-asian="10pt"/>
    </ns1:style>
    <ns1:style ns1:name="T697" ns1:parent-style-name="Standaardalinea-lettertype" ns1:family="text">
      <ns1:text-properties ns3:font-size="10pt" ns1:font-size-asian="10pt"/>
    </ns1:style>
    <ns1:style ns1:name="T698" ns1:parent-style-name="Standaardalinea-lettertype" ns1:family="text">
      <ns1:text-properties ns3:letter-spacing="-0.002in" ns3:font-size="10pt" ns1:font-size-asian="10pt"/>
    </ns1:style>
    <ns1:style ns1:name="T699" ns1:parent-style-name="Standaardalinea-lettertype" ns1:family="text">
      <ns1:text-properties ns3:font-size="10pt" ns1:font-size-asian="10pt"/>
    </ns1:style>
    <ns1:style ns1:name="T700" ns1:parent-style-name="Standaardalinea-lettertype" ns1:family="text">
      <ns1:text-properties ns3:letter-spacing="-0.002in" ns3:font-size="10pt" ns1:font-size-asian="10pt"/>
    </ns1:style>
    <ns1:style ns1:name="T701" ns1:parent-style-name="Standaardalinea-lettertype" ns1:family="text">
      <ns1:text-properties ns3:font-size="10pt" ns1:font-size-asian="10pt"/>
    </ns1:style>
    <ns1:style ns1:name="T702" ns1:parent-style-name="Standaardalinea-lettertype" ns1:family="text">
      <ns1:text-properties ns3:letter-spacing="-0.002in" ns3:font-size="10pt" ns1:font-size-asian="10pt"/>
    </ns1:style>
    <ns1:style ns1:name="T703" ns1:parent-style-name="Standaardalinea-lettertype" ns1:family="text">
      <ns1:text-properties ns3:font-size="10pt" ns1:font-size-asian="10pt"/>
    </ns1:style>
    <ns1:style ns1:name="T704" ns1:parent-style-name="Standaardalinea-lettertype" ns1:family="text">
      <ns1:text-properties ns3:letter-spacing="-0.002in" ns3:font-size="10pt" ns1:font-size-asian="10pt"/>
    </ns1:style>
    <ns1:style ns1:name="T705" ns1:parent-style-name="Standaardalinea-lettertype" ns1:family="text">
      <ns1:text-properties ns3:font-size="10pt" ns1:font-size-asian="10pt"/>
    </ns1:style>
    <ns1:style ns1:name="T706" ns1:parent-style-name="Standaardalinea-lettertype" ns1:family="text">
      <ns1:text-properties ns3:letter-spacing="-0.002in" ns3:font-size="10pt" ns1:font-size-asian="10pt"/>
    </ns1:style>
    <ns1:style ns1:name="T707" ns1:parent-style-name="Standaardalinea-lettertype" ns1:family="text">
      <ns1:text-properties ns3:font-size="10pt" ns1:font-size-asian="10pt"/>
    </ns1:style>
    <ns1:style ns1:name="T708" ns1:parent-style-name="Standaardalinea-lettertype" ns1:family="text">
      <ns1:text-properties ns3:letter-spacing="-0.002in" ns3:font-size="10pt" ns1:font-size-asian="10pt"/>
    </ns1:style>
    <ns1:style ns1:name="T709" ns1:parent-style-name="Standaardalinea-lettertype" ns1:family="text">
      <ns1:text-properties ns3:font-size="10pt" ns1:font-size-asian="10pt"/>
    </ns1:style>
    <ns1:style ns1:name="T710" ns1:parent-style-name="Standaardalinea-lettertype" ns1:family="text">
      <ns1:text-properties ns3:letter-spacing="-0.002in" ns3:font-size="10pt" ns1:font-size-asian="10pt"/>
    </ns1:style>
    <ns1:style ns1:name="T711" ns1:parent-style-name="Standaardalinea-lettertype" ns1:family="text">
      <ns1:text-properties ns3:font-size="10pt" ns1:font-size-asian="10pt"/>
    </ns1:style>
    <ns1:style ns1:name="T712" ns1:parent-style-name="Standaardalinea-lettertype" ns1:family="text">
      <ns1:text-properties ns3:letter-spacing="-0.0013in" ns3:font-size="10pt" ns1:font-size-asian="10pt"/>
    </ns1:style>
    <ns1:style ns1:name="TableRow713" ns1:family="table-row">
      <ns1:table-row-properties ns3:keep-together="always"/>
    </ns1:style>
    <ns1:style ns1:name="P714" ns1:parent-style-name="Standaard" ns1:family="paragraph">
      <ns1:text-properties ns3:font-size="1pt" ns1:font-size-asian="1pt" ns1:font-size-complex="1pt"/>
    </ns1:style>
    <ns1:style ns1:name="P715" ns1:parent-style-name="Standaard" ns1:family="paragraph">
      <ns1:text-properties ns3:font-size="1pt" ns1:font-size-asian="1pt" ns1:font-size-complex="1pt"/>
    </ns1:style>
    <ns1:style ns1:name="TableCell716" ns1:family="table-cell">
      <ns1:table-cell-properties ns3:border-top="0.0069in dotted #44A147" ns3:border-left="none" ns3:border-bottom="0.0069in solid #25295B" ns3:border-right="none" ns1:writing-mode="lr-tb" ns3:padding-top="0in" ns3:padding-left="0in" ns3:padding-bottom="0in" ns3:padding-right="0in"/>
    </ns1:style>
    <ns1:style ns1:name="P717" ns1:parent-style-name="TableParagraph" ns1:family="paragraph">
      <ns1:paragraph-properties ns3:margin-top="0in" ns3:line-height="95%" ns3:margin-left="0.0381in" ns3:margin-right="0.4784in">
        <ns1:tab-stops/>
      </ns1:paragraph-properties>
    </ns1:style>
    <ns1:style ns1:name="T718" ns1:parent-style-name="Standaardalinea-lettertype" ns1:family="text">
      <ns1:text-properties ns3:font-weight="bold" ns1:font-weight-asian="bold" ns3:font-size="10pt" ns1:font-size-asian="10pt"/>
    </ns1:style>
    <ns1:style ns1:name="T719" ns1:parent-style-name="Standaardalinea-lettertype" ns1:family="text">
      <ns1:text-properties ns3:font-weight="bold" ns1:font-weight-asian="bold" ns3:letter-spacing="-0.0104in" ns3:font-size="10pt" ns1:font-size-asian="10pt"/>
    </ns1:style>
    <ns1:style ns1:name="T720" ns1:parent-style-name="Standaardalinea-lettertype" ns1:family="text">
      <ns1:text-properties ns3:font-weight="bold" ns1:font-weight-asian="bold" ns3:font-size="10pt" ns1:font-size-asian="10pt"/>
    </ns1:style>
    <ns1:style ns1:name="T721" ns1:parent-style-name="Standaardalinea-lettertype" ns1:family="text">
      <ns1:text-properties ns3:font-weight="bold" ns1:font-weight-asian="bold" ns3:letter-spacing="-0.0013in" ns3:font-size="10pt" ns1:font-size-asian="10pt"/>
    </ns1:style>
    <ns1:style ns1:name="TableCell722" ns1:family="table-cell">
      <ns1:table-cell-properties ns3:border-top="0.0069in dotted #44A147" ns3:border-left="none" ns3:border-bottom="0.0069in solid #25295B" ns3:border-right="none" ns1:writing-mode="lr-tb" ns3:padding-top="0in" ns3:padding-left="0in" ns3:padding-bottom="0in" ns3:padding-right="0in"/>
    </ns1:style>
    <ns1:style ns1:name="P723" ns1:parent-style-name="TableParagraph" ns1:family="paragraph">
      <ns1:paragraph-properties ns3:margin-top="0.0916in" ns3:margin-left="0.0666in" ns3:margin-right="0.0291in">
        <ns1:tab-stops/>
      </ns1:paragraph-properties>
    </ns1:style>
    <ns1:style ns1:name="T724" ns1:parent-style-name="Standaardalinea-lettertype" ns1:family="text">
      <ns1:text-properties ns3:font-size="10pt" ns1:font-size-asian="10pt"/>
    </ns1:style>
    <ns1:style ns1:name="T725" ns1:parent-style-name="Standaardalinea-lettertype" ns1:family="text">
      <ns1:text-properties ns3:letter-spacing="-0.0027in" ns3:font-size="10pt" ns1:font-size-asian="10pt"/>
    </ns1:style>
    <ns1:style ns1:name="T726" ns1:parent-style-name="Standaardalinea-lettertype" ns1:family="text">
      <ns1:text-properties ns3:font-size="10pt" ns1:font-size-asian="10pt"/>
    </ns1:style>
    <ns1:style ns1:name="T727" ns1:parent-style-name="Standaardalinea-lettertype" ns1:family="text">
      <ns1:text-properties ns3:letter-spacing="-0.0027in" ns3:font-size="10pt" ns1:font-size-asian="10pt"/>
    </ns1:style>
    <ns1:style ns1:name="T728" ns1:parent-style-name="Standaardalinea-lettertype" ns1:family="text">
      <ns1:text-properties ns3:font-size="10pt" ns1:font-size-asian="10pt"/>
    </ns1:style>
    <ns1:style ns1:name="T729" ns1:parent-style-name="Standaardalinea-lettertype" ns1:family="text">
      <ns1:text-properties ns3:letter-spacing="-0.0027in" ns3:font-size="10pt" ns1:font-size-asian="10pt"/>
    </ns1:style>
    <ns1:style ns1:name="T730" ns1:parent-style-name="Standaardalinea-lettertype" ns1:family="text">
      <ns1:text-properties ns3:font-size="10pt" ns1:font-size-asian="10pt"/>
    </ns1:style>
    <ns1:style ns1:name="T731" ns1:parent-style-name="Standaardalinea-lettertype" ns1:family="text">
      <ns1:text-properties ns3:letter-spacing="-0.0027in" ns3:font-size="10pt" ns1:font-size-asian="10pt"/>
    </ns1:style>
    <ns1:style ns1:name="T732" ns1:parent-style-name="Standaardalinea-lettertype" ns1:family="text">
      <ns1:text-properties ns3:font-size="10pt" ns1:font-size-asian="10pt"/>
    </ns1:style>
    <ns1:style ns1:name="T733" ns1:parent-style-name="Standaardalinea-lettertype" ns1:family="text">
      <ns1:text-properties ns3:letter-spacing="-0.0027in" ns3:font-size="10pt" ns1:font-size-asian="10pt"/>
    </ns1:style>
    <ns1:style ns1:name="T734" ns1:parent-style-name="Standaardalinea-lettertype" ns1:family="text">
      <ns1:text-properties ns3:font-size="10pt" ns1:font-size-asian="10pt"/>
    </ns1:style>
    <ns1:style ns1:name="T735" ns1:parent-style-name="Standaardalinea-lettertype" ns1:family="text">
      <ns1:text-properties ns3:letter-spacing="-0.0027in" ns3:font-size="10pt" ns1:font-size-asian="10pt"/>
    </ns1:style>
    <ns1:style ns1:name="T736" ns1:parent-style-name="Standaardalinea-lettertype" ns1:family="text">
      <ns1:text-properties ns3:font-size="10pt" ns1:font-size-asian="10pt"/>
    </ns1:style>
    <ns1:style ns1:name="T737" ns1:parent-style-name="Standaardalinea-lettertype" ns1:family="text">
      <ns1:text-properties ns3:letter-spacing="-0.0027in" ns3:font-size="10pt" ns1:font-size-asian="10pt"/>
    </ns1:style>
    <ns1:style ns1:name="T738" ns1:parent-style-name="Standaardalinea-lettertype" ns1:family="text">
      <ns1:text-properties ns3:font-size="10pt" ns1:font-size-asian="10pt"/>
    </ns1:style>
    <ns1:style ns1:name="T739" ns1:parent-style-name="Standaardalinea-lettertype" ns1:family="text">
      <ns1:text-properties ns3:letter-spacing="-0.0027in" ns3:font-size="10pt" ns1:font-size-asian="10pt"/>
    </ns1:style>
    <ns1:style ns1:name="T740" ns1:parent-style-name="Standaardalinea-lettertype" ns1:family="text">
      <ns1:text-properties ns3:font-size="10pt" ns1:font-size-asian="10pt"/>
    </ns1:style>
    <ns1:style ns1:name="T741" ns1:parent-style-name="Standaardalinea-lettertype" ns1:family="text">
      <ns1:text-properties ns3:letter-spacing="-0.0027in" ns3:font-size="10pt" ns1:font-size-asian="10pt"/>
    </ns1:style>
    <ns1:style ns1:name="T742" ns1:parent-style-name="Standaardalinea-lettertype" ns1:family="text">
      <ns1:text-properties ns3:font-size="10pt" ns1:font-size-asian="10pt"/>
    </ns1:style>
    <ns1:style ns1:name="T743" ns1:parent-style-name="Standaardalinea-lettertype" ns1:family="text">
      <ns1:text-properties ns3:letter-spacing="-0.0027in" ns3:font-size="10pt" ns1:font-size-asian="10pt"/>
    </ns1:style>
    <ns1:style ns1:name="T744" ns1:parent-style-name="Standaardalinea-lettertype" ns1:family="text">
      <ns1:text-properties ns3:font-size="10pt" ns1:font-size-asian="10pt"/>
    </ns1:style>
    <ns1:style ns1:name="T745" ns1:parent-style-name="Standaardalinea-lettertype" ns1:family="text">
      <ns1:text-properties ns3:letter-spacing="-0.0027in" ns3:font-size="10pt" ns1:font-size-asian="10pt"/>
    </ns1:style>
    <ns1:style ns1:name="T746" ns1:parent-style-name="Standaardalinea-lettertype" ns1:family="text">
      <ns1:text-properties ns3:font-size="10pt" ns1:font-size-asian="10pt"/>
    </ns1:style>
    <ns1:style ns1:name="T747" ns1:parent-style-name="Standaardalinea-lettertype" ns1:family="text">
      <ns1:text-properties ns3:letter-spacing="-0.0027in" ns3:font-size="10pt" ns1:font-size-asian="10pt"/>
    </ns1:style>
    <ns1:style ns1:name="T748" ns1:parent-style-name="Standaardalinea-lettertype" ns1:family="text">
      <ns1:text-properties ns3:font-size="10pt" ns1:font-size-asian="10pt"/>
    </ns1:style>
    <ns1:style ns1:name="TableRow749" ns1:family="table-row">
      <ns1:table-row-properties ns1:min-row-height="0.6666in"/>
    </ns1:style>
    <ns1:style ns1:name="TableCell750" ns1:family="table-cell">
      <ns1:table-cell-properties ns3:border-top="0.0069in solid #25295B" ns3:border-left="none" ns3:border-bottom="0.0069in solid #25295B" ns3:border-right="none" ns1:writing-mode="lr-tb" ns3:padding-top="0in" ns3:padding-left="0in" ns3:padding-bottom="0in" ns3:padding-right="0in"/>
    </ns1:style>
    <ns1:style ns1:name="P751" ns1:parent-style-name="TableParagraph" ns1:family="paragraph">
      <ns1:paragraph-properties ns3:margin-top="0in"/>
      <ns1:text-properties ns1:font-name="Times New Roman" ns3:font-size="9pt" ns1:font-size-asian="9pt"/>
    </ns1:style>
    <ns1:style ns1:name="TableCell752" ns1:family="table-cell">
      <ns1:table-cell-properties ns3:border-top="0.0069in solid #25295B" ns3:border-left="none" ns3:border-bottom="0.0069in solid #25295B" ns3:border-right="none" ns1:writing-mode="lr-tb" ns3:padding-top="0in" ns3:padding-left="0in" ns3:padding-bottom="0in" ns3:padding-right="0in"/>
    </ns1:style>
    <ns1:style ns1:name="P753" ns1:parent-style-name="TableParagraph" ns1:family="paragraph">
      <ns1:paragraph-properties ns3:margin-top="0in" ns3:margin-right="0.0423in"/>
    </ns1:style>
    <ns1:style ns1:name="T754" ns1:parent-style-name="Standaardalinea-lettertype" ns1:family="text">
      <ns1:text-properties ns3:font-size="10pt" ns1:font-size-asian="10pt"/>
    </ns1:style>
    <ns1:style ns1:name="T755" ns1:parent-style-name="Standaardalinea-lettertype" ns1:family="text">
      <ns1:text-properties ns3:letter-spacing="-0.0097in" ns3:font-size="10pt" ns1:font-size-asian="10pt"/>
    </ns1:style>
    <ns1:style ns1:name="T756" ns1:parent-style-name="Standaardalinea-lettertype" ns1:family="text">
      <ns1:text-properties ns3:font-size="10pt" ns1:font-size-asian="10pt"/>
    </ns1:style>
    <ns1:style ns1:name="T757" ns1:parent-style-name="Standaardalinea-lettertype" ns1:family="text">
      <ns1:text-properties ns3:letter-spacing="-0.0097in" ns3:font-size="10pt" ns1:font-size-asian="10pt"/>
    </ns1:style>
    <ns1:style ns1:name="T758" ns1:parent-style-name="Standaardalinea-lettertype" ns1:family="text">
      <ns1:text-properties ns3:font-size="10pt" ns1:font-size-asian="10pt"/>
    </ns1:style>
    <ns1:style ns1:name="T759" ns1:parent-style-name="Standaardalinea-lettertype" ns1:family="text">
      <ns1:text-properties ns3:letter-spacing="-0.0097in" ns3:font-size="10pt" ns1:font-size-asian="10pt"/>
    </ns1:style>
    <ns1:style ns1:name="T760" ns1:parent-style-name="Standaardalinea-lettertype" ns1:family="text">
      <ns1:text-properties ns3:font-size="10pt" ns1:font-size-asian="10pt"/>
    </ns1:style>
    <ns1:style ns1:name="T761" ns1:parent-style-name="Standaardalinea-lettertype" ns1:family="text">
      <ns1:text-properties ns3:letter-spacing="-0.0013in" ns3:font-size="10pt" ns1:font-size-asian="10pt"/>
    </ns1:style>
    <ns1:style ns1:name="P762" ns1:parent-style-name="TableParagraph" ns1:family="paragraph">
      <ns1:paragraph-properties ns3:margin-top="0in" ns3:margin-right="0.1652in"/>
    </ns1:style>
    <ns1:style ns1:name="T763" ns1:parent-style-name="Standaardalinea-lettertype" ns1:family="text">
      <ns1:text-properties ns3:font-size="10pt" ns1:font-size-asian="10pt"/>
    </ns1:style>
    <ns1:style ns1:name="T764" ns1:parent-style-name="Standaardalinea-lettertype" ns1:family="text">
      <ns1:text-properties ns3:letter-spacing="-0.0069in" ns3:font-size="10pt" ns1:font-size-asian="10pt"/>
    </ns1:style>
    <ns1:style ns1:name="T765" ns1:parent-style-name="Standaardalinea-lettertype" ns1:family="text">
      <ns1:text-properties ns3:font-size="10pt" ns1:font-size-asian="10pt"/>
    </ns1:style>
    <ns1:style ns1:name="T766" ns1:parent-style-name="Standaardalinea-lettertype" ns1:family="text">
      <ns1:text-properties ns3:letter-spacing="-0.0069in" ns3:font-size="10pt" ns1:font-size-asian="10pt"/>
    </ns1:style>
    <ns1:style ns1:name="T767" ns1:parent-style-name="Standaardalinea-lettertype" ns1:family="text">
      <ns1:text-properties ns3:font-size="10pt" ns1:font-size-asian="10pt"/>
    </ns1:style>
    <ns1:style ns1:name="T768" ns1:parent-style-name="Standaardalinea-lettertype" ns1:family="text">
      <ns1:text-properties ns3:letter-spacing="-0.0069in" ns3:font-size="10pt" ns1:font-size-asian="10pt"/>
    </ns1:style>
    <ns1:style ns1:name="T769" ns1:parent-style-name="Standaardalinea-lettertype" ns1:family="text">
      <ns1:text-properties ns3:font-size="10pt" ns1:font-size-asian="10pt"/>
    </ns1:style>
    <ns1:style ns1:name="T770" ns1:parent-style-name="Standaardalinea-lettertype" ns1:family="text">
      <ns1:text-properties ns3:letter-spacing="-0.0069in" ns3:font-size="10pt" ns1:font-size-asian="10pt"/>
    </ns1:style>
    <ns1:style ns1:name="T771" ns1:parent-style-name="Standaardalinea-lettertype" ns1:family="text">
      <ns1:text-properties ns3:font-size="10pt" ns1:font-size-asian="10pt"/>
    </ns1:style>
    <ns1:style ns1:name="T772" ns1:parent-style-name="Standaardalinea-lettertype" ns1:family="text">
      <ns1:text-properties ns3:letter-spacing="-0.0069in" ns3:font-size="10pt" ns1:font-size-asian="10pt"/>
    </ns1:style>
    <ns1:style ns1:name="T773" ns1:parent-style-name="Standaardalinea-lettertype" ns1:family="text">
      <ns1:text-properties ns3:font-size="10pt" ns1:font-size-asian="10pt"/>
    </ns1:style>
    <ns1:style ns1:name="T774" ns1:parent-style-name="Standaardalinea-lettertype" ns1:family="text">
      <ns1:text-properties ns3:letter-spacing="-0.009in" ns3:font-size="10pt" ns1:font-size-asian="10pt"/>
    </ns1:style>
    <ns1:style ns1:name="T775" ns1:parent-style-name="Standaardalinea-lettertype" ns1:family="text">
      <ns1:text-properties ns3:font-size="10pt" ns1:font-size-asian="10pt"/>
    </ns1:style>
    <ns1:style ns1:name="T776" ns1:parent-style-name="Standaardalinea-lettertype" ns1:family="text">
      <ns1:text-properties ns3:letter-spacing="-0.009in" ns3:font-size="10pt" ns1:font-size-asian="10pt"/>
    </ns1:style>
    <ns1:style ns1:name="T777" ns1:parent-style-name="Standaardalinea-lettertype" ns1:family="text">
      <ns1:text-properties ns3:font-size="10pt" ns1:font-size-asian="10pt"/>
    </ns1:style>
    <ns1:style ns1:name="T778" ns1:parent-style-name="Standaardalinea-lettertype" ns1:family="text">
      <ns1:text-properties ns3:letter-spacing="-0.009in" ns3:font-size="10pt" ns1:font-size-asian="10pt"/>
    </ns1:style>
    <ns1:style ns1:name="T779" ns1:parent-style-name="Standaardalinea-lettertype" ns1:family="text">
      <ns1:text-properties ns3:font-size="10pt" ns1:font-size-asian="10pt"/>
    </ns1:style>
    <ns1:style ns1:name="T780" ns1:parent-style-name="Standaardalinea-lettertype" ns1:family="text">
      <ns1:text-properties ns3:letter-spacing="-0.009in" ns3:font-size="10pt" ns1:font-size-asian="10pt"/>
    </ns1:style>
    <ns1:style ns1:name="T781" ns1:parent-style-name="Standaardalinea-lettertype" ns1:family="text">
      <ns1:text-properties ns3:font-size="10pt" ns1:font-size-asian="10pt"/>
    </ns1:style>
    <ns1:style ns1:name="T782" ns1:parent-style-name="Standaardalinea-lettertype" ns1:family="text">
      <ns1:text-properties ns3:letter-spacing="-0.009in" ns3:font-size="10pt" ns1:font-size-asian="10pt"/>
    </ns1:style>
    <ns1:style ns1:name="T783" ns1:parent-style-name="Standaardalinea-lettertype" ns1:family="text">
      <ns1:text-properties ns3:font-size="10pt" ns1:font-size-asian="10pt"/>
    </ns1:style>
    <ns1:style ns1:name="T784" ns1:parent-style-name="Standaardalinea-lettertype" ns1:family="text">
      <ns1:text-properties ns3:letter-spacing="-0.009in" ns3:font-size="10pt" ns1:font-size-asian="10pt"/>
    </ns1:style>
    <ns1:style ns1:name="T785" ns1:parent-style-name="Standaardalinea-lettertype" ns1:family="text">
      <ns1:text-properties ns3:font-size="10pt" ns1:font-size-asian="10pt"/>
    </ns1:style>
    <ns1:style ns1:name="T786" ns1:parent-style-name="Standaardalinea-lettertype" ns1:family="text">
      <ns1:text-properties ns3:letter-spacing="-0.009in" ns3:font-size="10pt" ns1:font-size-asian="10pt"/>
    </ns1:style>
    <ns1:style ns1:name="T787" ns1:parent-style-name="Standaardalinea-lettertype" ns1:family="text">
      <ns1:text-properties ns3:font-size="10pt" ns1:font-size-asian="10pt"/>
    </ns1:style>
    <ns1:style ns1:name="T788" ns1:parent-style-name="Standaardalinea-lettertype" ns1:family="text">
      <ns1:text-properties ns3:letter-spacing="-0.009in" ns3:font-size="10pt" ns1:font-size-asian="10pt"/>
    </ns1:style>
    <ns1:style ns1:name="T789" ns1:parent-style-name="Standaardalinea-lettertype" ns1:family="text">
      <ns1:text-properties ns3:font-size="10pt" ns1:font-size-asian="10pt"/>
    </ns1:style>
    <ns1:style ns1:name="TableCell790" ns1:family="table-cell">
      <ns1:table-cell-properties ns3:border-top="0.0069in solid #25295B" ns3:border-left="none" ns3:border-bottom="0.0069in dotted #F36F63" ns3:border-right="none" ns1:writing-mode="lr-tb" ns3:padding-top="0in" ns3:padding-left="0in" ns3:padding-bottom="0in" ns3:padding-right="0in"/>
    </ns1:style>
    <ns1:style ns1:name="P791" ns1:parent-style-name="TableParagraph" ns1:family="paragraph">
      <ns1:paragraph-properties ns3:margin-top="0.0958in" ns3:line-height="95%" ns3:margin-left="0.0381in" ns3:margin-right="0.0194in">
        <ns1:tab-stops/>
      </ns1:paragraph-properties>
    </ns1:style>
    <ns1:style ns1:name="T792" ns1:parent-style-name="Standaardalinea-lettertype" ns1:family="text">
      <ns1:text-properties ns3:font-weight="bold" ns1:font-weight-asian="bold" ns3:font-size="10pt" ns1:font-size-asian="10pt"/>
    </ns1:style>
    <ns1:style ns1:name="T793" ns1:parent-style-name="Standaardalinea-lettertype" ns1:family="text">
      <ns1:text-properties ns3:font-weight="bold" ns1:font-weight-asian="bold" ns3:letter-spacing="-0.0104in" ns3:font-size="10pt" ns1:font-size-asian="10pt"/>
    </ns1:style>
    <ns1:style ns1:name="T794" ns1:parent-style-name="Standaardalinea-lettertype" ns1:family="text">
      <ns1:text-properties ns3:font-weight="bold" ns1:font-weight-asian="bold" ns3:font-size="10pt" ns1:font-size-asian="10pt"/>
    </ns1:style>
    <ns1:style ns1:name="T795" ns1:parent-style-name="Standaardalinea-lettertype" ns1:family="text">
      <ns1:text-properties ns3:font-weight="bold" ns1:font-weight-asian="bold" ns3:letter-spacing="-0.0104in" ns3:font-size="10pt" ns1:font-size-asian="10pt"/>
    </ns1:style>
    <ns1:style ns1:name="T796" ns1:parent-style-name="Standaardalinea-lettertype" ns1:family="text">
      <ns1:text-properties ns3:font-weight="bold" ns1:font-weight-asian="bold" ns3:font-size="10pt" ns1:font-size-asian="10pt"/>
    </ns1:style>
    <ns1:style ns1:name="T797" ns1:parent-style-name="Standaardalinea-lettertype" ns1:family="text">
      <ns1:text-properties ns3:font-weight="bold" ns1:font-weight-asian="bold" ns3:letter-spacing="-0.0013in" ns3:font-size="10pt" ns1:font-size-asian="10pt"/>
    </ns1:style>
    <ns1:style ns1:name="TableCell798" ns1:family="table-cell">
      <ns1:table-cell-properties ns3:border-top="0.0069in solid #25295B" ns3:border-left="none" ns3:border-bottom="0.0069in dotted #F36F63" ns3:border-right="none" ns1:writing-mode="lr-tb" ns3:padding-top="0in" ns3:padding-left="0in" ns3:padding-bottom="0in" ns3:padding-right="0in"/>
    </ns1:style>
    <ns1:style ns1:name="P799" ns1:parent-style-name="TableParagraph" ns1:family="paragraph">
      <ns1:paragraph-properties ns3:margin-top="0in" ns3:margin-left="0.0694in" ns3:margin-right="0.0534in">
        <ns1:tab-stops/>
      </ns1:paragraph-properties>
    </ns1:style>
    <ns1:style ns1:name="T800" ns1:parent-style-name="Standaardalinea-lettertype" ns1:family="text">
      <ns1:text-properties ns3:font-size="10pt" ns1:font-size-asian="10pt"/>
    </ns1:style>
    <ns1:style ns1:name="T801" ns1:parent-style-name="Standaardalinea-lettertype" ns1:family="text">
      <ns1:text-properties ns3:letter-spacing="-0.0027in" ns3:font-size="10pt" ns1:font-size-asian="10pt"/>
    </ns1:style>
    <ns1:style ns1:name="T802" ns1:parent-style-name="Standaardalinea-lettertype" ns1:family="text">
      <ns1:text-properties ns3:font-size="10pt" ns1:font-size-asian="10pt"/>
    </ns1:style>
    <ns1:style ns1:name="T803" ns1:parent-style-name="Standaardalinea-lettertype" ns1:family="text">
      <ns1:text-properties ns3:letter-spacing="-0.0027in" ns3:font-size="10pt" ns1:font-size-asian="10pt"/>
    </ns1:style>
    <ns1:style ns1:name="T804" ns1:parent-style-name="Standaardalinea-lettertype" ns1:family="text">
      <ns1:text-properties ns3:font-size="10pt" ns1:font-size-asian="10pt"/>
    </ns1:style>
    <ns1:style ns1:name="T805" ns1:parent-style-name="Standaardalinea-lettertype" ns1:family="text">
      <ns1:text-properties ns3:letter-spacing="-0.0027in" ns3:font-size="10pt" ns1:font-size-asian="10pt"/>
    </ns1:style>
    <ns1:style ns1:name="T806" ns1:parent-style-name="Standaardalinea-lettertype" ns1:family="text">
      <ns1:text-properties ns3:font-size="10pt" ns1:font-size-asian="10pt"/>
    </ns1:style>
    <ns1:style ns1:name="T807" ns1:parent-style-name="Standaardalinea-lettertype" ns1:family="text">
      <ns1:text-properties ns3:letter-spacing="-0.0027in" ns3:font-size="10pt" ns1:font-size-asian="10pt"/>
    </ns1:style>
    <ns1:style ns1:name="T808" ns1:parent-style-name="Standaardalinea-lettertype" ns1:family="text">
      <ns1:text-properties ns3:font-size="10pt" ns1:font-size-asian="10pt"/>
    </ns1:style>
    <ns1:style ns1:name="T809" ns1:parent-style-name="Standaardalinea-lettertype" ns1:family="text">
      <ns1:text-properties ns3:letter-spacing="-0.0027in" ns3:font-size="10pt" ns1:font-size-asian="10pt"/>
    </ns1:style>
    <ns1:style ns1:name="T810" ns1:parent-style-name="Standaardalinea-lettertype" ns1:family="text">
      <ns1:text-properties ns3:font-size="10pt" ns1:font-size-asian="10pt"/>
    </ns1:style>
    <ns1:style ns1:name="T811" ns1:parent-style-name="Standaardalinea-lettertype" ns1:family="text">
      <ns1:text-properties ns3:letter-spacing="-0.0027in" ns3:font-size="10pt" ns1:font-size-asian="10pt"/>
    </ns1:style>
    <ns1:style ns1:name="T812" ns1:parent-style-name="Standaardalinea-lettertype" ns1:family="text">
      <ns1:text-properties ns3:font-size="10pt" ns1:font-size-asian="10pt"/>
    </ns1:style>
    <ns1:style ns1:name="T813" ns1:parent-style-name="Standaardalinea-lettertype" ns1:family="text">
      <ns1:text-properties ns3:letter-spacing="-0.0027in" ns3:font-size="10pt" ns1:font-size-asian="10pt"/>
    </ns1:style>
    <ns1:style ns1:name="T814" ns1:parent-style-name="Standaardalinea-lettertype" ns1:family="text">
      <ns1:text-properties ns3:font-size="10pt" ns1:font-size-asian="10pt"/>
    </ns1:style>
    <ns1:style ns1:name="T815" ns1:parent-style-name="Standaardalinea-lettertype" ns1:family="text">
      <ns1:text-properties ns3:letter-spacing="-0.0027in" ns3:font-size="10pt" ns1:font-size-asian="10pt"/>
    </ns1:style>
    <ns1:style ns1:name="T816" ns1:parent-style-name="Standaardalinea-lettertype" ns1:family="text">
      <ns1:text-properties ns3:font-size="10pt" ns1:font-size-asian="10pt"/>
    </ns1:style>
    <ns1:style ns1:name="T817" ns1:parent-style-name="Standaardalinea-lettertype" ns1:family="text">
      <ns1:text-properties ns3:letter-spacing="-0.0027in" ns3:font-size="10pt" ns1:font-size-asian="10pt"/>
    </ns1:style>
    <ns1:style ns1:name="T818" ns1:parent-style-name="Standaardalinea-lettertype" ns1:family="text">
      <ns1:text-properties ns3:font-size="10pt" ns1:font-size-asian="10pt"/>
    </ns1:style>
    <ns1:style ns1:name="T819" ns1:parent-style-name="Standaardalinea-lettertype" ns1:family="text">
      <ns1:text-properties ns3:letter-spacing="-0.0027in" ns3:font-size="10pt" ns1:font-size-asian="10pt"/>
    </ns1:style>
    <ns1:style ns1:name="T820" ns1:parent-style-name="Standaardalinea-lettertype" ns1:family="text">
      <ns1:text-properties ns3:font-size="10pt" ns1:font-size-asian="10pt"/>
    </ns1:style>
    <ns1:style ns1:name="T821" ns1:parent-style-name="Standaardalinea-lettertype" ns1:family="text">
      <ns1:text-properties ns3:letter-spacing="-0.0027in" ns3:font-size="10pt" ns1:font-size-asian="10pt"/>
    </ns1:style>
    <ns1:style ns1:name="T822" ns1:parent-style-name="Standaardalinea-lettertype" ns1:family="text">
      <ns1:text-properties ns3:font-size="10pt" ns1:font-size-asian="10pt"/>
    </ns1:style>
    <ns1:style ns1:name="T823" ns1:parent-style-name="Standaardalinea-lettertype" ns1:family="text">
      <ns1:text-properties ns3:letter-spacing="-0.0027in" ns3:font-size="10pt" ns1:font-size-asian="10pt"/>
    </ns1:style>
    <ns1:style ns1:name="T824" ns1:parent-style-name="Standaardalinea-lettertype" ns1:family="text">
      <ns1:text-properties ns3:font-size="10pt" ns1:font-size-asian="10pt"/>
    </ns1:style>
    <ns1:style ns1:name="TableRow825" ns1:family="table-row">
      <ns1:table-row-properties ns1:min-row-height="0.6666in"/>
    </ns1:style>
    <ns1:style ns1:name="P826" ns1:parent-style-name="Standaard" ns1:family="paragraph">
      <ns1:text-properties ns3:font-size="1pt" ns1:font-size-asian="1pt" ns1:font-size-complex="1pt"/>
    </ns1:style>
    <ns1:style ns1:name="P827" ns1:parent-style-name="Standaard" ns1:family="paragraph">
      <ns1:text-properties ns3:font-size="1pt" ns1:font-size-asian="1pt" ns1:font-size-complex="1pt"/>
    </ns1:style>
    <ns1:style ns1:name="TableCell828" ns1:family="table-cell">
      <ns1:table-cell-properties ns3:border-top="0.0069in dotted #F36F63" ns3:border-left="none" ns3:border-bottom="0.0069in dotted #F36F63" ns3:border-right="none" ns1:writing-mode="lr-tb" ns3:padding-top="0in" ns3:padding-left="0in" ns3:padding-bottom="0in" ns3:padding-right="0in"/>
    </ns1:style>
    <ns1:style ns1:name="P829" ns1:parent-style-name="TableParagraph" ns1:family="paragraph">
      <ns1:paragraph-properties ns3:margin-top="0.0958in" ns3:line-height="95%" ns3:margin-left="0.0381in" ns3:margin-right="0.068in">
        <ns1:tab-stops/>
      </ns1:paragraph-properties>
    </ns1:style>
    <ns1:style ns1:name="T830" ns1:parent-style-name="Standaardalinea-lettertype" ns1:family="text">
      <ns1:text-properties ns3:font-weight="bold" ns1:font-weight-asian="bold" ns3:font-size="10pt" ns1:font-size-asian="10pt"/>
    </ns1:style>
    <ns1:style ns1:name="T831" ns1:parent-style-name="Standaardalinea-lettertype" ns1:family="text">
      <ns1:text-properties ns3:font-weight="bold" ns1:font-weight-asian="bold" ns3:letter-spacing="-0.0104in" ns3:font-size="10pt" ns1:font-size-asian="10pt"/>
    </ns1:style>
    <ns1:style ns1:name="T832" ns1:parent-style-name="Standaardalinea-lettertype" ns1:family="text">
      <ns1:text-properties ns3:font-weight="bold" ns1:font-weight-asian="bold" ns3:font-size="10pt" ns1:font-size-asian="10pt"/>
    </ns1:style>
    <ns1:style ns1:name="T833" ns1:parent-style-name="Standaardalinea-lettertype" ns1:family="text">
      <ns1:text-properties ns3:font-weight="bold" ns1:font-weight-asian="bold" ns3:letter-spacing="-0.0104in" ns3:font-size="10pt" ns1:font-size-asian="10pt"/>
    </ns1:style>
    <ns1:style ns1:name="T834" ns1:parent-style-name="Standaardalinea-lettertype" ns1:family="text">
      <ns1:text-properties ns3:font-weight="bold" ns1:font-weight-asian="bold" ns3:font-size="10pt" ns1:font-size-asian="10pt"/>
    </ns1:style>
    <ns1:style ns1:name="T835" ns1:parent-style-name="Standaardalinea-lettertype" ns1:family="text">
      <ns1:text-properties ns3:font-weight="bold" ns1:font-weight-asian="bold" ns3:letter-spacing="-0.0013in" ns3:font-size="10pt" ns1:font-size-asian="10pt"/>
    </ns1:style>
    <ns1:style ns1:name="TableCell836" ns1:family="table-cell">
      <ns1:table-cell-properties ns3:border-top="0.0069in dotted #F36F63" ns3:border-left="none" ns3:border-bottom="0.0069in dotted #F36F63" ns3:border-right="none" ns1:writing-mode="lr-tb" ns3:padding-top="0in" ns3:padding-left="0in" ns3:padding-bottom="0in" ns3:padding-right="0in"/>
    </ns1:style>
    <ns1:style ns1:name="P837" ns1:parent-style-name="TableParagraph" ns1:family="paragraph">
      <ns1:paragraph-properties ns3:margin-top="0.0916in" ns3:margin-left="0.0694in" ns3:margin-right="0.0534in">
        <ns1:tab-stops/>
      </ns1:paragraph-properties>
    </ns1:style>
    <ns1:style ns1:name="T838" ns1:parent-style-name="Standaardalinea-lettertype" ns1:family="text">
      <ns1:text-properties ns3:font-size="10pt" ns1:font-size-asian="10pt"/>
    </ns1:style>
    <ns1:style ns1:name="T839" ns1:parent-style-name="Standaardalinea-lettertype" ns1:family="text">
      <ns1:text-properties ns3:letter-spacing="-0.0027in" ns3:font-size="10pt" ns1:font-size-asian="10pt"/>
    </ns1:style>
    <ns1:style ns1:name="T840" ns1:parent-style-name="Standaardalinea-lettertype" ns1:family="text">
      <ns1:text-properties ns3:font-size="10pt" ns1:font-size-asian="10pt"/>
    </ns1:style>
    <ns1:style ns1:name="T841" ns1:parent-style-name="Standaardalinea-lettertype" ns1:family="text">
      <ns1:text-properties ns3:letter-spacing="-0.0027in" ns3:font-size="10pt" ns1:font-size-asian="10pt"/>
    </ns1:style>
    <ns1:style ns1:name="T842" ns1:parent-style-name="Standaardalinea-lettertype" ns1:family="text">
      <ns1:text-properties ns3:font-size="10pt" ns1:font-size-asian="10pt"/>
    </ns1:style>
    <ns1:style ns1:name="T843" ns1:parent-style-name="Standaardalinea-lettertype" ns1:family="text">
      <ns1:text-properties ns3:letter-spacing="-0.0027in" ns3:font-size="10pt" ns1:font-size-asian="10pt"/>
    </ns1:style>
    <ns1:style ns1:name="T844" ns1:parent-style-name="Standaardalinea-lettertype" ns1:family="text">
      <ns1:text-properties ns3:font-size="10pt" ns1:font-size-asian="10pt"/>
    </ns1:style>
    <ns1:style ns1:name="T845" ns1:parent-style-name="Standaardalinea-lettertype" ns1:family="text">
      <ns1:text-properties ns3:letter-spacing="-0.0027in" ns3:font-size="10pt" ns1:font-size-asian="10pt"/>
    </ns1:style>
    <ns1:style ns1:name="T846" ns1:parent-style-name="Standaardalinea-lettertype" ns1:family="text">
      <ns1:text-properties ns3:font-size="10pt" ns1:font-size-asian="10pt"/>
    </ns1:style>
    <ns1:style ns1:name="T847" ns1:parent-style-name="Standaardalinea-lettertype" ns1:family="text">
      <ns1:text-properties ns3:letter-spacing="-0.0027in" ns3:font-size="10pt" ns1:font-size-asian="10pt"/>
    </ns1:style>
    <ns1:style ns1:name="T848" ns1:parent-style-name="Standaardalinea-lettertype" ns1:family="text">
      <ns1:text-properties ns3:font-size="10pt" ns1:font-size-asian="10pt"/>
    </ns1:style>
    <ns1:style ns1:name="T849" ns1:parent-style-name="Standaardalinea-lettertype" ns1:family="text">
      <ns1:text-properties ns3:letter-spacing="-0.0027in" ns3:font-size="10pt" ns1:font-size-asian="10pt"/>
    </ns1:style>
    <ns1:style ns1:name="T850" ns1:parent-style-name="Standaardalinea-lettertype" ns1:family="text">
      <ns1:text-properties ns3:font-size="10pt" ns1:font-size-asian="10pt"/>
    </ns1:style>
    <ns1:style ns1:name="T851" ns1:parent-style-name="Standaardalinea-lettertype" ns1:family="text">
      <ns1:text-properties ns3:letter-spacing="-0.0027in" ns3:font-size="10pt" ns1:font-size-asian="10pt"/>
    </ns1:style>
    <ns1:style ns1:name="T852" ns1:parent-style-name="Standaardalinea-lettertype" ns1:family="text">
      <ns1:text-properties ns3:font-size="10pt" ns1:font-size-asian="10pt"/>
    </ns1:style>
    <ns1:style ns1:name="T853" ns1:parent-style-name="Standaardalinea-lettertype" ns1:family="text">
      <ns1:text-properties ns3:letter-spacing="-0.0027in" ns3:font-size="10pt" ns1:font-size-asian="10pt"/>
    </ns1:style>
    <ns1:style ns1:name="T854" ns1:parent-style-name="Standaardalinea-lettertype" ns1:family="text">
      <ns1:text-properties ns3:font-size="10pt" ns1:font-size-asian="10pt"/>
    </ns1:style>
    <ns1:style ns1:name="T855" ns1:parent-style-name="Standaardalinea-lettertype" ns1:family="text">
      <ns1:text-properties ns3:letter-spacing="-0.0027in" ns3:font-size="10pt" ns1:font-size-asian="10pt"/>
    </ns1:style>
    <ns1:style ns1:name="T856" ns1:parent-style-name="Standaardalinea-lettertype" ns1:family="text">
      <ns1:text-properties ns3:font-size="10pt" ns1:font-size-asian="10pt"/>
    </ns1:style>
    <ns1:style ns1:name="T857" ns1:parent-style-name="Standaardalinea-lettertype" ns1:family="text">
      <ns1:text-properties ns3:letter-spacing="-0.0027in" ns3:font-size="10pt" ns1:font-size-asian="10pt"/>
    </ns1:style>
    <ns1:style ns1:name="T858" ns1:parent-style-name="Standaardalinea-lettertype" ns1:family="text">
      <ns1:text-properties ns3:font-size="10pt" ns1:font-size-asian="10pt"/>
    </ns1:style>
    <ns1:style ns1:name="T859" ns1:parent-style-name="Standaardalinea-lettertype" ns1:family="text">
      <ns1:text-properties ns3:letter-spacing="-0.0027in" ns3:font-size="10pt" ns1:font-size-asian="10pt"/>
    </ns1:style>
    <ns1:style ns1:name="T860" ns1:parent-style-name="Standaardalinea-lettertype" ns1:family="text">
      <ns1:text-properties ns3:font-size="10pt" ns1:font-size-asian="10pt"/>
    </ns1:style>
    <ns1:style ns1:name="T861" ns1:parent-style-name="Standaardalinea-lettertype" ns1:family="text">
      <ns1:text-properties ns3:letter-spacing="-0.0027in" ns3:font-size="10pt" ns1:font-size-asian="10pt"/>
    </ns1:style>
    <ns1:style ns1:name="T862" ns1:parent-style-name="Standaardalinea-lettertype" ns1:family="text">
      <ns1:text-properties ns3:font-size="10pt" ns1:font-size-asian="10pt"/>
    </ns1:style>
    <ns1:style ns1:name="TableRow863" ns1:family="table-row">
      <ns1:table-row-properties ns1:min-row-height="0.8333in"/>
    </ns1:style>
    <ns1:style ns1:name="P864" ns1:parent-style-name="Standaard" ns1:family="paragraph">
      <ns1:text-properties ns3:font-size="1pt" ns1:font-size-asian="1pt" ns1:font-size-complex="1pt"/>
    </ns1:style>
    <ns1:style ns1:name="P865" ns1:parent-style-name="Standaard" ns1:family="paragraph">
      <ns1:text-properties ns3:font-size="1pt" ns1:font-size-asian="1pt" ns1:font-size-complex="1pt"/>
    </ns1:style>
    <ns1:style ns1:name="TableCell866" ns1:family="table-cell">
      <ns1:table-cell-properties ns3:border-top="0.0069in dotted #F36F63" ns3:border-left="none" ns3:border-bottom="0.0069in dotted #F36F63" ns3:border-right="none" ns1:writing-mode="lr-tb" ns3:padding-top="0in" ns3:padding-left="0in" ns3:padding-bottom="0in" ns3:padding-right="0in"/>
    </ns1:style>
    <ns1:style ns1:name="P867" ns1:parent-style-name="TableParagraph" ns1:family="paragraph">
      <ns1:paragraph-properties ns3:margin-top="0.0006in" ns3:line-height="95%" ns3:margin-left="0.0381in">
        <ns1:tab-stops/>
      </ns1:paragraph-properties>
    </ns1:style>
    <ns1:style ns1:name="T868" ns1:parent-style-name="Standaardalinea-lettertype" ns1:family="text">
      <ns1:text-properties ns3:font-weight="bold" ns1:font-weight-asian="bold" ns3:font-size="10pt" ns1:font-size-asian="10pt"/>
    </ns1:style>
    <ns1:style ns1:name="T869" ns1:parent-style-name="Standaardalinea-lettertype" ns1:family="text">
      <ns1:text-properties ns3:font-weight="bold" ns1:font-weight-asian="bold" ns3:letter-spacing="-0.0104in" ns3:font-size="10pt" ns1:font-size-asian="10pt"/>
    </ns1:style>
    <ns1:style ns1:name="T870" ns1:parent-style-name="Standaardalinea-lettertype" ns1:family="text">
      <ns1:text-properties ns3:font-weight="bold" ns1:font-weight-asian="bold" ns3:font-size="10pt" ns1:font-size-asian="10pt"/>
    </ns1:style>
    <ns1:style ns1:name="T871" ns1:parent-style-name="Standaardalinea-lettertype" ns1:family="text">
      <ns1:text-properties ns3:font-weight="bold" ns1:font-weight-asian="bold" ns3:letter-spacing="-0.0104in" ns3:font-size="10pt" ns1:font-size-asian="10pt"/>
    </ns1:style>
    <ns1:style ns1:name="T872" ns1:parent-style-name="Standaardalinea-lettertype" ns1:family="text">
      <ns1:text-properties ns3:font-weight="bold" ns1:font-weight-asian="bold" ns3:font-size="10pt" ns1:font-size-asian="10pt"/>
    </ns1:style>
    <ns1:style ns1:name="T873" ns1:parent-style-name="Standaardalinea-lettertype" ns1:family="text">
      <ns1:text-properties ns3:font-weight="bold" ns1:font-weight-asian="bold" ns3:letter-spacing="-0.0013in" ns3:font-size="10pt" ns1:font-size-asian="10pt"/>
    </ns1:style>
    <ns1:style ns1:name="TableCell874" ns1:family="table-cell">
      <ns1:table-cell-properties ns3:border-top="0.0069in dotted #F36F63" ns3:border-left="none" ns3:border-bottom="0.0069in dotted #F36F63" ns3:border-right="none" ns1:writing-mode="lr-tb" ns3:padding-top="0in" ns3:padding-left="0in" ns3:padding-bottom="0in" ns3:padding-right="0in"/>
    </ns1:style>
    <ns1:style ns1:name="P875" ns1:parent-style-name="TableParagraph" ns1:family="paragraph">
      <ns1:paragraph-properties ns3:margin-top="0.0916in" ns3:margin-left="0.0694in">
        <ns1:tab-stops/>
      </ns1:paragraph-properties>
    </ns1:style>
    <ns1:style ns1:name="T876" ns1:parent-style-name="Standaardalinea-lettertype" ns1:family="text">
      <ns1:text-properties ns3:font-size="10pt" ns1:font-size-asian="10pt"/>
    </ns1:style>
    <ns1:style ns1:name="T877" ns1:parent-style-name="Standaardalinea-lettertype" ns1:family="text">
      <ns1:text-properties ns3:letter-spacing="-0.0027in" ns3:font-size="10pt" ns1:font-size-asian="10pt"/>
    </ns1:style>
    <ns1:style ns1:name="T878" ns1:parent-style-name="Standaardalinea-lettertype" ns1:family="text">
      <ns1:text-properties ns3:font-size="10pt" ns1:font-size-asian="10pt"/>
    </ns1:style>
    <ns1:style ns1:name="T879" ns1:parent-style-name="Standaardalinea-lettertype" ns1:family="text">
      <ns1:text-properties ns3:letter-spacing="-0.0027in" ns3:font-size="10pt" ns1:font-size-asian="10pt"/>
    </ns1:style>
    <ns1:style ns1:name="T880" ns1:parent-style-name="Standaardalinea-lettertype" ns1:family="text">
      <ns1:text-properties ns3:font-size="10pt" ns1:font-size-asian="10pt"/>
    </ns1:style>
    <ns1:style ns1:name="T881" ns1:parent-style-name="Standaardalinea-lettertype" ns1:family="text">
      <ns1:text-properties ns3:letter-spacing="-0.0027in" ns3:font-size="10pt" ns1:font-size-asian="10pt"/>
    </ns1:style>
    <ns1:style ns1:name="T882" ns1:parent-style-name="Standaardalinea-lettertype" ns1:family="text">
      <ns1:text-properties ns3:font-size="10pt" ns1:font-size-asian="10pt"/>
    </ns1:style>
    <ns1:style ns1:name="T883" ns1:parent-style-name="Standaardalinea-lettertype" ns1:family="text">
      <ns1:text-properties ns3:letter-spacing="-0.0027in" ns3:font-size="10pt" ns1:font-size-asian="10pt"/>
    </ns1:style>
    <ns1:style ns1:name="T884" ns1:parent-style-name="Standaardalinea-lettertype" ns1:family="text">
      <ns1:text-properties ns3:font-size="10pt" ns1:font-size-asian="10pt"/>
    </ns1:style>
    <ns1:style ns1:name="T885" ns1:parent-style-name="Standaardalinea-lettertype" ns1:family="text">
      <ns1:text-properties ns3:letter-spacing="-0.0027in" ns3:font-size="10pt" ns1:font-size-asian="10pt"/>
    </ns1:style>
    <ns1:style ns1:name="T886" ns1:parent-style-name="Standaardalinea-lettertype" ns1:family="text">
      <ns1:text-properties ns3:font-size="10pt" ns1:font-size-asian="10pt"/>
    </ns1:style>
    <ns1:style ns1:name="T887" ns1:parent-style-name="Standaardalinea-lettertype" ns1:family="text">
      <ns1:text-properties ns3:letter-spacing="-0.0027in" ns3:font-size="10pt" ns1:font-size-asian="10pt"/>
    </ns1:style>
    <ns1:style ns1:name="T888" ns1:parent-style-name="Standaardalinea-lettertype" ns1:family="text">
      <ns1:text-properties ns3:font-size="10pt" ns1:font-size-asian="10pt"/>
    </ns1:style>
    <ns1:style ns1:name="T889" ns1:parent-style-name="Standaardalinea-lettertype" ns1:family="text">
      <ns1:text-properties ns3:letter-spacing="-0.0027in" ns3:font-size="10pt" ns1:font-size-asian="10pt"/>
    </ns1:style>
    <ns1:style ns1:name="T890" ns1:parent-style-name="Standaardalinea-lettertype" ns1:family="text">
      <ns1:text-properties ns3:font-size="10pt" ns1:font-size-asian="10pt"/>
    </ns1:style>
    <ns1:style ns1:name="T891" ns1:parent-style-name="Standaardalinea-lettertype" ns1:family="text">
      <ns1:text-properties ns3:letter-spacing="-0.0027in" ns3:font-size="10pt" ns1:font-size-asian="10pt"/>
    </ns1:style>
    <ns1:style ns1:name="T892" ns1:parent-style-name="Standaardalinea-lettertype" ns1:family="text">
      <ns1:text-properties ns3:font-size="10pt" ns1:font-size-asian="10pt"/>
    </ns1:style>
    <ns1:style ns1:name="T893" ns1:parent-style-name="Standaardalinea-lettertype" ns1:family="text">
      <ns1:text-properties ns3:letter-spacing="-0.0027in" ns3:font-size="10pt" ns1:font-size-asian="10pt"/>
    </ns1:style>
    <ns1:style ns1:name="T894" ns1:parent-style-name="Standaardalinea-lettertype" ns1:family="text">
      <ns1:text-properties ns3:font-size="10pt" ns1:font-size-asian="10pt"/>
    </ns1:style>
    <ns1:style ns1:name="T895" ns1:parent-style-name="Standaardalinea-lettertype" ns1:family="text">
      <ns1:text-properties ns3:letter-spacing="-0.0027in" ns3:font-size="10pt" ns1:font-size-asian="10pt"/>
    </ns1:style>
    <ns1:style ns1:name="T896" ns1:parent-style-name="Standaardalinea-lettertype" ns1:family="text">
      <ns1:text-properties ns3:font-size="10pt" ns1:font-size-asian="10pt"/>
    </ns1:style>
    <ns1:style ns1:name="T897" ns1:parent-style-name="Standaardalinea-lettertype" ns1:family="text">
      <ns1:text-properties ns3:letter-spacing="-0.0027in" ns3:font-size="10pt" ns1:font-size-asian="10pt"/>
    </ns1:style>
    <ns1:style ns1:name="T898" ns1:parent-style-name="Standaardalinea-lettertype" ns1:family="text">
      <ns1:text-properties ns3:font-size="10pt" ns1:font-size-asian="10pt"/>
    </ns1:style>
    <ns1:style ns1:name="T899" ns1:parent-style-name="Standaardalinea-lettertype" ns1:family="text">
      <ns1:text-properties ns3:letter-spacing="-0.0027in" ns3:font-size="10pt" ns1:font-size-asian="10pt"/>
    </ns1:style>
    <ns1:style ns1:name="T900" ns1:parent-style-name="Standaardalinea-lettertype" ns1:family="text">
      <ns1:text-properties ns3:font-size="10pt" ns1:font-size-asian="10pt"/>
    </ns1:style>
    <ns1:style ns1:name="TableRow901" ns1:family="table-row">
      <ns1:table-row-properties ns1:min-row-height="1in"/>
    </ns1:style>
    <ns1:style ns1:name="P902" ns1:parent-style-name="Standaard" ns1:family="paragraph">
      <ns1:text-properties ns3:font-size="1pt" ns1:font-size-asian="1pt" ns1:font-size-complex="1pt"/>
    </ns1:style>
    <ns1:style ns1:name="P903" ns1:parent-style-name="Standaard" ns1:family="paragraph">
      <ns1:text-properties ns3:font-size="1pt" ns1:font-size-asian="1pt" ns1:font-size-complex="1pt"/>
    </ns1:style>
    <ns1:style ns1:name="TableCell904" ns1:family="table-cell">
      <ns1:table-cell-properties ns3:border-top="0.0069in dotted #F36F63" ns3:border-left="none" ns3:border-bottom="0.0069in solid #25295B" ns3:border-right="none" ns1:writing-mode="lr-tb" ns3:padding-top="0in" ns3:padding-left="0in" ns3:padding-bottom="0in" ns3:padding-right="0in"/>
    </ns1:style>
    <ns1:style ns1:name="P905" ns1:parent-style-name="TableParagraph" ns1:family="paragraph">
      <ns1:paragraph-properties ns3:margin-top="0in" ns3:line-height="95%" ns3:margin-left="0.0381in">
        <ns1:tab-stops/>
      </ns1:paragraph-properties>
    </ns1:style>
    <ns1:style ns1:name="T906" ns1:parent-style-name="Standaardalinea-lettertype" ns1:family="text">
      <ns1:text-properties ns3:font-weight="bold" ns1:font-weight-asian="bold" ns3:font-size="10pt" ns1:font-size-asian="10pt"/>
    </ns1:style>
    <ns1:style ns1:name="T907" ns1:parent-style-name="Standaardalinea-lettertype" ns1:family="text">
      <ns1:text-properties ns3:font-weight="bold" ns1:font-weight-asian="bold" ns3:letter-spacing="-0.0104in" ns3:font-size="10pt" ns1:font-size-asian="10pt"/>
    </ns1:style>
    <ns1:style ns1:name="T908" ns1:parent-style-name="Standaardalinea-lettertype" ns1:family="text">
      <ns1:text-properties ns3:font-weight="bold" ns1:font-weight-asian="bold" ns3:font-size="10pt" ns1:font-size-asian="10pt"/>
    </ns1:style>
    <ns1:style ns1:name="T909" ns1:parent-style-name="Standaardalinea-lettertype" ns1:family="text">
      <ns1:text-properties ns3:font-weight="bold" ns1:font-weight-asian="bold" ns3:letter-spacing="-0.0104in" ns3:font-size="10pt" ns1:font-size-asian="10pt"/>
    </ns1:style>
    <ns1:style ns1:name="T910" ns1:parent-style-name="Standaardalinea-lettertype" ns1:family="text">
      <ns1:text-properties ns3:font-weight="bold" ns1:font-weight-asian="bold" ns3:font-size="10pt" ns1:font-size-asian="10pt"/>
    </ns1:style>
    <ns1:style ns1:name="TableCell911" ns1:family="table-cell">
      <ns1:table-cell-properties ns3:border-top="0.0069in dotted #F36F63" ns3:border-left="none" ns3:border-bottom="0.0069in solid #25295B" ns3:border-right="none" ns1:writing-mode="lr-tb" ns3:padding-top="0in" ns3:padding-left="0in" ns3:padding-bottom="0in" ns3:padding-right="0in"/>
    </ns1:style>
    <ns1:style ns1:name="P912" ns1:parent-style-name="TableParagraph" ns1:family="paragraph">
      <ns1:paragraph-properties ns3:margin-top="0.0916in" ns3:margin-left="0.0694in" ns3:margin-right="0.1701in">
        <ns1:tab-stops/>
      </ns1:paragraph-properties>
    </ns1:style>
    <ns1:style ns1:name="T913" ns1:parent-style-name="Standaardalinea-lettertype" ns1:family="text">
      <ns1:text-properties ns3:font-size="10pt" ns1:font-size-asian="10pt"/>
    </ns1:style>
    <ns1:style ns1:name="T914" ns1:parent-style-name="Standaardalinea-lettertype" ns1:family="text">
      <ns1:text-properties ns3:letter-spacing="-0.0041in" ns3:font-size="10pt" ns1:font-size-asian="10pt"/>
    </ns1:style>
    <ns1:style ns1:name="T915" ns1:parent-style-name="Standaardalinea-lettertype" ns1:family="text">
      <ns1:text-properties ns3:font-size="10pt" ns1:font-size-asian="10pt"/>
    </ns1:style>
    <ns1:style ns1:name="T916" ns1:parent-style-name="Standaardalinea-lettertype" ns1:family="text">
      <ns1:text-properties ns3:letter-spacing="-0.0041in" ns3:font-size="10pt" ns1:font-size-asian="10pt"/>
    </ns1:style>
    <ns1:style ns1:name="T917" ns1:parent-style-name="Standaardalinea-lettertype" ns1:family="text">
      <ns1:text-properties ns3:font-size="10pt" ns1:font-size-asian="10pt"/>
    </ns1:style>
    <ns1:style ns1:name="T918" ns1:parent-style-name="Standaardalinea-lettertype" ns1:family="text">
      <ns1:text-properties ns3:letter-spacing="-0.0041in" ns3:font-size="10pt" ns1:font-size-asian="10pt"/>
    </ns1:style>
    <ns1:style ns1:name="T919" ns1:parent-style-name="Standaardalinea-lettertype" ns1:family="text">
      <ns1:text-properties ns3:font-size="10pt" ns1:font-size-asian="10pt"/>
    </ns1:style>
    <ns1:style ns1:name="T920" ns1:parent-style-name="Standaardalinea-lettertype" ns1:family="text">
      <ns1:text-properties ns3:letter-spacing="-0.0041in" ns3:font-size="10pt" ns1:font-size-asian="10pt"/>
    </ns1:style>
    <ns1:style ns1:name="T921" ns1:parent-style-name="Standaardalinea-lettertype" ns1:family="text">
      <ns1:text-properties ns3:font-size="10pt" ns1:font-size-asian="10pt"/>
    </ns1:style>
    <ns1:style ns1:name="T922" ns1:parent-style-name="Standaardalinea-lettertype" ns1:family="text">
      <ns1:text-properties ns3:letter-spacing="-0.0041in" ns3:font-size="10pt" ns1:font-size-asian="10pt"/>
    </ns1:style>
    <ns1:style ns1:name="T923" ns1:parent-style-name="Standaardalinea-lettertype" ns1:family="text">
      <ns1:text-properties ns3:font-size="10pt" ns1:font-size-asian="10pt"/>
    </ns1:style>
    <ns1:style ns1:name="T924" ns1:parent-style-name="Standaardalinea-lettertype" ns1:family="text">
      <ns1:text-properties ns3:letter-spacing="-0.0041in" ns3:font-size="10pt" ns1:font-size-asian="10pt"/>
    </ns1:style>
    <ns1:style ns1:name="T925" ns1:parent-style-name="Standaardalinea-lettertype" ns1:family="text">
      <ns1:text-properties ns3:font-size="10pt" ns1:font-size-asian="10pt"/>
    </ns1:style>
    <ns1:style ns1:name="T926" ns1:parent-style-name="Standaardalinea-lettertype" ns1:family="text">
      <ns1:text-properties ns3:letter-spacing="-0.0041in" ns3:font-size="10pt" ns1:font-size-asian="10pt"/>
    </ns1:style>
    <ns1:style ns1:name="T927" ns1:parent-style-name="Standaardalinea-lettertype" ns1:family="text">
      <ns1:text-properties ns3:font-size="10pt" ns1:font-size-asian="10pt"/>
    </ns1:style>
    <ns1:style ns1:name="T928" ns1:parent-style-name="Standaardalinea-lettertype" ns1:family="text">
      <ns1:text-properties ns3:letter-spacing="-0.0041in" ns3:font-size="10pt" ns1:font-size-asian="10pt"/>
    </ns1:style>
    <ns1:style ns1:name="T929" ns1:parent-style-name="Standaardalinea-lettertype" ns1:family="text">
      <ns1:text-properties ns3:font-size="10pt" ns1:font-size-asian="10pt"/>
    </ns1:style>
    <ns1:style ns1:name="T930" ns1:parent-style-name="Standaardalinea-lettertype" ns1:family="text">
      <ns1:text-properties ns3:letter-spacing="-0.0041in" ns3:font-size="10pt" ns1:font-size-asian="10pt"/>
    </ns1:style>
    <ns1:style ns1:name="T931" ns1:parent-style-name="Standaardalinea-lettertype" ns1:family="text">
      <ns1:text-properties ns3:font-size="10pt" ns1:font-size-asian="10pt"/>
    </ns1:style>
    <ns1:style ns1:name="T932" ns1:parent-style-name="Standaardalinea-lettertype" ns1:family="text">
      <ns1:text-properties ns3:letter-spacing="-0.0041in" ns3:font-size="10pt" ns1:font-size-asian="10pt"/>
    </ns1:style>
    <ns1:style ns1:name="T933" ns1:parent-style-name="Standaardalinea-lettertype" ns1:family="text">
      <ns1:text-properties ns3:font-size="10pt" ns1:font-size-asian="10pt"/>
    </ns1:style>
    <ns1:style ns1:name="P934" ns1:parent-style-name="Standaard" ns1:family="paragraph">
      <ns1:paragraph-properties ns3:margin-top="0.0923in" ns3:margin-right="1.534in"/>
    </ns1:style>
    <ns1:style ns1:name="T935" ns1:parent-style-name="Standaardalinea-lettertype" ns1:family="text">
      <ns1:text-properties ns3:font-style="italic" ns1:font-style-asian="italic" ns3:font-size="9pt" ns1:font-size-asian="9pt"/>
    </ns1:style>
    <ns1:style ns1:name="T936" ns1:parent-style-name="Standaardalinea-lettertype" ns1:family="text">
      <ns1:text-properties ns3:font-style="italic" ns1:font-style-asian="italic" ns3:letter-spacing="-0.0027in" ns3:font-size="9pt" ns1:font-size-asian="9pt"/>
    </ns1:style>
    <ns1:style ns1:name="T937" ns1:parent-style-name="Standaardalinea-lettertype" ns1:family="text">
      <ns1:text-properties ns3:font-style="italic" ns1:font-style-asian="italic" ns3:font-size="9pt" ns1:font-size-asian="9pt"/>
    </ns1:style>
    <ns1:style ns1:name="T938" ns1:parent-style-name="Standaardalinea-lettertype" ns1:family="text">
      <ns1:text-properties ns3:font-style="italic" ns1:font-style-asian="italic" ns3:letter-spacing="-0.0006in" ns3:font-size="9pt" ns1:font-size-asian="9pt"/>
    </ns1:style>
    <ns1:style ns1:name="T939" ns1:parent-style-name="Standaardalinea-lettertype" ns1:family="text">
      <ns1:text-properties ns3:font-style="italic" ns1:font-style-asian="italic" ns3:font-size="9pt" ns1:font-size-asian="9pt"/>
    </ns1:style>
    <ns1:style ns1:name="T940" ns1:parent-style-name="Standaardalinea-lettertype" ns1:family="text">
      <ns1:text-properties ns3:font-style="italic" ns1:font-style-asian="italic" ns3:letter-spacing="-0.0006in" ns3:font-size="9pt" ns1:font-size-asian="9pt"/>
    </ns1:style>
    <ns1:style ns1:name="T941" ns1:parent-style-name="Standaardalinea-lettertype" ns1:family="text">
      <ns1:text-properties ns3:font-style="italic" ns1:font-style-asian="italic" ns3:letter-spacing="-0.0013in" ns3:font-size="9pt" ns1:font-size-asian="9pt"/>
    </ns1:style>
  </ns0:automatic-styles>
  <ns0:body>
    <ns0:text ns5:use-soft-page-breaks="true">
      <ns5:p ns5:style-name="P1"><ns5:bookmark-start ns5:name="_bookmark15"/><ns5:bookmark-start ns5:name="_Table_2._DigComp_3.0_competence_area_an"/><ns5:bookmark-end ns5:name="_bookmark15"/><ns5:bookmark-end ns5:name="_Table_2._DigComp_3.0_competence_area_an"/><ns5:span ns5:style-name="T2">Table</ns5:span><ns5:span ns5:style-name="T3"><ns5:s/></ns5:span><ns5:span ns5:style-name="T4">2.</ns5:span><ns5:span ns5:style-name="T5"><ns5:s/></ns5:span><ns5:span ns5:style-name="T6">DigComp</ns5:span><ns5:span ns5:style-name="T7"><ns5:s/></ns5:span><ns5:span ns5:style-name="T8">3.0</ns5:span><ns5:span ns5:style-name="T9"><ns5:s/></ns5:span><ns5:span ns5:style-name="T10">competence</ns5:span><ns5:span ns5:style-name="T11"><ns5:s/></ns5:span><ns5:span ns5:style-name="T12">area</ns5:span><ns5:span ns5:style-name="T13"><ns5:s/></ns5:span><ns5:span ns5:style-name="T14">and</ns5:span><ns5:span ns5:style-name="T15"><ns5:s/></ns5:span><ns5:span ns5:style-name="T16">competence</ns5:span><ns5:span ns5:style-name="T17"><ns5:s/></ns5:span><ns5:span ns5:style-name="T18">titles</ns5:span><ns5:span ns5:style-name="T19"><ns5:s/></ns5:span><ns5:span ns5:style-name="T20">and</ns5:span><ns5:span ns5:style-name="T21"><ns5:s/></ns5:span><ns5:span ns5:style-name="T22">descriptors.</ns5:span></ns5:p>
      <ns5:p ns5:style-name="Standaard"/>
      <ns4:table ns4:style-name="Table23">
        <ns4:table-columns>
          <ns4:table-column ns4:style-name="TableColumn24"/>
          <ns4:table-column ns4:style-name="TableColumn25"/>
          <ns4:table-column ns4:style-name="TableColumn26"/>
          <ns4:table-column ns4:style-name="TableColumn27"/>
          <ns4:table-column ns4:style-name="TableColumn28"/>
          <ns4:table-column ns4:style-name="TableColumn29"/>
          <ns4:table-column ns4:style-name="TableColumn30"/>
        </ns4:table-columns>
        <ns4:table-row ns4:style-name="TableRow31">
          <ns4:table-cell ns4:style-name="TableCell32" ns4:number-columns-spanned="3">
            <ns5:p ns5:style-name="Standaard">COMPETENCE<ns5:span ns5:style-name="T33"><ns5:s/></ns5:span>AREA<ns5:span ns5:style-name="T34"><ns5:s/></ns5:span>TITLE<ns5:span ns5:style-name="T35"><ns5:s/></ns5:span>AND<ns5:s/><ns5:span ns5:style-name="T36">DESCRIPTOR</ns5:span></ns5:p>
          </ns4:table-cell>
          <ns4:covered-table-cell/>
          <ns4:covered-table-cell/>
          <ns4:table-cell ns4:style-name="TableCell37" ns4:number-columns-spanned="3">
            <ns5:p ns5:style-name="Standaard">COMPETENCE<ns5:s/><ns5:span ns5:style-name="T38">TITLE</ns5:span></ns5:p>
          </ns4:table-cell>
          <ns4:covered-table-cell/>
          <ns4:covered-table-cell/>
          <ns4:table-cell ns4:style-name="TableCell39">
            <ns5:p ns5:style-name="Standaard">COMPETENCE<ns5:span ns5:style-name="T40"><ns5:s/>DESCRIPTOR</ns5:span></ns5:p>
          </ns4:table-cell>
        </ns4:table-row>
        <ns4:table-row ns4:style-name="TableRow41">
          <ns4:table-cell ns4:style-name="TableCell42" ns4:number-columns-spanned="3" ns4:number-rows-spanned="3">
            <ns5:p ns5:style-name="Standaard">1. Informatie zoeken, evalueren en beheren</ns5:p>
            <ns5:p ns5:style-name="P46"/>
            <ns5:p ns5:style-name="Standaard">Het formuleren van informatiebehoeften en het zoeken naar, vinden en ophalen van digitale informatie en inhoud. Het beoordelen van de relevantie van de bron en de inhoud ervan in digitale omgevingen. Het kritisch evalueren van digitale bronnen, inhoud en de processen die worden gebruikt om deze te genereren. Het opslaan, beheren, organiseren en analyseren van digitale informatie en gegevens.</ns5:p>
          </ns4:table-cell>
          <ns4:covered-table-cell/>
          <ns4:covered-table-cell/>
          <ns4:table-cell ns4:style-name="TableCell58" ns4:number-columns-spanned="3">
            <ns5:p ns5:style-name="Standaard">1.1 Browsen, zoeken en filteren van informatie</ns5:p>
          </ns4:table-cell>
          <ns4:covered-table-cell/>
          <ns4:covered-table-cell/>
          <ns4:table-cell ns4:style-name="TableCell65">
            <ns5:p ns5:style-name="Standaard">Het formuleren van informatiebehoeften, weten hoe en waar te zoeken naar informatie en inhoud in digitale omgevingen, en hiertoe toegang verkrijgen en ertussen navigeren. Geschikte digitale middelen selecteren om zoekopdrachten in digitale omgevingen te creëren, uit te voeren en bij te werken, en in staat zijn om onderscheid te maken tussen relevante en irrelevante informatie en inhoud.</ns5:p>
          </ns4:table-cell>
        </ns4:table-row>
        <ns4:table-row ns4:style-name="TableRow80">
          <ns4:covered-table-cell>
            <ns5:p ns5:style-name="P81"/>
          </ns4:covered-table-cell>
          <ns4:covered-table-cell/>
          <ns4:covered-table-cell/>
          <ns4:table-cell ns4:style-name="TableCell82" ns4:number-columns-spanned="3">
            <ns5:p ns5:style-name="Standaard">1.2 Informatie evalueren</ns5:p>
          </ns4:table-cell>
          <ns4:covered-table-cell/>
          <ns4:covered-table-cell/>
          <ns4:table-cell ns4:style-name="TableCell87">
            <ns5:p ns5:style-name="Standaard">De geloofwaardigheid en betrouwbaarheid van informatiebronnen en inhoud in digitale omgevingen beoordelen en vergelijken. Informatie en inhoud in digitale omgevingen, en de processen die worden gebruikt om deze te genereren, interpreteren en kritisch evalueren.</ns5:p>
          </ns4:table-cell>
        </ns4:table-row>
        <ns4:table-row ns4:style-name="TableRow100">
          <ns4:covered-table-cell>
            <ns5:p ns5:style-name="P101"/>
          </ns4:covered-table-cell>
          <ns4:covered-table-cell/>
          <ns4:covered-table-cell/>
          <ns4:table-cell ns4:style-name="TableCell102" ns4:number-columns-spanned="3">
            <ns5:p ns5:style-name="Standaard">1.3 Informatie beheren</ns5:p>
          </ns4:table-cell>
          <ns4:covered-table-cell/>
          <ns4:covered-table-cell/>
          <ns4:table-cell ns4:style-name="TableCell107">
            <ns5:p ns5:style-name="Standaard">Het organiseren, opslaan en ophalen van informatie en gegevens in digitale omgevingen. Het verzamelen, verwerken en analyseren van informatie en gegevens in gestructureerde digitale omgevingen.</ns5:p>
          </ns4:table-cell>
        </ns4:table-row>
        <ns4:table-row ns4:style-name="TableRow121">
          <ns4:table-cell ns4:style-name="TableCell122" ns4:number-columns-spanned="3" ns4:number-rows-spanned="6">
            <ns5:p ns5:style-name="Standaard">2. Communicatie en samenwerking</ns5:p>
            <ns5:p ns5:style-name="Standaard">Interacteren, delen, communiceren en samenwerken in digitale omgevingen, met aandacht voor culturele, generationele en andere diversiteit en de kenmerken en beperkingen van digitale technologieën. Participeren in de samenleving via digitale technologieën. Je rechten opeisen en keuzes maken in digitale omgevingen. Het beheren van je digitale aanwezigheid, identiteit en reputatie.</ns5:p>
          </ns4:table-cell>
          <ns4:covered-table-cell/>
          <ns4:covered-table-cell/>
          <ns4:table-cell ns4:style-name="TableCell144" ns4:number-columns-spanned="3">
            <ns5:p ns5:style-name="Standaard">2.1 Interacteren via en met digitale technologieën</ns5:p>
          </ns4:table-cell>
          <ns4:covered-table-cell/>
          <ns4:covered-table-cell/>
          <ns4:table-cell ns4:style-name="TableCell151">
            <ns5:p ns5:style-name="Standaard">Interacteren via en met een verscheidenheid aan digitale technologieën, en passende digitale communicatie gebruiken voor een gegeven context.</ns5:p>
          </ns4:table-cell>
        </ns4:table-row>
        <ns4:table-row ns4:style-name="TableRow166">
          <ns4:covered-table-cell>
            <ns5:p ns5:style-name="P167"/>
          </ns4:covered-table-cell>
          <ns4:covered-table-cell/>
          <ns4:covered-table-cell/>
          <ns4:table-cell ns4:style-name="TableCell168" ns4:number-columns-spanned="3">
            <ns5:p ns5:style-name="Standaard">2.2 Delen via digitale technologieën</ns5:p>
          </ns4:table-cell>
          <ns4:covered-table-cell/>
          <ns4:covered-table-cell/>
          <ns4:table-cell ns4:style-name="TableCell175">
            <ns5:p ns5:style-name="Standaard">Informatie en inhoud op een ethische en verantwoorde manier delen met anderen via passende digitale technologieën.</ns5:p>
          </ns4:table-cell>
        </ns4:table-row>
        <ns4:table-row ns4:style-name="TableRow187">
          <ns4:covered-table-cell>
            <ns5:p ns5:style-name="P188"/>
          </ns4:covered-table-cell>
          <ns4:covered-table-cell/>
          <ns4:covered-table-cell/>
          <ns4:table-cell ns4:style-name="TableCell189" ns4:number-columns-spanned="3">
            <ns5:p ns5:style-name="Standaard">2.3 Betrokkenheid bij burgerschap via digitale technologieën</ns5:p>
          </ns4:table-cell>
          <ns4:covered-table-cell/>
          <ns4:covered-table-cell/>
          <ns4:table-cell ns4:style-name="TableCell192">
            <ns5:p ns5:style-name="Standaard">Deelnemen aan de samenleving door het ethisch en verantwoord gebruik van digitale platforms en diensten. Mogelijkheden zoeken voor zelfontplooiing en participatie via passende digitale technologieën. Je bewust zijn van je rechten en deze opeisen, en keuzes maken in digitale omgevingen.</ns5:p>
          </ns4:table-cell>
        </ns4:table-row>
        <ns4:table-row ns4:style-name="TableRow218">
          <ns4:covered-table-cell>
            <ns5:p ns5:style-name="P219"/>
          </ns4:covered-table-cell>
          <ns4:covered-table-cell/>
          <ns4:covered-table-cell/>
          <ns4:table-cell ns4:style-name="TableCell220" ns4:number-columns-spanned="3">
            <ns5:p ns5:style-name="Standaard">2.4 Samenwerken via digitale technologieën</ns5:p>
          </ns4:table-cell>
          <ns4:covered-table-cell/>
          <ns4:covered-table-cell/>
          <ns4:table-cell ns4:style-name="TableCell225">
            <ns5:p ns5:style-name="Standaard">Digitale technologieën ethisch en verantwoord gebruiken voor samenwerking, en voor de gezamenlijke opbouw en creatie van informatie, bronnen en kennis.</ns5:p>
          </ns4:table-cell>
        </ns4:table-row>
        <ns4:table-row ns4:style-name="TableRow239">
          <ns4:covered-table-cell>
            <ns5:p ns5:style-name="P240"/>
          </ns4:covered-table-cell>
          <ns4:covered-table-cell/>
          <ns4:covered-table-cell/>
          <ns4:table-cell ns4:style-name="TableCell241" ns4:number-columns-spanned="3">
            <ns5:p ns5:style-name="Standaard">2.5 Digitaal gedrag</ns5:p>
          </ns4:table-cell>
          <ns4:covered-table-cell/>
          <ns4:covered-table-cell/>
          <ns4:table-cell ns4:style-name="TableCell244">
            <ns5:p ns5:style-name="Standaard">Je bewust zijn van gedragsnormen en weten hoe je je respectvol moet gedragen bij het gebruik van digitale technologieën en interactie in digitale omgevingen. Communicatie aanpassen aan specifieke contexten en aandacht hebben voor culturele, generationele en andere diversiteit in digitale omgevingen.</ns5:p>
          </ns4:table-cell>
        </ns4:table-row>
        <ns4:table-row ns4:style-name="TableRow261">
          <ns4:covered-table-cell>
            <ns5:p ns5:style-name="P262"/>
          </ns4:covered-table-cell>
          <ns4:covered-table-cell/>
          <ns4:covered-table-cell/>
          <ns4:table-cell ns4:style-name="TableCell263" ns4:number-columns-spanned="3">
            <ns5:p ns5:style-name="Standaard">2.6 Digitale identiteit beheren</ns5:p>
          </ns4:table-cell>
          <ns4:covered-table-cell/>
          <ns4:covered-table-cell/>
          <ns4:table-cell ns4:style-name="TableCell270">
            <ns5:p ns5:style-name="Standaard">Het beheren van één of meerdere digitale identiteiten. Acties ondernemen om je digitale reputatie te beschermen (hoe je wordt waargenomen op basis van online aanwezigheid) en je digitale voetafdruk beheren (de gegevens die worden geproduceerd door het gebruik van digitale platforms en diensten).</ns5:p>
          </ns4:table-cell>
        </ns4:table-row>
        <ns4:table-row ns4:style-name="TableRow286">
          <ns4:table-cell ns4:style-name="TableCell287" ns4:number-rows-spanned="5">
            <ns5:p ns5:style-name="P288"/>
          </ns4:table-cell>
          <ns4:table-cell ns4:style-name="TableCell289" ns4:number-columns-spanned="2" ns4:number-rows-spanned="5">
            <ns5:p ns5:style-name="P290">3. Contentcreatie</ns5:p>
            <ns5:p ns5:style-name="P293">Het creëren en bewerken van digitale inhoud. Het verbeteren en integreren van informatie en inhoud in een bestaand geheel van kennis, met begrip van hoe auteursrecht en licenties moeten worden toegepast. Een ethische en verantwoordelijke aanpak hanteren bij het creëren, verbeteren en integreren van digitale inhoud. Weten hoe computational thinking en programmeertechnieken moeten worden toegepast om instructies te geven aan een computersysteem.</ns5:p>
          </ns4:table-cell>
          <ns4:covered-table-cell/>
          <ns4:table-cell ns4:style-name="TableCell347" ns4:number-columns-spanned="3">
            <ns5:p ns5:style-name="P348">3.1 Digitale inhoud ontwikkelen</ns5:p>
          </ns4:table-cell>
          <ns4:covered-table-cell/>
          <ns4:covered-table-cell/>
          <ns4:table-cell ns4:style-name="TableCell355">
            <ns5:p ns5:style-name="P356">Digitale technologieën op een ethische en verantwoorde manier gebruiken om uiteenlopende inhoud te creëren en te bewerken. Jezelf uitdrukken via digitale middelen.</ns5:p>
          </ns4:table-cell>
        </ns4:table-row>
        <ns4:table-row ns4:style-name="TableRow388">
          <ns4:covered-table-cell>
            <ns5:p ns5:style-name="P389"/>
          </ns4:covered-table-cell>
          <ns4:covered-table-cell>
            <ns5:p ns5:style-name="P390"/>
          </ns4:covered-table-cell>
          <ns4:covered-table-cell/>
          <ns4:table-cell ns4:style-name="TableCell391" ns4:number-columns-spanned="3">
            <ns5:p ns5:style-name="P392"/>
          </ns4:table-cell>
          <ns4:covered-table-cell/>
          <ns4:covered-table-cell/>
          <ns4:table-cell ns4:style-name="TableCell393">
            <ns5:p ns5:style-name="P394"/>
          </ns4:table-cell>
        </ns4:table-row>
        <ns4:table-row ns4:style-name="TableRow395">
          <ns4:covered-table-cell>
            <ns5:p ns5:style-name="P396"/>
          </ns4:covered-table-cell>
          <ns4:covered-table-cell>
            <ns5:p ns5:style-name="P397"/>
          </ns4:covered-table-cell>
          <ns4:covered-table-cell/>
          <ns4:table-cell ns4:style-name="TableCell398" ns4:number-columns-spanned="3">
            <ns5:p ns5:style-name="P399">3.2 Integreren en herwerken van digitale inhoud</ns5:p>
          </ns4:table-cell>
          <ns4:covered-table-cell/>
          <ns4:covered-table-cell/>
          <ns4:table-cell ns4:style-name="TableCell404">
            <ns5:p ns5:style-name="P405">Nieuwe informatie en inhoud aanpassen, verfijnen en integreren in bestaande kennis en bronnen om nieuwe en originele inhoud en kennis te creëren.</ns5:p>
          </ns4:table-cell>
        </ns4:table-row>
        <ns4:table-row ns4:style-name="TableRow431">
          <ns4:covered-table-cell>
            <ns5:p ns5:style-name="P432"/>
          </ns4:covered-table-cell>
          <ns4:covered-table-cell>
            <ns5:p ns5:style-name="P433"/>
          </ns4:covered-table-cell>
          <ns4:covered-table-cell/>
          <ns4:table-cell ns4:style-name="TableCell434" ns4:number-columns-spanned="3">
            <ns5:p ns5:style-name="P435">3.3 Auteursrecht en licenties</ns5:p>
          </ns4:table-cell>
          <ns4:covered-table-cell/>
          <ns4:covered-table-cell/>
          <ns4:table-cell ns4:style-name="TableCell442">
            <ns5:p ns5:style-name="P443">Begrijpen hoe auteursrecht en licenties, evenals de bijbehorende juridische en ethische kwesties, van toepassing zijn op digitale inhoud, en hoe deze correct moeten worden toegepast.</ns5:p>
          </ns4:table-cell>
        </ns4:table-row>
        <ns4:table-row ns4:style-name="TableRow473">
          <ns4:covered-table-cell>
            <ns5:p ns5:style-name="P474"/>
          </ns4:covered-table-cell>
          <ns4:covered-table-cell>
            <ns5:p ns5:style-name="P475"/>
          </ns4:covered-table-cell>
          <ns4:covered-table-cell/>
          <ns4:table-cell ns4:style-name="TableCell476" ns4:number-columns-spanned="3">
            <ns5:p ns5:style-name="P477">3.4 Computational thinking en programmeren</ns5:p>
          </ns4:table-cell>
          <ns4:covered-table-cell/>
          <ns4:covered-table-cell/>
          <ns4:table-cell ns4:style-name="TableCell482">
            <ns5:p ns5:style-name="P483">Stappen begrijpen en uitvoeren om een probleem te analyseren, deelproblemen te herkennen en een reeks instructies te plannen en te ontwikkelen voor een computersysteem om een bepaald probleem op te lossen of een specifieke taak uit te voeren.</ns5:p>
          </ns4:table-cell>
        </ns4:table-row>
        <ns4:table-row ns4:style-name="TableRow517">
          <ns4:table-cell ns4:style-name="TableCell518" ns4:number-rows-spanned="4">
            <ns5:p ns5:style-name="P519"/>
          </ns4:table-cell>
          <ns4:table-cell ns4:style-name="TableCell520" ns4:number-columns-spanned="2" ns4:number-rows-spanned="4">
            <ns5:p ns5:style-name="P521">4. Veiligheid, welzijn en verantwoord gebruik</ns5:p>
            <ns5:p ns5:style-name="P529"/>
            <ns5:p ns5:style-name="P530">To protect, devices, content, Persoonsgegevens and Privacy in digital environments. To support physical, mental and social wellbeing of oneself and others, and to be aware of the benefits and risks of Digitale technologieën for wellbeing and social inclusion. To be aware of the environmental impact of Digitale technologieën and their use, to take action to reduce such impact, and to use Digitale technologieën to support sustainability.</ns5:p>
          </ns4:table-cell>
          <ns4:covered-table-cell/>
          <ns4:table-cell ns4:style-name="TableCell568" ns4:number-columns-spanned="3">
            <ns5:p ns5:style-name="P569">4.1 Apparaten beschermen</ns5:p>
          </ns4:table-cell>
          <ns4:covered-table-cell/>
          <ns4:covered-table-cell/>
          <ns4:table-cell ns4:style-name="TableCell572">
            <ns5:p ns5:style-name="P573">Veiligheids- en cybersecuritymaatregelen toepassen om digitale apparaten en inhoud te beschermen. Je bewust zijn van de veranderende aard van risico's en bedreigingen in digitale omgevingen, en gepaste aandacht hebben voor de beveiliging van digitale apparaten en hun inhoud.</ns5:p>
          </ns4:table-cell>
        </ns4:table-row>
        <ns4:table-row ns4:style-name="TableRow635">
          <ns4:covered-table-cell>
            <ns5:p ns5:style-name="P636"/>
          </ns4:covered-table-cell>
          <ns4:covered-table-cell>
            <ns5:p ns5:style-name="P637"/>
          </ns4:covered-table-cell>
          <ns4:covered-table-cell/>
          <ns4:table-cell ns4:style-name="TableCell638" ns4:number-columns-spanned="3">
            <ns5:p ns5:style-name="P639">4.2 Persoonsgegevens en Privacy beschermen</ns5:p>
          </ns4:table-cell>
          <ns4:covered-table-cell/>
          <ns4:covered-table-cell/>
          <ns4:table-cell ns4:style-name="TableCell645">
            <ns5:p ns5:style-name="P646">Je bewust zijn van je rechten met betrekking tot persoonsgegevens en privacy in digitale omgevingen en deze uitoefenen. Privacyrisico's evalueren en beheren en persoonsgegevens en privacy in digitale omgevingen beschermen. Je eigen persoonsgegevens en die van anderen op een veilige, ethische en verantwoorde manier gebruiken en delen.</ns5:p>
          </ns4:table-cell>
        </ns4:table-row>
        <ns4:table-row ns4:style-name="TableRow674">
          <ns4:covered-table-cell>
            <ns5:p ns5:style-name="P675"/>
          </ns4:covered-table-cell>
          <ns4:covered-table-cell>
            <ns5:p ns5:style-name="P676"/>
          </ns4:covered-table-cell>
          <ns4:covered-table-cell/>
          <ns4:table-cell ns4:style-name="TableCell677" ns4:number-columns-spanned="3">
            <ns5:p ns5:style-name="P678">4.3 Welzijn ondersteunen</ns5:p>
          </ns4:table-cell>
          <ns4:covered-table-cell/>
          <ns4:covered-table-cell/>
          <ns4:table-cell ns4:style-name="TableCell681">
            <ns5:p ns5:style-name="P682">To use Digitale technologieën in ways that support wellbeing and inclusion. To minimise risks and threats to physical, mental and social wellbeing of oneself and others while using Digitale technologieën. To balance usage of Digitale technologieën with offline activities to support wellbeing. To take action to help protect oneself and others from possible dangers in digital environments (e.g. Cyberpesten, harmful content), and to know how to respond to such dangers.</ns5:p>
          </ns4:table-cell>
        </ns4:table-row>
        <ns4:table-row ns4:style-name="TableRow713">
          <ns4:covered-table-cell>
            <ns5:p ns5:style-name="P714"/>
          </ns4:covered-table-cell>
          <ns4:covered-table-cell>
            <ns5:p ns5:style-name="P715"/>
          </ns4:covered-table-cell>
          <ns4:covered-table-cell/>
          <ns4:table-cell ns4:style-name="TableCell716" ns4:number-columns-spanned="3">
            <ns5:p ns5:style-name="P717">4.4 Milieueffecten van digitale technologieën</ns5:p>
          </ns4:table-cell>
          <ns4:covered-table-cell/>
          <ns4:covered-table-cell/>
          <ns4:table-cell ns4:style-name="TableCell722">
            <ns5:p ns5:style-name="P723">Je bewust zijn van de milieueffecten van digitale technologieën, waaronder de productie van apparaten, het gebruik, de reparatie, recycling, verwijdering, infrastructuur voor gegevensopslag, energieverbruik en het gebruik van middelen en applicaties. Actie ondernemen om deze impact te beperken en digitale technologieën gebruiken om duurzaamheid te ondersteunen.</ns5:p>
          </ns4:table-cell>
        </ns4:table-row>
        <ns4:table-row ns4:style-name="TableRow749">
          <ns4:table-cell ns4:style-name="TableCell750" ns4:number-columns-spanned="2" ns4:number-rows-spanned="4">
            <ns5:p ns5:style-name="P751"/>
          </ns4:table-cell>
          <ns4:covered-table-cell/>
          <ns4:table-cell ns4:style-name="TableCell752" ns4:number-columns-spanned="2" ns4:number-rows-spanned="4">
            <ns5:p ns5:style-name="P753">5. Probleemidentificatie en -oplossing</ns5:p>
            <ns5:p ns5:style-name="P762">Behoeften identificeren en beoordelen, en digitale technologieën gebruiken en digitale omgevingen aanpassen om aan deze behoeften te voldoen. Technische en conceptuele problemen en probleemsituaties in digitale omgevingen identificeren en oplossen. Digitale technologieën gebruiken om verbeteringen aan te brengen in, of nieuwe oplossingen te vinden voor, processen en producten. Bekwaamheden opbouwen om autonoom te functioneren in digitale omgevingen. Op de hoogte blijven van digitale technologische ontwikkelingen en de gevolgen daarvan.</ns5:p>
          </ns4:table-cell>
          <ns4:covered-table-cell/>
          <ns4:table-cell ns4:style-name="TableCell790">
            <ns5:p ns5:style-name="P791">5.1 Technische problemen identificeren en oplossen</ns5:p>
          </ns4:table-cell>
          <ns4:table-cell ns4:style-name="TableCell798" ns4:number-columns-spanned="2">
            <ns5:p ns5:style-name="P799">Technische problemen identificeren bij het bedienen van digitale apparaten en in digitale omgevingen, en deze op verschillende manieren oplossen.</ns5:p>
          </ns4:table-cell>
          <ns4:covered-table-cell/>
        </ns4:table-row>
        <ns4:table-row ns4:style-name="TableRow825">
          <ns4:covered-table-cell>
            <ns5:p ns5:style-name="P826"/>
          </ns4:covered-table-cell>
          <ns4:covered-table-cell/>
          <ns4:covered-table-cell>
            <ns5:p ns5:style-name="P827"/>
          </ns4:covered-table-cell>
          <ns4:covered-table-cell/>
          <ns4:table-cell ns4:style-name="TableCell828">
            <ns5:p ns5:style-name="P829">5.2 Behoeften en digitale technologische antwoorden identificeren</ns5:p>
          </ns4:table-cell>
          <ns4:table-cell ns4:style-name="TableCell836" ns4:number-columns-spanned="2">
            <ns5:p ns5:style-name="P837">Behoeften van jezelf en anderen beoordelen en digitale technologieën evalueren, selecteren, gebruiken en aanpassen om aan deze behoeften te voldoen. Digitale omgevingen aanpassen en personaliseren aan de context, doelen en behoeften (bijv. toegankelijkheid) van jezelf en anderen.</ns5:p>
          </ns4:table-cell>
          <ns4:covered-table-cell/>
        </ns4:table-row>
        <ns4:table-row ns4:style-name="TableRow863">
          <ns4:covered-table-cell>
            <ns5:p ns5:style-name="P864"/>
          </ns4:covered-table-cell>
          <ns4:covered-table-cell/>
          <ns4:covered-table-cell>
            <ns5:p ns5:style-name="P865"/>
          </ns4:covered-table-cell>
          <ns4:covered-table-cell/>
          <ns4:table-cell ns4:style-name="TableCell866">
            <ns5:p ns5:style-name="P867">5.3 Creatieve oplossingen identificeren met behulp van digitale technologieën</ns5:p>
          </ns4:table-cell>
          <ns4:table-cell ns4:style-name="TableCell874" ns4:number-columns-spanned="2">
            <ns5:p ns5:style-name="P875">Digitale technologieën gebruiken om verbeteringen aan te brengen in of nieuwe oplossingen te vinden voor processen en producten, vanuit een mensgerichte benadering. Individueel en collectief deelnemen aan kritische denkprocessen en het creatief en doelgericht gebruik van digitale technologieën, om conceptuele problemen en probleemsituaties te begrijpen en op te lossen.</ns5:p>
          </ns4:table-cell>
          <ns4:covered-table-cell/>
        </ns4:table-row>
        <ns4:table-row ns4:style-name="TableRow901">
          <ns4:covered-table-cell>
            <ns5:p ns5:style-name="P902"/>
          </ns4:covered-table-cell>
          <ns4:covered-table-cell/>
          <ns4:covered-table-cell>
            <ns5:p ns5:style-name="P903"/>
          </ns4:covered-table-cell>
          <ns4:covered-table-cell/>
          <ns4:table-cell ns4:style-name="TableCell904">
            <ns5:p ns5:style-name="P905">5.4 Behoeften aan digitale competenties identificeren en aanpakken</ns5:p>
          </ns4:table-cell>
          <ns4:table-cell ns4:style-name="TableCell911" ns4:number-columns-spanned="2">
            <ns5:p ns5:style-name="P912">Herkennen waar de eigen digitale competentie verbeterd of geactualiseerd moet worden. Behoeften aan digitale competenties aanpakken binnen een breder proces van een leven lang leren, en bekwaamheid en autonomie opbouwen. Anderen ondersteunen bij de ontwikkeling van hun digitale competenties. Op de hoogte blijven van digitale technologische ontwikkelingen en de persoonlijke, professionele en maatschappelijke gevolgen daarvan.</ns5:p>
          </ns4:table-cell>
          <ns4:covered-table-cell/>
        </ns4:table-row>
      </ns4:table>
      <ns5:p ns5:style-name="P934"><ns5:span ns5:style-name="T935">Source:</ns5:span><ns5:span ns5:style-name="T936"><ns5:s/></ns5:span><ns5:span ns5:style-name="T937">JRC</ns5:span><ns5:span ns5:style-name="T938"><ns5:s/></ns5:span><ns5:span ns5:style-name="T939">own</ns5:span><ns5:span ns5:style-name="T940"><ns5:s/></ns5:span><ns5:span ns5:style-name="T941">elaboration.</ns5:span></ns5:p>
    </ns0:text>
  </ns0:body>
</ns0: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Unicode MS" svg:font-family="Arial Unicode MS" style:font-family-generic="roman" style:font-pitch="variable" svg:panose-1="2 11 6 4 2 2 2 2 2 4"/>
    <style:font-face style:name="Times New Roman" svg:font-family="Times New Roman" style:font-family-generic="roman" style:font-pitch="variable" svg:panose-1="2 2 6 3 5 4 5 2 3 4"/>
    <style:font-face style:name="Interstate" svg:font-family="Interstate" style:font-family-generic="modern" style:font-pitch="variable"/>
    <style:font-face style:name="Aptos Display" svg:font-family="Aptos Display" style:font-family-generic="swiss" style:font-pitch="variable"/>
    <style:font-face style:name="EC Square Sans Pro" svg:font-family="EC Square Sans Pro" style:font-family-generic="swiss" style:font-pitch="variable"/>
    <style:font-face style:name="Source Sans Pro" svg:font-family="Source Sans Pro" style:font-family-generic="swiss" style:font-pitch="variable" svg:panose-1="2 11 5 3 3 4 3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widows="2" fo:orphans="2" fo:border="0.0034in solid #FFFFFF" fo:padding="0.4305in" style:shadow="#000000 0.0034in 0.0034in" style:text-autospace="ideograph-alpha" fo:margin-top="0.25in" fo:margin-bottom="0.1666in"/>
      <style:text-properties style:font-name="Interstate" style:font-name-asian="Times New Roman" style:font-name-complex="Times New Roman" fo:font-weight="bold" style:font-weight-asian="bold" fo:color="#43BFFD" fo:font-size="16pt" style:font-size-asian="16pt" style:font-size-complex="16pt" fo:language="nl" fo:country="NL" style:language-asian="nl" style:country-asian="NL" fo:hyphenate="false"/>
    </style:style>
    <style:style style:name="Kop2" style:display-name="Kop 2" style:family="paragraph" style:parent-style-name="Standaard" style:next-style-name="Standaard" style:default-outline-level="2">
      <style:paragraph-properties fo:keep-with-next="always" fo:keep-together="always" fo:widows="2" fo:orphans="2" fo:border="0.0034in solid #FFFFFF" fo:padding="0.4305in" style:shadow="#000000 0.0034in 0.0034in" style:text-autospace="ideograph-alpha" fo:margin-top="0.0277in"/>
      <style:text-properties style:font-name="Aptos Display" style:font-name-asian="Times New Roman" style:font-name-complex="Times New Roman" fo:font-weight="bold" style:font-weight-asian="bold" fo:color="#0F4761" fo:font-size="13pt" style:font-size-asian="13pt" style:font-size-complex="13pt" fo:language="nl" fo:country="NL" style:language-asian="nl" style:country-asian="NL" fo:hyphenate="false"/>
    </style:style>
    <style:style style:name="Kop3" style:display-name="Kop 3" style:family="paragraph" style:parent-style-name="Standaard" style:next-style-name="Standaard" style:default-outline-level="3">
      <style:paragraph-properties fo:keep-with-next="always" fo:keep-together="always" fo:widows="2" fo:orphans="2" fo:border="0.0034in solid #FFFFFF" fo:padding="0.4305in" style:shadow="#000000 0.0034in 0.0034in" style:text-autospace="ideograph-alpha" fo:margin-top="0.0277in"/>
      <style:text-properties style:font-name="Aptos Display" style:font-name-asian="Times New Roman" style:font-name-complex="Times New Roman" fo:font-weight="bold" style:font-weight-asian="bold" fo:font-style="italic" style:font-style-asian="italic" fo:color="#434343" fo:font-size="12pt" style:font-size-asian="12pt" style:font-size-complex="12pt" fo:language="nl" fo:country="NL" style:language-asian="nl" style:country-asian="NL" fo:hyphenate="false"/>
    </style:style>
    <style:style style:name="Kop4" style:display-name="Kop 4" style:family="paragraph" style:parent-style-name="Standaard" style:next-style-name="Standaard" style:default-outline-level="4">
      <style:paragraph-properties fo:keep-with-next="always" fo:keep-together="always" fo:widows="2" fo:orphans="2" fo:border="0.0034in solid #FFFFFF" fo:padding="0.4305in" style:shadow="#000000 0.0034in 0.0034in" style:text-autospace="ideograph-alpha" fo:margin-top="0.0277in"/>
      <style:text-properties style:font-name="Aptos Display" style:font-name-asian="Times New Roman" style:font-name-complex="Times New Roman" fo:font-style="italic" style:font-style-asian="italic" style:font-style-complex="italic" fo:color="#0F4761" fo:language="nl" fo:country="NL" style:language-asian="nl" style:country-asian="NL" fo:hyphenate="false"/>
    </style:style>
    <style:style style:name="Kop5" style:display-name="Kop 5" style:family="paragraph" style:parent-style-name="Standaard" style:next-style-name="Plattetekst" style:default-outline-level="5">
      <style:paragraph-properties fo:keep-with-next="always" fo:keep-together="always" fo:widows="2" fo:orphans="2" fo:break-before="page" fo:border="0.0034in solid #FFFFFF" fo:padding="0.4305in" style:shadow="#000000 0.0034in 0.0034in" style:text-autospace="ideograph-alpha" fo:margin-top="0.1388in"/>
      <style:text-properties style:font-name="Aptos Display" style:font-name-asian="Times New Roman" style:font-name-complex="Times New Roman" fo:font-style="italic" style:font-style-asian="italic" style:font-style-complex="italic" fo:color="#156082" fo:language="nl" fo:country="NL" style:language-asian="nl" style:country-asian="NL" fo:hyphenate="false"/>
    </style:style>
    <style:style style:name="Kop6" style:display-name="Kop 6" style:family="paragraph" style:parent-style-name="Standaard" style:next-style-name="Plattetekst" style:default-outline-level="6">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Kop7" style:display-name="Kop 7" style:family="paragraph" style:parent-style-name="Standaard" style:next-style-name="Plattetekst" style:default-outline-level="7">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Kop8" style:display-name="Kop 8" style:family="paragraph" style:parent-style-name="Standaard" style:next-style-name="Plattetekst" style:default-outline-level="8">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Kop9" style:display-name="Kop 9" style:family="paragraph" style:parent-style-name="Standaard" style:next-style-name="Plattetekst" style:default-outline-level="9">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Standaard" style:display-name="Standaard" style:family="paragraph">
      <style:paragraph-properties fo:widows="0" fo:orphans="0" style:text-autospace="none" fo:margin-bottom="0in" fo:line-height="100%"/>
      <style:text-properties style:font-name="EC Square Sans Pro" style:font-name-asian="EC Square Sans Pro" style:font-name-complex="EC Square Sans Pro" style:letter-kerning="false" fo:language="en" fo:country="US" fo:hyphenate="false"/>
    </style:style>
    <style:style style:name="Standaardalinea-lettertype" style:display-name="Standaardalinea-lettertype" style:family="text"/>
    <style:style style:name="WW_CharLFO1LVL3" style:family="text">
      <style:text-properties fo:font-size="10pt" style:font-size-asian="10pt" style:font-size-complex="10pt"/>
    </style:style>
    <text:list-style style:name="WW_OutlineListStyle" style:display-name="WW_OutlineListStyle">
      <text:list-level-style-number text:level="1" style:num-suffix="." style:num-list-format-name="NLF0"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list-format-name="NLF0"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text:style-name="WW_CharLFO1LV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Abstract" style:display-name="Abstract" style:family="paragraph" style:parent-style-name="Standaard" style:next-style-name="Plattetekst">
      <style:paragraph-properties fo:keep-with-next="always" fo:keep-together="always" fo:widows="2" fo:orphans="2" fo:border="0.0034in solid #FFFFFF" fo:padding="0.4305in" style:shadow="#000000 0.0034in 0.0034in" style:text-autospace="ideograph-alpha" fo:margin-top="0.2083in" fo:margin-bottom="0.2083in"/>
      <style:text-properties style:font-name="Source Sans Pro" style:font-name-asian="Arial Unicode MS" style:font-name-complex="Calibri" fo:color="#434343" fo:font-size="10pt" style:font-size-asian="10pt" style:font-size-complex="10pt" fo:language="nl" fo:country="NL" style:language-asian="nl" style:country-asian="NL" fo:hyphenate="false"/>
    </style:style>
    <style:style style:name="Plattetekst" style:display-name="Platte tekst" style:family="paragraph" style:parent-style-name="Standaard">
      <style:paragraph-properties fo:widows="2" fo:orphans="2" fo:border="0.0034in solid #FFFFFF" fo:padding="0.4305in" style:shadow="#000000 0.0034in 0.0034in" style:text-autospace="ideograph-alpha" fo:margin-top="0.125in" fo:margin-bottom="0.125in"/>
      <style:text-properties style:font-name="Source Sans Pro" style:font-name-asian="Arial Unicode MS" style:font-name-complex="Calibri" fo:color="#434343" fo:language="nl" fo:country="NL" style:language-asian="nl" style:country-asian="NL" fo:hyphenate="false"/>
    </style:style>
    <style:style style:name="PlattetekstChar" style:display-name="Platte tekst Char" style:family="text" style:parent-style-name="Standaardalinea-lettertype">
      <style:text-properties style:font-name="Source Sans Pro" style:font-name-asian="Arial Unicode MS" style:font-name-complex="Calibri" fo:color="#434343" style:language-asian="nl" style:country-asian="NL"/>
    </style:style>
    <style:style style:name="AlertTok" style:display-name="AlertTok" style:family="text" style:parent-style-name="Standaardalinea-lettertype">
      <style:text-properties style:font-name="Consolas" style:font-name-asian="Arial Unicode MS" style:font-name-complex="Calibri" fo:font-style="italic" style:font-style-asian="italic" style:font-style-complex="italic" fo:color="#EF2929" fo:font-size="11pt" style:font-size-asian="11pt" style:font-size-complex="9pt" fo:background-color="#F8F8F8" fo:language="nl" fo:country="NL" style:language-asian="nl" style:country-asian="NL"/>
    </style:style>
    <style:style style:name="AnnotationTok" style:display-name="Annot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AttributeTok" style:display-name="AttributeTok" style:family="text" style:parent-style-name="Standaardalinea-lettertype">
      <style:text-properties style:font-name="Consolas" style:font-name-asian="Arial Unicode MS" style:font-name-complex="Calibri" fo:font-style="italic" style:font-style-asian="italic" style:font-style-complex="italic" fo:color="#C4A000" fo:font-size="11pt" style:font-size-asian="11pt" style:font-size-complex="9pt" fo:background-color="#F8F8F8" fo:language="nl" fo:country="NL" style:language-asian="nl" style:country-asian="NL"/>
    </style:style>
    <style:style style:name="Author" style:display-name="Author" style:family="paragraph" style:next-style-name="Plattetekst">
      <style:paragraph-properties fo:keep-with-next="always" fo:keep-together="always" fo:margin-bottom="0.1388in" fo:line-height="100%"/>
      <style:text-properties fo:font-size="12pt" style:font-size-asian="12pt" style:font-size-complex="12pt" fo:language="en" fo:country="US" fo:hyphenate="false"/>
    </style:style>
    <style:style style:name="Ballontekst" style:display-name="Ballontekst" style:family="paragraph" style:parent-style-name="Standaard">
      <style:paragraph-properties fo:widows="2" fo:orphans="2" fo:border="0.0034in solid #FFFFFF" fo:padding="0.4305in" style:shadow="#000000 0.0034in 0.0034in" style:text-autospace="ideograph-alpha"/>
      <style:text-properties style:font-name="Segoe UI" style:font-name-asian="Arial Unicode MS" style:font-name-complex="Segoe UI" fo:color="#434343" fo:font-size="9pt" style:font-size-asian="9pt" style:font-size-complex="9pt" fo:language="nl" fo:country="NL" style:language-asian="nl" style:country-asian="NL" fo:hyphenate="false"/>
    </style:style>
    <style:style style:name="BallontekstChar" style:display-name="Ballontekst Char" style:family="text" style:parent-style-name="Standaardalinea-lettertype">
      <style:text-properties style:font-name="Segoe UI" style:font-name-asian="Arial Unicode MS" style:font-name-complex="Segoe UI" fo:color="#434343" fo:font-size="9pt" style:font-size-asian="9pt" style:font-size-complex="9pt" style:language-asian="nl" style:country-asian="NL"/>
    </style:style>
    <style:style style:name="BaseNTok" style:display-name="BaseN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Bibliografie" style:display-name="Bibliografie" style:family="paragraph" style:parent-style-name="Standaard">
      <style:paragraph-properties fo:widows="2" fo:orphans="2" fo:border="0.0034in solid #FFFFFF" fo:padding="0.4305in" style:shadow="#000000 0.0034in 0.0034in" style:text-autospace="ideograph-alpha"/>
      <style:text-properties style:font-name="Source Sans Pro" style:font-name-asian="Arial Unicode MS" style:font-name-complex="Calibri" fo:color="#434343" fo:language="nl" fo:country="NL" style:language-asian="nl" style:country-asian="NL" fo:hyphenate="false"/>
    </style:style>
    <style:style style:name="Kop1Char" style:display-name="Kop 1 Char" style:family="text" style:parent-style-name="Standaardalinea-lettertype">
      <style:text-properties style:font-name="Interstate" style:font-name-asian="Times New Roman" style:font-name-complex="Times New Roman" fo:font-weight="bold" style:font-weight-asian="bold" fo:color="#43BFFD" fo:font-size="16pt" style:font-size-asian="16pt" style:font-size-complex="16pt" style:language-asian="nl" style:country-asian="NL"/>
    </style:style>
    <style:style style:name="Bijlage" style:display-name="Bijlage" style:family="paragraph" style:parent-style-name="Kop1" style:next-style-name="Standaard" style:default-outline-level="1">
      <style:paragraph-properties>
        <style:tab-stops>
          <style:tab-stop style:type="right" style:leader-style="dotted" style:leader-text="." style:position="6.493in"/>
        </style:tab-stops>
      </style:paragraph-properties>
      <style:text-properties fo:hyphenate="false"/>
    </style:style>
    <style:style style:name="BijlageChar" style:display-name="Bijlage Char" style:family="text" style:parent-style-name="Standaardalinea-lettertype">
      <style:text-properties style:font-name="Interstate" style:font-name-asian="Times New Roman" style:font-name-complex="Times New Roman" fo:font-weight="bold" style:font-weight-asian="bold" fo:color="#43BFFD" fo:font-size="16pt" style:font-size-asian="16pt" style:font-size-complex="16pt" style:language-asian="nl" style:country-asian="NL"/>
    </style:style>
    <style:style style:name="Bijschrift" style:display-name="Bijschrift" style:family="paragraph" style:parent-style-name="Standaard" style:next-style-name="Standaard">
      <style:paragraph-properties fo:widows="2" fo:orphans="2" fo:border="0.0034in solid #FFFFFF" fo:padding="0.4305in" style:shadow="#000000 0.0034in 0.0034in" style:text-autospace="ideograph-alpha" fo:margin-bottom="0.1388in"/>
      <style:text-properties style:font-name="Source Sans Pro" style:font-name-asian="Arial Unicode MS" style:font-name-complex="Calibri" fo:font-style="italic" style:font-style-asian="italic" style:font-style-complex="italic" fo:color="#0E2841" fo:font-size="9pt" style:font-size-asian="9pt" style:font-size-complex="9pt" fo:language="nl" fo:country="NL" style:language-asian="nl" style:country-asian="NL" fo:hyphenate="false"/>
    </style:style>
    <style:style style:name="BijschriftChar" style:display-name="Bijschrift Char" style:family="text" style:parent-style-name="Standaardalinea-lettertype">
      <style:text-properties style:font-name="Source Sans Pro" style:font-name-asian="Arial Unicode MS" style:font-name-complex="Calibri" fo:font-style="italic" style:font-style-asian="italic" style:font-style-complex="italic" fo:color="#0E2841" fo:font-size="9pt" style:font-size-asian="9pt" style:font-size-complex="9pt" style:language-asian="nl" style:country-asian="NL"/>
    </style:style>
    <style:style style:name="Bloktekst" style:display-name="Bloktekst" style:family="paragraph" style:parent-style-name="Plattetekst" style:next-style-name="Plattetekst">
      <style:paragraph-properties fo:margin-top="0.0694in" fo:margin-bottom="0.0694in"/>
      <style:text-properties style:font-name="Aptos Display" style:font-name-asian="Times New Roman" style:font-name-complex="Times New Roman" style:font-weight-complex="bold" fo:font-size="10pt" style:font-size-asian="10pt" style:font-size-complex="10pt" fo:hyphenate="false"/>
    </style:style>
    <style:style style:name="BuiltInTok" style:display-name="BuiltIn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Figure" style:display-name="Figure" style:family="paragraph" style:parent-style-name="Standaard">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CharTok" style:display-name="CharTok" style:family="text" style:parent-style-name="Standaardalinea-lettertype">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CommentTok" style:display-name="CommentTok" style:family="text" style:parent-style-name="Standaardalinea-lettertype">
      <style:text-properties style:font-name="Consolas" style:font-name-asian="Arial Unicode MS" style:font-name-complex="Calibri" fo:font-style="normal" style:font-style-asian="normal" style:font-style-complex="italic" fo:color="#8F5902" fo:font-size="11pt" style:font-size-asian="11pt" style:font-size-complex="9pt" fo:background-color="#F8F8F8" fo:language="nl" fo:country="NL" style:language-asian="nl" style:country-asian="NL"/>
    </style:style>
    <style:style style:name="CommentVarTok" style:display-name="CommentVar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Compact" style:display-name="Compact" style:family="paragraph" style:parent-style-name="Plattetekst">
      <style:paragraph-properties fo:margin-top="0.025in" fo:margin-bottom="0.025in"/>
      <style:text-properties fo:hyphenate="false"/>
    </style:style>
    <style:style style:name="ConstantTok" style:display-name="ConstantTok" style:family="text" style:parent-style-name="Standaardalinea-lettertype">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contextualspellingandgrammarerror" style:display-name="contextualspellingandgrammarerror" style:family="text" style:parent-style-name="Standaardalinea-lettertype"/>
    <style:style style:name="ControlFlowTok" style:display-name="ControlFlow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204A87" fo:font-size="11pt" style:font-size-asian="11pt" style:font-size-complex="9pt" fo:background-color="#F8F8F8" fo:language="nl" fo:country="NL" style:language-asian="nl" style:country-asian="NL"/>
    </style:style>
    <style:style style:name="DataTypeTok" style:display-name="DataTypeTok" style:family="text" style:parent-style-name="Standaardalinea-lettertype">
      <style:text-properties style:font-name="Consolas" style:font-name-asian="Arial Unicode MS" style:font-name-complex="Calibri" fo:font-style="italic" style:font-style-asian="italic" style:font-style-complex="italic" fo:color="#204A87" fo:font-size="11pt" style:font-size-asian="11pt" style:font-size-complex="9pt" fo:background-color="#F8F8F8" fo:language="nl" fo:country="NL" style:language-asian="nl" style:country-asian="NL"/>
    </style:style>
    <style:style style:name="Datum" style:display-name="Datum" style:family="paragraph" style:next-style-name="Plattetekst">
      <style:paragraph-properties fo:keep-with-next="always" fo:keep-together="always" fo:margin-bottom="0.1388in" fo:line-height="100%"/>
      <style:text-properties fo:font-size="12pt" style:font-size-asian="12pt" style:font-size-complex="12pt" fo:language="en" fo:country="US" fo:hyphenate="false"/>
    </style:style>
    <style:style style:name="DatumChar" style:display-name="Datum Char" style:family="text" style:parent-style-name="Standaardalinea-lettertype">
      <style:text-properties fo:font-size="12pt" style:font-size-asian="12pt" style:font-size-complex="12pt" fo:language="en" fo:country="US"/>
    </style:style>
    <style:style style:name="DecValTok" style:display-name="DecVal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Definition" style:display-name="Definition" style:family="paragraph" style:parent-style-name="Standaard">
      <style:text-properties fo:hyphenate="false"/>
    </style:style>
    <style:style style:name="DefinitionTerm" style:display-name="Definition Term" style:family="paragraph" style:parent-style-name="Standaard" style:next-style-name="Definition">
      <style:paragraph-properties fo:keep-with-next="always" fo:keep-together="always"/>
      <style:text-properties fo:font-weight="bold" style:font-weight-asian="bold" fo:hyphenate="false"/>
    </style:style>
    <style:style style:name="DocumentationTok" style:display-name="Document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eop" style:display-name="eop" style:family="text" style:parent-style-name="Standaardalinea-lettertype"/>
    <style:style style:name="ErrorTok" style:display-name="Error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A40000" fo:font-size="11pt" style:font-size-asian="11pt" style:font-size-complex="9pt" fo:background-color="#F8F8F8" fo:language="nl" fo:country="NL" style:language-asian="nl" style:country-asian="NL"/>
    </style:style>
    <style:style style:name="ExtensionTok" style:display-name="Extension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findhit" style:display-name="findhit" style:family="text" style:parent-style-name="Standaardalinea-lettertype"/>
    <style:style style:name="FirstParagraph" style:display-name="First Paragraph" style:family="paragraph" style:parent-style-name="Plattetekst" style:next-style-name="Plattetekst">
      <style:text-properties fo:hyphenate="false"/>
    </style:style>
    <style:style style:name="FloatTok" style:display-name="Float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FunctionTok" style:display-name="FunctionTok" style:family="text" style:parent-style-name="Standaardalinea-lettertype">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Geenafstand" style:display-name="Geen afstand" style:family="paragraph">
      <style:paragraph-properties fo:margin-bottom="0in" fo:line-height="100%"/>
      <style:text-properties fo:hyphenate="false"/>
    </style:style>
    <style:style style:name="GevolgdeHyperlink" style:display-name="GevolgdeHyperlink" style:family="text" style:parent-style-name="Standaardalinea-lettertype">
      <style:text-properties fo:color="#96607D"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ImageCaption" style:display-name="Image Caption" style:family="paragraph" style:parent-style-name="Bijschrift">
      <style:text-properties fo:hyphenate="false"/>
    </style:style>
    <style:style style:name="ImportTok" style:display-name="Import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InformationTok" style:display-name="Inform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Inhopg1" style:display-name="Inhopg 1" style:family="paragraph" style:parent-style-name="Standaard" style:next-style-name="Standaard" style:auto-update="true">
      <style:paragraph-properties fo:widows="2" fo:orphans="2" fo:border="0.0034in solid #FFFFFF" fo:padding="0.4305in" style:shadow="#000000 0.0034in 0.0034in" style:text-autospace="ideograph-alpha" fo:margin-bottom="0.0694in"/>
      <style:text-properties style:font-name="Source Sans Pro" style:font-name-asian="Arial Unicode MS" style:font-name-complex="Calibri" fo:color="#434343" fo:language="nl" fo:country="NL" style:language-asian="nl" style:country-asian="NL" fo:hyphenate="false"/>
    </style:style>
    <style:style style:name="Inhopg1Char" style:display-name="Inhopg 1 Char" style:family="text" style:parent-style-name="Standaardalinea-lettertype">
      <style:text-properties style:font-name="Source Sans Pro" style:font-name-asian="Arial Unicode MS" style:font-name-complex="Calibri" fo:color="#434343" style:language-asian="nl" style:country-asian="NL"/>
    </style:style>
    <style:style style:name="Inhopg2" style:display-name="Inhopg 2" style:family="paragraph" style:parent-style-name="Standaard" style:next-style-name="Standaard" style:auto-update="true">
      <style:paragraph-properties fo:widows="2" fo:orphans="2" fo:border="0.0034in solid #FFFFFF" fo:padding="0.4305in" style:shadow="#000000 0.0034in 0.0034in" style:text-autospace="ideograph-alpha" fo:margin-bottom="0.0694in" fo:margin-left="0.1527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Inhopg3" style:display-name="Inhopg 3" style:family="paragraph" style:parent-style-name="Standaard" style:next-style-name="Standaard" style:auto-update="true">
      <style:paragraph-properties fo:widows="2" fo:orphans="2" fo:border="0.0034in solid #FFFFFF" fo:padding="0.4305in" style:shadow="#000000 0.0034in 0.0034in" style:text-autospace="ideograph-alpha" fo:margin-bottom="0.0694in" fo:margin-left="0.3055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KeywordTok" style:display-name="Keyword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204A87" fo:font-size="11pt" style:font-size-asian="11pt" style:font-size-complex="9pt" fo:background-color="#F8F8F8" fo:language="nl" fo:country="NL" style:language-asian="nl" style:country-asian="NL"/>
    </style:style>
    <style:style style:name="Kop2Char" style:display-name="Kop 2 Char" style:family="text" style:parent-style-name="Standaardalinea-lettertype">
      <style:text-properties style:font-name="Aptos Display" style:font-name-asian="Times New Roman" style:font-name-complex="Times New Roman" fo:font-weight="bold" style:font-weight-asian="bold" fo:color="#0F4761" fo:font-size="13pt" style:font-size-asian="13pt" style:font-size-complex="13pt" style:language-asian="nl" style:country-asian="NL"/>
    </style:style>
    <style:style style:name="Kop3Char" style:display-name="Kop 3 Char" style:family="text" style:parent-style-name="Standaardalinea-lettertype">
      <style:text-properties style:font-name="Aptos Display" style:font-name-asian="Times New Roman" style:font-name-complex="Times New Roman" fo:font-weight="bold" style:font-weight-asian="bold" fo:font-style="italic" style:font-style-asian="italic" fo:color="#434343" fo:font-size="12pt" style:font-size-asian="12pt" style:font-size-complex="12pt" style:language-asian="nl" style:country-asian="NL"/>
    </style:style>
    <style:style style:name="Kop4Char" style:display-name="Kop 4 Char" style:family="text" style:parent-style-name="Standaardalinea-lettertype">
      <style:text-properties style:font-name="Aptos Display" style:font-name-asian="Times New Roman" style:font-name-complex="Times New Roman" fo:font-style="italic" style:font-style-asian="italic" style:font-style-complex="italic" fo:color="#0F4761" style:language-asian="nl" style:country-asian="NL"/>
    </style:style>
    <style:style style:name="Kop5Char" style:display-name="Kop 5 Char" style:family="text" style:parent-style-name="Standaardalinea-lettertype">
      <style:text-properties style:font-name="Aptos Display" style:font-name-asian="Times New Roman" style:font-name-complex="Times New Roman" fo:font-style="italic" style:font-style-asian="italic" style:font-style-complex="italic" fo:color="#156082" style:language-asian="nl" style:country-asian="NL"/>
    </style:style>
    <style:style style:name="Kop6Char" style:display-name="Kop 6 Char" style:family="text" style:parent-style-name="Standaardalinea-lettertype">
      <style:text-properties style:font-name="Aptos Display" style:font-name-asian="Times New Roman" style:font-name-complex="Times New Roman" fo:color="#156082" style:language-asian="nl" style:country-asian="NL"/>
    </style:style>
    <style:style style:name="Kop7Char" style:display-name="Kop 7 Char" style:family="text" style:parent-style-name="Standaardalinea-lettertype">
      <style:text-properties style:font-name="Aptos Display" style:font-name-asian="Times New Roman" style:font-name-complex="Times New Roman" fo:color="#156082" style:language-asian="nl" style:country-asian="NL"/>
    </style:style>
    <style:style style:name="Kop8Char" style:display-name="Kop 8 Char" style:family="text" style:parent-style-name="Standaardalinea-lettertype">
      <style:text-properties style:font-name="Aptos Display" style:font-name-asian="Times New Roman" style:font-name-complex="Times New Roman" fo:color="#156082" style:language-asian="nl" style:country-asian="NL"/>
    </style:style>
    <style:style style:name="Kop9Char" style:display-name="Kop 9 Char" style:family="text" style:parent-style-name="Standaardalinea-lettertype">
      <style:text-properties style:font-name="Aptos Display" style:font-name-asian="Times New Roman" style:font-name-complex="Times New Roman" fo:color="#156082" style:language-asian="nl" style:country-asian="NL"/>
    </style:style>
    <style:style style:name="Kopvaninhoudsopgave" style:display-name="Kop van inhoudsopgave" style:family="paragraph" style:parent-style-name="Kop1" style:next-style-name="Standaard" style:list-style-name="LFO4" style:default-outline-level="1">
      <style:paragraph-properties fo:border="none" fo:padding="0in" style:shadow="none" fo:margin-top="0.1666in" fo:margin-bottom="0in" fo:line-height="106%"/>
      <style:text-properties style:font-name="Aptos Display" fo:font-weight="normal" style:font-weight-asian="normal" fo:color="#0F4761" fo:hyphenate="false"/>
    </style:style>
    <style:style style:name="Koptekst" style:display-name="Koptekst" style:family="paragraph" style:parent-style-name="Standaard">
      <style:paragraph-properties fo:widows="2" fo:orphans="2" fo:border="0.0034in solid #FFFFFF" fo:padding="0.4305in" style:shadow="#000000 0.0034in 0.0034in" style:text-autospace="ideograph-alpha">
        <style:tab-stops>
          <style:tab-stop style:type="center" style:position="3.134in"/>
          <style:tab-stop style:type="right" style:position="6.268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KoptekstChar" style:display-name="Koptekst Char" style:family="text" style:parent-style-name="Standaardalinea-lettertype">
      <style:text-properties style:font-name="Source Sans Pro" style:font-name-asian="Arial Unicode MS" style:font-name-complex="Calibri" fo:color="#434343" style:language-asian="nl" style:country-asian="NL"/>
    </style:style>
    <style:style style:name="Lijstalinea" style:display-name="Lijstalinea" style:family="paragraph" style:parent-style-name="Standaard">
      <style:paragraph-properties fo:widows="2" fo:orphans="2" fo:border="0.0034in solid #FFFFFF" fo:padding="0.4305in" style:shadow="#000000 0.0034in 0.0034in" style:text-autospace="ideograph-alpha" style:contextual-spacing="true" fo:margin-left="0.5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normaltextrun" style:display-name="normaltextrun" style:family="text" style:parent-style-name="Standaardalinea-lettertype"/>
    <style:style style:name="NormalTok" style:display-name="Normal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Titel" style:display-name="Titel" style:family="paragraph" style:parent-style-name="Standaard" style:next-style-name="Standaard">
      <style:paragraph-properties fo:widows="2" fo:orphans="2" fo:border="0.0034in solid #FFFFFF" fo:padding="0.4305in" style:shadow="#000000 0.0034in 0.0034in" style:text-autospace="ideograph-alpha" style:contextual-spacing="true"/>
      <style:text-properties style:font-name="Interstate" style:font-name-asian="Times New Roman" style:font-name-complex="Times New Roman" fo:font-weight="bold" style:font-weight-asian="bold" fo:color="#662A88" fo:letter-spacing="-0.0069in" style:letter-kerning="true" fo:font-size="26pt" style:font-size-asian="26pt" style:font-size-complex="26pt" fo:language="nl" fo:country="NL" style:language-asian="nl" style:country-asian="NL" fo:hyphenate="false"/>
    </style:style>
    <style:style style:name="TitelChar" style:display-name="Titel Char" style:family="text" style:parent-style-name="Standaardalinea-lettertype">
      <style:text-properties style:font-name="Interstate" style:font-name-asian="Times New Roman" style:font-name-complex="Times New Roman" fo:font-weight="bold" style:font-weight-asian="bold" fo:color="#662A88" fo:letter-spacing="-0.0069in" style:letter-kerning="true" fo:font-size="26pt" style:font-size-asian="26pt" style:font-size-complex="26pt" style:language-asian="nl" style:country-asian="NL"/>
    </style:style>
    <style:style style:name="Ondertitel" style:display-name="Ondertitel" style:family="paragraph" style:parent-style-name="Titel" style:next-style-name="Plattetekst">
      <style:paragraph-properties fo:text-align="center" fo:margin-top="0.1666in"/>
      <style:text-properties fo:font-size="15pt" style:font-size-asian="15pt" style:font-size-complex="15pt" fo:hyphenate="false"/>
    </style:style>
    <style:style style:name="OndertitelChar" style:display-name="Ondertitel Char" style:family="text" style:parent-style-name="Standaardalinea-lettertype">
      <style:text-properties style:font-name="Interstate" style:font-name-asian="Times New Roman" style:font-name-complex="Times New Roman" fo:font-weight="bold" style:font-weight-asian="bold" fo:color="#662A88" fo:letter-spacing="-0.0069in" style:letter-kerning="true" fo:font-size="15pt" style:font-size-asian="15pt" style:font-size-complex="15pt" style:language-asian="nl" style:country-asian="NL"/>
    </style:style>
    <style:style style:name="Tekstopmerking" style:display-name="Tekst opmerking" style:family="paragraph" style:parent-style-name="Standaard">
      <style:paragraph-properties fo:widows="2" fo:orphans="2" fo:border="0.0034in solid #FFFFFF" fo:padding="0.4305in" style:shadow="#000000 0.0034in 0.0034in" style:text-autospace="ideograph-alpha"/>
      <style:text-properties style:font-name="Source Sans Pro" style:font-name-asian="Arial Unicode MS" style:font-name-complex="Calibri" fo:color="#434343" fo:font-size="10pt" style:font-size-asian="10pt" style:font-size-complex="10pt" fo:language="nl" fo:country="NL" style:language-asian="nl" style:country-asian="NL" fo:hyphenate="false"/>
    </style:style>
    <style:style style:name="TekstopmerkingChar" style:display-name="Tekst opmerking Char" style:family="text" style:parent-style-name="Standaardalinea-lettertype">
      <style:text-properties style:font-name="Source Sans Pro" style:font-name-asian="Arial Unicode MS" style:font-name-complex="Calibri" fo:color="#434343"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Source Sans Pro" style:font-name-asian="Arial Unicode MS" style:font-name-complex="Calibri" fo:font-weight="bold" style:font-weight-asian="bold" style:font-weight-complex="bold" fo:color="#434343"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OperatorTok" style:display-name="Operator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CE5C00" fo:font-size="11pt" style:font-size-asian="11pt" style:font-size-complex="9pt" fo:background-color="#F8F8F8" fo:language="nl" fo:country="NL" style:language-asian="nl" style:country-asian="NL"/>
    </style:style>
    <style:style style:name="OtherTok" style:display-name="OtherTok" style:family="text" style:parent-style-name="Standaardalinea-lettertype">
      <style:text-properties style:font-name="Consolas" style:font-name-asian="Arial Unicode MS" style:font-name-complex="Calibri" fo:font-style="italic" style:font-style-asian="italic" style:font-style-complex="italic" fo:color="#8F5902" fo:font-size="11pt" style:font-size-asian="11pt" style:font-size-complex="9pt" fo:background-color="#F8F8F8" fo:language="nl" fo:country="NL" style:language-asian="nl" style:country-asian="NL"/>
    </style:style>
    <style:style style:name="paragraph" style:display-name="paragraph" style:family="paragraph" style:parent-style-name="Standaard">
      <style:paragraph-properties fo:margin-top="0.0694in" fo:margin-bottom="0.0694in"/>
      <style:text-properties style:font-name="Times New Roman" style:font-name-asian="Times New Roman" style:font-name-complex="Times New Roman" fo:font-size="12pt" style:font-size-asian="12pt" style:font-size-complex="12pt" fo:hyphenate="false"/>
    </style:style>
    <style:style style:name="PreprocessorTok" style:display-name="PreprocessorTok" style:family="text" style:parent-style-name="Standaardalinea-lettertype">
      <style:text-properties style:font-name="Consolas" style:font-name-asian="Arial Unicode MS" style:font-name-complex="Calibri" fo:font-style="normal" style:font-style-asian="normal" style:font-style-complex="italic" fo:color="#8F5902" fo:font-size="11pt" style:font-size-asian="11pt" style:font-size-complex="9pt" fo:background-color="#F8F8F8" fo:language="nl" fo:country="NL" style:language-asian="nl" style:country-asian="NL"/>
    </style:style>
    <style:style style:name="RegionMarkerTok" style:display-name="RegionMarker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SourceCode" style:display-name="Source Code" style:family="paragraph" style:parent-style-name="Standaard">
      <style:paragraph-properties style:line-break="normal" fo:background-color="#F8F8F8">
        <style:background-fill draw:fill="solid" draw:fill-color="#F8F8F8"/>
      </style:paragraph-properties>
      <style:text-properties fo:font-size="9pt" style:font-size-asian="9pt" style:font-size-complex="9pt" fo:hyphenate="false"/>
    </style:style>
    <style:style style:name="VerbatimChar" style:display-name="Verbatim Char" style:family="text" style:parent-style-name="BijschriftChar">
      <style:text-properties style:font-name="Source Sans Pro" style:font-name-asian="Arial Unicode MS" style:font-name-complex="Calibri" fo:font-style="normal" style:font-style-asian="normal" style:font-style-complex="normal" fo:color="#434343" fo:font-size="9pt" style:font-size-asian="9pt" style:font-size-complex="9pt" fo:background-color="#F8F8F8" style:language-asian="nl" style:country-asian="NL"/>
    </style:style>
    <style:style style:name="SpecialCharTok" style:display-name="SpecialCharTok" style:family="text" style:parent-style-name="VerbatimChar">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SpecialStringTok" style:display-name="Special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spellingerror" style:display-name="spellingerror" style:family="text" style:parent-style-name="Standaardalinea-lettertype"/>
    <style:style style:name="StringTok" style:display-name="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TableCaption" style:display-name="Table Caption" style:family="paragraph" style:parent-style-name="Bijschrift">
      <style:paragraph-properties fo:keep-with-next="always"/>
      <style:text-properties fo:hyphenate="false"/>
    </style:style>
    <style:style style:name="VariableTok" style:display-name="VariableTok" style:family="text" style:parent-style-name="VerbatimChar">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VerbatimStringTok" style:display-name="Verbatim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Vermelding" style:display-name="Vermelding" style:family="text" style:parent-style-name="Standaardalinea-lettertype">
      <style:text-properties fo:color="#2B579A" fo:background-color="#E1DFDD"/>
    </style:style>
    <style:style style:name="Verwijzingopmerking" style:display-name="Verwijzing opmerking" style:family="text" style:parent-style-name="Standaardalinea-lettertype">
      <style:text-properties fo:font-size="8pt" style:font-size-asian="8pt" style:font-size-complex="8pt"/>
    </style:style>
    <style:style style:name="Voetnootmarkering" style:display-name="Voetnootmarkering" style:family="text" style:parent-style-name="Standaardalinea-lettertype">
      <style:text-properties style:text-position="super 59%"/>
    </style:style>
    <style:style style:name="Voetnoottekst" style:display-name="Voetnoottekst" style:family="paragraph" style:parent-style-name="Standaard">
      <style:paragraph-properties fo:widows="2" fo:orphans="2" fo:border="0.0034in solid #FFFFFF" fo:padding="0.4305in" style:shadow="#000000 0.0034in 0.0034in" style:text-autospace="ideograph-alpha"/>
      <style:text-properties style:font-name="Source Sans Pro" style:font-name-asian="Arial Unicode MS" style:font-name-complex="Calibri" fo:color="#434343" fo:font-size="10pt" style:font-size-asian="10pt" style:font-size-complex="10pt" fo:language="nl" fo:country="NL" style:language-asian="nl" style:country-asian="NL" fo:hyphenate="false"/>
    </style:style>
    <style:style style:name="VoetnoottekstChar" style:display-name="Voetnoottekst Char" style:family="text" style:parent-style-name="Standaardalinea-lettertype">
      <style:text-properties style:font-name="Source Sans Pro" style:font-name-asian="Arial Unicode MS" style:font-name-complex="Calibri" fo:color="#434343" fo:font-size="10pt" style:font-size-asian="10pt" style:font-size-complex="10pt" style:language-asian="nl" style:country-asian="NL"/>
    </style:style>
    <style:style style:name="Voettekst" style:display-name="Voettekst" style:family="paragraph" style:parent-style-name="Standaard">
      <style:paragraph-properties fo:widows="2" fo:orphans="2" fo:border="0.0034in solid #FFFFFF" fo:padding="0.4305in" style:shadow="#000000 0.0034in 0.0034in" style:text-autospace="ideograph-alpha">
        <style:tab-stops>
          <style:tab-stop style:type="center" style:position="3.134in"/>
          <style:tab-stop style:type="right" style:position="6.268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VoettekstChar" style:display-name="Voettekst Char" style:family="text" style:parent-style-name="Standaardalinea-lettertype">
      <style:text-properties style:font-name="Source Sans Pro" style:font-name-asian="Arial Unicode MS" style:font-name-complex="Calibri" fo:color="#434343" style:language-asian="nl" style:country-asian="NL"/>
    </style:style>
    <style:style style:name="WarningTok" style:display-name="WarningTok" style:family="text" style:parent-style-name="VerbatimChar">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Citaat" style:display-name="Citaat" style:family="paragraph" style:parent-style-name="Standaard" style:next-style-name="Standaard">
      <style:paragraph-properties fo:widows="2" fo:orphans="2" fo:border="0.0034in solid #FFFFFF" fo:padding="0.4305in" style:shadow="#000000 0.0034in 0.0034in" style:text-autospace="ideograph-alpha" fo:text-align="center" fo:margin-top="0.1111in" fo:margin-bottom="0.1111in"/>
      <style:text-properties style:font-name="Source Sans Pro" style:font-name-asian="Arial Unicode MS" style:font-name-complex="Calibri" fo:font-style="italic" style:font-style-asian="italic" style:font-style-complex="italic" fo:color="#404040" fo:language="nl" fo:country="NL" style:language-asian="nl" style:country-asian="NL" fo:hyphenate="false"/>
    </style:style>
    <style:style style:name="CitaatChar" style:display-name="Citaat Char" style:family="text" style:parent-style-name="Standaardalinea-lettertype">
      <style:text-properties style:font-name="Source Sans Pro" style:font-name-complex="Calibri" fo:font-style="italic" style:font-style-asian="italic" style:font-style-complex="italic" fo:color="#404040" style:letter-kerning="false" style:language-asian="nl" style:country-asian="NL"/>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widows="2" fo:orphans="2" fo:border-top="0.0069in solid #0F4761" fo:border-left="0.0034in solid #FFFFFF" fo:border-bottom="0.0069in solid #0F4761" fo:border-right="0.0034in solid #FFFFFF" fo:padding-top="0.1388in" fo:padding-left="0.4305in" fo:padding-bottom="0.1388in" fo:padding-right="0.4305in" style:shadow="none" style:text-autospace="ideograph-alpha" fo:text-align="center" fo:margin-top="0.25in" fo:margin-bottom="0.25in" fo:margin-left="0.6in" fo:margin-right="0.6in">
        <style:tab-stops/>
      </style:paragraph-properties>
      <style:text-properties style:font-name="Source Sans Pro" style:font-name-asian="Arial Unicode MS" style:font-name-complex="Calibri" fo:font-style="italic" style:font-style-asian="italic" style:font-style-complex="italic" fo:color="#0F4761" fo:language="nl" fo:country="NL" style:language-asian="nl" style:country-asian="NL" fo:hyphenate="false"/>
    </style:style>
    <style:style style:name="DuidelijkcitaatChar" style:display-name="Duidelijk citaat Char" style:family="text" style:parent-style-name="Standaardalinea-lettertype">
      <style:text-properties style:font-name="Source Sans Pro" style:font-name-complex="Calibri" fo:font-style="italic" style:font-style-asian="italic" style:font-style-complex="italic" fo:color="#0F4761" style:letter-kerning="false" style:language-asian="nl" style:country-asian="NL"/>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TableParagraph" style:display-name="Table Paragraph" style:family="paragraph" style:parent-style-name="Standaard">
      <style:paragraph-properties fo:margin-top="0.0256in"/>
      <style:text-properties fo:hyphenate="false"/>
    </style:style>
    <style:style style:name="WW_CharLFO2LVL3" style:family="text">
      <style:text-properties fo:font-size="10pt" style:font-size-asian="10pt" style:font-size-complex="10pt"/>
    </style:style>
    <text:list-style style:name="LFO4" style:display-name="LFO4">
      <text:list-level-style-number text:level="1" style:num-suffix="." style:num-list-format-name="NLF1"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list-format-name="NLF1"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text:style-name="WW_CharLFO2LV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size="10pt" style:font-size-asian="10pt" style:font-size-complex="10pt"/>
    </style:style>
    <text:outline-style style:name="WW_OutlineListStyle_1">
      <text:outline-level-style text:level="1" style:num-suffix="." style:num-list-format-name="NLF2" style:num-format="1">
        <style:list-level-properties text:space-before="0in" text:min-label-width="0.1in" text:list-level-position-and-space-mode="label-alignment">
          <style:list-level-label-alignment text:label-followed-by="listtab" fo:margin-left="0.1in" fo:text-indent="-0.1in"/>
        </style:list-level-properties>
      </text:outline-level-style>
      <text:outline-level-style text:level="2" style:num-list-format-name="NLF2" style:num-format="1" text:display-levels="2">
        <style:list-level-properties text:space-before="0in" text:min-label-width="0.2666in" text:list-level-position-and-space-mode="label-alignment">
          <style:list-level-label-alignment text:label-followed-by="listtab" fo:margin-left="0.2666in" fo:text-indent="-0.2666in"/>
        </style:list-level-properties>
      </text:outline-level-style>
      <text:outline-level-style text:level="3" text:style-name="WW_CharOUTLINELV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 Gorissen</meta:initial-creator>
    <dc:creator>Pierre Gorissen</dc:creator>
    <meta:creation-date>2026-01-07T10:44:00Z</meta:creation-date>
    <dc:date>2026-01-07T10:56:00Z</dc:date>
    <meta:template xlink:href="Normal.dotm" xlink:type="simple"/>
    <meta:editing-cycles>2</meta:editing-cycles>
    <meta:editing-duration>PT600S</meta:editing-duration>
    <meta:document-statistic meta:page-count="3" meta:paragraph-count="16" meta:word-count="1291" meta:character-count="8377" meta:row-count="59" meta:non-whitespace-character-count="7102"/>
  </office:meta>
</office:document-meta>
</file>